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4.23cm"/>
    </style:style>
    <style:style style:name="co5" style:family="table-column">
      <style:table-column-properties fo:break-before="auto" style:column-width="3.549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5.073cm"/>
    </style:style>
    <style:style style:name="co9" style:family="table-column">
      <style:table-column-properties fo:break-before="auto" style:column-width="4.911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5.346cm"/>
    </style:style>
    <style:style style:name="co13" style:family="table-column">
      <style:table-column-properties fo:break-before="auto" style:column-width="5.182cm"/>
    </style:style>
    <style:style style:name="co14" style:family="table-column">
      <style:table-column-properties fo:break-before="auto" style:column-width="2.62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004cm"/>
    </style:style>
    <style:style style:name="co17" style:family="table-column">
      <style:table-column-properties fo:break-before="auto" style:column-width="5.209cm"/>
    </style:style>
    <style:style style:name="co18" style:family="table-column">
      <style:table-column-properties fo:break-before="auto" style:column-width="4.992cm"/>
    </style:style>
    <style:style style:name="co19" style:family="table-column">
      <style:table-column-properties fo:break-before="auto" style:column-width="4.611cm"/>
    </style:style>
    <style:style style:name="co20" style:family="table-column">
      <style:table-column-properties fo:break-before="auto" style:column-width="3.33cm"/>
    </style:style>
    <style:style style:name="co21" style:family="table-column">
      <style:table-column-properties fo:break-before="auto" style:column-width="4.42cm"/>
    </style:style>
    <style:style style:name="co22" style:family="table-column">
      <style:table-column-properties fo:break-before="auto" style:column-width="4.583cm"/>
    </style:style>
    <style:style style:name="co23" style:family="table-column">
      <style:table-column-properties fo:break-before="auto" style:column-width="4.692cm"/>
    </style:style>
    <style:style style:name="co24" style:family="table-column">
      <style:table-column-properties fo:break-before="auto" style:column-width="2.84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6.371cm"/>
    </style:style>
    <style:style style:name="co27" style:family="table-column">
      <style:table-column-properties fo:break-before="auto" style:column-width="7.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ources</text:p>
          </table:table-cell>
          <table:table-cell office:value-type="string" calcext:value-type="string">
            <text:p>accounts</text:p>
          </table:table-cell>
          <table:table-cell office:value-type="string" calcext:value-type="string">
            <text:p>singleValuedInboundMappings</text:p>
          </table:table-cell>
          <table:table-cell office:value-type="string" calcext:value-type="string">
            <text:p>multiValuedInboundMappings</text:p>
          </table:table-cell>
          <table:table-cell office:value-type="string" calcext:value-type="string">
            <text:p>attributeValues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singleValuedOutboundMappings</text:p>
          </table:table-cell>
          <table:table-cell office:value-type="string" calcext:value-type="string">
            <text:p>multiValuedOutboundMappings</text:p>
          </table:table-cell>
          <table:table-cell office:value-type="string" calcext:value-type="string">
            <text:p>businessRoles</text:p>
          </table:table-cell>
          <table:table-cell office:value-type="string" calcext:value-type="string">
            <text:p>technicalRoles</text:p>
          </table:table-cell>
          <table:table-cell office:value-type="string" calcext:value-type="string">
            <text:p>assignmentsMin</text:p>
          </table:table-cell>
          <table:table-cell office:value-type="string" calcext:value-type="string">
            <text:p>assignmentsMax</text:p>
          </table:table-cell>
          <table:table-cell office:value-type="string" calcext:value-type="string">
            <text:p>inducementsMin</text:p>
          </table:table-cell>
          <table:table-cell office:value-type="string" calcext:value-type="string">
            <text:p>inducementsMax</text:p>
          </table:table-cell>
          <table:table-cell office:value-type="string" calcext:value-type="string">
            <text:p>schemaSingleValuedProperties</text:p>
          </table:table-cell>
          <table:table-cell office:value-type="string" calcext:value-type="string">
            <text:p>schemaMultiValuedProperties</text:p>
          </table:table-cell>
          <table:table-cell office:value-type="string" calcext:value-type="string">
            <text:p>schemaIndexedPercentage</text:p>
          </table:table-cell>
          <table:table-cell office:value-type="string" calcext:value-type="string">
            <text:p>importTaskThreads</text:p>
          </table:table-cell>
          <table:table-cell office:value-type="string" calcext:value-type="string">
            <text:p>reconciliationTaskThreads</text:p>
          </table:table-cell>
          <table:table-cell office:value-type="string" calcext:value-type="string">
            <text:p>recomputationTaskThread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PerAccount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474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8297" calcext:value-type="float">
            <text:p>38297</text:p>
          </table:table-cell>
          <table:table-cell office:value-type="float" office:value="19.1485" calcext:value-type="float">
            <text:p>19.148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474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0490" calcext:value-type="float">
            <text:p>10490</text:p>
          </table:table-cell>
          <table:table-cell office:value-type="float" office:value="5.245" calcext:value-type="float">
            <text:p>5.24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474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9331" calcext:value-type="float">
            <text:p>9331</text:p>
          </table:table-cell>
          <table:table-cell office:value-type="float" office:value="4.6655" calcext:value-type="float">
            <text:p>4.665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49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65624" calcext:value-type="float">
            <text:p>65624</text:p>
          </table:table-cell>
          <table:table-cell office:value-type="float" office:value="32.812" calcext:value-type="float">
            <text:p>32.81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49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4388" calcext:value-type="float">
            <text:p>14388</text:p>
          </table:table-cell>
          <table:table-cell office:value-type="float" office:value="7.194" calcext:value-type="float">
            <text:p>7.19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49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3500" calcext:value-type="float">
            <text:p>13500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512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43685" calcext:value-type="float">
            <text:p>43685</text:p>
          </table:table-cell>
          <table:table-cell office:value-type="float" office:value="43.685" calcext:value-type="float">
            <text:p>43.68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512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5523" calcext:value-type="float">
            <text:p>15523</text:p>
          </table:table-cell>
          <table:table-cell office:value-type="float" office:value="15.523" calcext:value-type="float">
            <text:p>15.52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512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4998" calcext:value-type="float">
            <text:p>14998</text:p>
          </table:table-cell>
          <table:table-cell office:value-type="float" office:value="14.998" calcext:value-type="float">
            <text:p>14.99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54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82386" calcext:value-type="float">
            <text:p>82386</text:p>
          </table:table-cell>
          <table:table-cell office:value-type="float" office:value="82.386" calcext:value-type="float">
            <text:p>82.38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54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9308" calcext:value-type="float">
            <text:p>29308</text:p>
          </table:table-cell>
          <table:table-cell office:value-type="float" office:value="29.308" calcext:value-type="float">
            <text:p>29.30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54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30583" calcext:value-type="float">
            <text:p>30583</text:p>
          </table:table-cell>
          <table:table-cell office:value-type="float" office:value="30.583" calcext:value-type="float">
            <text:p>30.58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573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04898" calcext:value-type="float">
            <text:p>104898</text:p>
          </table:table-cell>
          <table:table-cell office:value-type="float" office:value="209.796" calcext:value-type="float">
            <text:p>209.79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573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2918" calcext:value-type="float">
            <text:p>32918</text:p>
          </table:table-cell>
          <table:table-cell office:value-type="float" office:value="65.836" calcext:value-type="float">
            <text:p>65.83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4573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34506" calcext:value-type="float">
            <text:p>34506</text:p>
          </table:table-cell>
          <table:table-cell office:value-type="float" office:value="69.012" calcext:value-type="float">
            <text:p>69.01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03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41093" calcext:value-type="float">
            <text:p>41093</text:p>
          </table:table-cell>
          <table:table-cell office:value-type="float" office:value="41.093" calcext:value-type="float">
            <text:p>41.09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03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28871" calcext:value-type="float">
            <text:p>28871</text:p>
          </table:table-cell>
          <table:table-cell office:value-type="float" office:value="28.871" calcext:value-type="float">
            <text:p>28.87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03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32326" calcext:value-type="float">
            <text:p>32326</text:p>
          </table:table-cell>
          <table:table-cell office:value-type="float" office:value="32.326" calcext:value-type="float">
            <text:p>32.32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03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39572" calcext:value-type="float">
            <text:p>39572</text:p>
          </table:table-cell>
          <table:table-cell office:value-type="float" office:value="39.572" calcext:value-type="float">
            <text:p>39.57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03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44560" calcext:value-type="float">
            <text:p>44560</text:p>
          </table:table-cell>
          <table:table-cell office:value-type="float" office:value="44.56" calcext:value-type="float">
            <text:p>44.5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03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1691" calcext:value-type="float">
            <text:p>21691</text:p>
          </table:table-cell>
          <table:table-cell office:value-type="float" office:value="21.691" calcext:value-type="float">
            <text:p>21.69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03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17027" calcext:value-type="float">
            <text:p>17027</text:p>
          </table:table-cell>
          <table:table-cell office:value-type="float" office:value="17.027" calcext:value-type="float">
            <text:p>17.02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03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17123" calcext:value-type="float">
            <text:p>17123</text:p>
          </table:table-cell>
          <table:table-cell office:value-type="float" office:value="17.123" calcext:value-type="float">
            <text:p>17.12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03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16798" calcext:value-type="float">
            <text:p>16798</text:p>
          </table:table-cell>
          <table:table-cell office:value-type="float" office:value="16.798" calcext:value-type="float">
            <text:p>16.79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03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16565" calcext:value-type="float">
            <text:p>16565</text:p>
          </table:table-cell>
          <table:table-cell office:value-type="float" office:value="16.565" calcext:value-type="float">
            <text:p>16.56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03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67448" calcext:value-type="float">
            <text:p>67448</text:p>
          </table:table-cell>
          <table:table-cell office:value-type="float" office:value="67.448" calcext:value-type="float">
            <text:p>67.44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4328" calcext:value-type="float">
            <text:p>24328</text:p>
          </table:table-cell>
          <table:table-cell office:value-type="float" office:value="48.656" calcext:value-type="float">
            <text:p>48.65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17071" calcext:value-type="float">
            <text:p>17071</text:p>
          </table:table-cell>
          <table:table-cell office:value-type="float" office:value="34.142" calcext:value-type="float">
            <text:p>34.14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17795" calcext:value-type="float">
            <text:p>17795</text:p>
          </table:table-cell>
          <table:table-cell office:value-type="float" office:value="35.59" calcext:value-type="float">
            <text:p>35.5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20149" calcext:value-type="float">
            <text:p>20149</text:p>
          </table:table-cell>
          <table:table-cell office:value-type="float" office:value="40.298" calcext:value-type="float">
            <text:p>40.29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23344" calcext:value-type="float">
            <text:p>23344</text:p>
          </table:table-cell>
          <table:table-cell office:value-type="float" office:value="46.688" calcext:value-type="float">
            <text:p>46.68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5</text:p>
          </table:table-cell>
          <table:table-cell office:value-type="float" office:value="28344" calcext:value-type="float">
            <text:p>28344</text:p>
          </table:table-cell>
          <table:table-cell office:value-type="float" office:value="56.688" calcext:value-type="float">
            <text:p>56.68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6</text:p>
          </table:table-cell>
          <table:table-cell office:value-type="float" office:value="30506" calcext:value-type="float">
            <text:p>30506</text:p>
          </table:table-cell>
          <table:table-cell office:value-type="float" office:value="61.012" calcext:value-type="float">
            <text:p>61.01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7</text:p>
          </table:table-cell>
          <table:table-cell office:value-type="float" office:value="35188" calcext:value-type="float">
            <text:p>35188</text:p>
          </table:table-cell>
          <table:table-cell office:value-type="float" office:value="70.376" calcext:value-type="float">
            <text:p>70.37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8</text:p>
          </table:table-cell>
          <table:table-cell office:value-type="float" office:value="40149" calcext:value-type="float">
            <text:p>40149</text:p>
          </table:table-cell>
          <table:table-cell office:value-type="float" office:value="80.298" calcext:value-type="float">
            <text:p>80.29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9</text:p>
          </table:table-cell>
          <table:table-cell office:value-type="float" office:value="43902" calcext:value-type="float">
            <text:p>43902</text:p>
          </table:table-cell>
          <table:table-cell office:value-type="float" office:value="87.804" calcext:value-type="float">
            <text:p>87.80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6669" calcext:value-type="float">
            <text:p>16669</text:p>
          </table:table-cell>
          <table:table-cell office:value-type="float" office:value="33.338" calcext:value-type="float">
            <text:p>33.33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14296" calcext:value-type="float">
            <text:p>14296</text:p>
          </table:table-cell>
          <table:table-cell office:value-type="float" office:value="28.592" calcext:value-type="float">
            <text:p>28.59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14333" calcext:value-type="float">
            <text:p>14333</text:p>
          </table:table-cell>
          <table:table-cell office:value-type="float" office:value="28.666" calcext:value-type="float">
            <text:p>28.66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14246" calcext:value-type="float">
            <text:p>14246</text:p>
          </table:table-cell>
          <table:table-cell office:value-type="float" office:value="28.492" calcext:value-type="float">
            <text:p>28.49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14096" calcext:value-type="float">
            <text:p>14096</text:p>
          </table:table-cell>
          <table:table-cell office:value-type="float" office:value="28.192" calcext:value-type="float">
            <text:p>28.19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5</text:p>
          </table:table-cell>
          <table:table-cell office:value-type="float" office:value="14479" calcext:value-type="float">
            <text:p>14479</text:p>
          </table:table-cell>
          <table:table-cell office:value-type="float" office:value="28.958" calcext:value-type="float">
            <text:p>28.95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6</text:p>
          </table:table-cell>
          <table:table-cell office:value-type="float" office:value="14045" calcext:value-type="float">
            <text:p>14045</text:p>
          </table:table-cell>
          <table:table-cell office:value-type="float" office:value="28.09" calcext:value-type="float">
            <text:p>28.0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7</text:p>
          </table:table-cell>
          <table:table-cell office:value-type="float" office:value="14228" calcext:value-type="float">
            <text:p>14228</text:p>
          </table:table-cell>
          <table:table-cell office:value-type="float" office:value="28.456" calcext:value-type="float">
            <text:p>28.45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8</text:p>
          </table:table-cell>
          <table:table-cell office:value-type="float" office:value="14063" calcext:value-type="float">
            <text:p>14063</text:p>
          </table:table-cell>
          <table:table-cell office:value-type="float" office:value="28.126" calcext:value-type="float">
            <text:p>28.12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9</text:p>
          </table:table-cell>
          <table:table-cell office:value-type="float" office:value="14032" calcext:value-type="float">
            <text:p>14032</text:p>
          </table:table-cell>
          <table:table-cell office:value-type="float" office:value="28.064" calcext:value-type="float">
            <text:p>28.06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13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00269" calcext:value-type="float">
            <text:p>100269</text:p>
          </table:table-cell>
          <table:table-cell office:value-type="float" office:value="200.538" calcext:value-type="float">
            <text:p>200.53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9343" calcext:value-type="float">
            <text:p>29343</text:p>
          </table:table-cell>
          <table:table-cell office:value-type="float" office:value="58.686" calcext:value-type="float">
            <text:p>58.68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20057" calcext:value-type="float">
            <text:p>20057</text:p>
          </table:table-cell>
          <table:table-cell office:value-type="float" office:value="40.114" calcext:value-type="float">
            <text:p>40.11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19492" calcext:value-type="float">
            <text:p>19492</text:p>
          </table:table-cell>
          <table:table-cell office:value-type="float" office:value="38.984" calcext:value-type="float">
            <text:p>38.98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20169" calcext:value-type="float">
            <text:p>20169</text:p>
          </table:table-cell>
          <table:table-cell office:value-type="float" office:value="40.338" calcext:value-type="float">
            <text:p>40.33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23471" calcext:value-type="float">
            <text:p>23471</text:p>
          </table:table-cell>
          <table:table-cell office:value-type="float" office:value="46.942" calcext:value-type="float">
            <text:p>46.94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5</text:p>
          </table:table-cell>
          <table:table-cell office:value-type="float" office:value="28642" calcext:value-type="float">
            <text:p>28642</text:p>
          </table:table-cell>
          <table:table-cell office:value-type="float" office:value="57.284" calcext:value-type="float">
            <text:p>57.28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6</text:p>
          </table:table-cell>
          <table:table-cell office:value-type="float" office:value="30858" calcext:value-type="float">
            <text:p>30858</text:p>
          </table:table-cell>
          <table:table-cell office:value-type="float" office:value="61.716" calcext:value-type="float">
            <text:p>61.71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7</text:p>
          </table:table-cell>
          <table:table-cell office:value-type="float" office:value="35189" calcext:value-type="float">
            <text:p>35189</text:p>
          </table:table-cell>
          <table:table-cell office:value-type="float" office:value="70.378" calcext:value-type="float">
            <text:p>70.37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8</text:p>
          </table:table-cell>
          <table:table-cell office:value-type="float" office:value="39935" calcext:value-type="float">
            <text:p>39935</text:p>
          </table:table-cell>
          <table:table-cell office:value-type="float" office:value="79.87" calcext:value-type="float">
            <text:p>79.8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9</text:p>
          </table:table-cell>
          <table:table-cell office:value-type="float" office:value="43850" calcext:value-type="float">
            <text:p>4385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0</text:p>
          </table:table-cell>
          <table:table-cell office:value-type="float" office:value="56585" calcext:value-type="float">
            <text:p>56585</text:p>
          </table:table-cell>
          <table:table-cell office:value-type="float" office:value="113.17" calcext:value-type="float">
            <text:p>113.1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1</text:p>
          </table:table-cell>
          <table:table-cell office:value-type="float" office:value="66431" calcext:value-type="float">
            <text:p>66431</text:p>
          </table:table-cell>
          <table:table-cell office:value-type="float" office:value="132.862" calcext:value-type="float">
            <text:p>132.86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2</text:p>
          </table:table-cell>
          <table:table-cell office:value-type="float" office:value="73750" calcext:value-type="float">
            <text:p>73750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3</text:p>
          </table:table-cell>
          <table:table-cell office:value-type="float" office:value="82972" calcext:value-type="float">
            <text:p>82972</text:p>
          </table:table-cell>
          <table:table-cell office:value-type="float" office:value="165.944" calcext:value-type="float">
            <text:p>165.94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4</text:p>
          </table:table-cell>
          <table:table-cell office:value-type="float" office:value="91247" calcext:value-type="float">
            <text:p>91247</text:p>
          </table:table-cell>
          <table:table-cell office:value-type="float" office:value="182.494" calcext:value-type="float">
            <text:p>182.49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5</text:p>
          </table:table-cell>
          <table:table-cell office:value-type="float" office:value="101388" calcext:value-type="float">
            <text:p>101388</text:p>
          </table:table-cell>
          <table:table-cell office:value-type="float" office:value="202.776" calcext:value-type="float">
            <text:p>202.77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6</text:p>
          </table:table-cell>
          <table:table-cell office:value-type="float" office:value="110571" calcext:value-type="float">
            <text:p>110571</text:p>
          </table:table-cell>
          <table:table-cell office:value-type="float" office:value="221.142" calcext:value-type="float">
            <text:p>221.14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7</text:p>
          </table:table-cell>
          <table:table-cell office:value-type="float" office:value="119815" calcext:value-type="float">
            <text:p>119815</text:p>
          </table:table-cell>
          <table:table-cell office:value-type="float" office:value="239.63" calcext:value-type="float">
            <text:p>239.6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8</text:p>
          </table:table-cell>
          <table:table-cell office:value-type="float" office:value="127626" calcext:value-type="float">
            <text:p>127626</text:p>
          </table:table-cell>
          <table:table-cell office:value-type="float" office:value="255.252" calcext:value-type="float">
            <text:p>255.25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9</text:p>
          </table:table-cell>
          <table:table-cell office:value-type="float" office:value="137577" calcext:value-type="float">
            <text:p>137577</text:p>
          </table:table-cell>
          <table:table-cell office:value-type="float" office:value="275.154" calcext:value-type="float">
            <text:p>275.15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5446" calcext:value-type="float">
            <text:p>35446</text:p>
          </table:table-cell>
          <table:table-cell office:value-type="float" office:value="70.892" calcext:value-type="float">
            <text:p>70.89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32400" calcext:value-type="float">
            <text:p>32400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30829" calcext:value-type="float">
            <text:p>30829</text:p>
          </table:table-cell>
          <table:table-cell office:value-type="float" office:value="61.658" calcext:value-type="float">
            <text:p>61.65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30047" calcext:value-type="float">
            <text:p>30047</text:p>
          </table:table-cell>
          <table:table-cell office:value-type="float" office:value="60.094" calcext:value-type="float">
            <text:p>60.09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30167" calcext:value-type="float">
            <text:p>30167</text:p>
          </table:table-cell>
          <table:table-cell office:value-type="float" office:value="60.334" calcext:value-type="float">
            <text:p>60.33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5</text:p>
          </table:table-cell>
          <table:table-cell office:value-type="float" office:value="29657" calcext:value-type="float">
            <text:p>29657</text:p>
          </table:table-cell>
          <table:table-cell office:value-type="float" office:value="59.314" calcext:value-type="float">
            <text:p>59.31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6</text:p>
          </table:table-cell>
          <table:table-cell office:value-type="float" office:value="30273" calcext:value-type="float">
            <text:p>30273</text:p>
          </table:table-cell>
          <table:table-cell office:value-type="float" office:value="60.546" calcext:value-type="float">
            <text:p>60.54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7</text:p>
          </table:table-cell>
          <table:table-cell office:value-type="float" office:value="29561" calcext:value-type="float">
            <text:p>29561</text:p>
          </table:table-cell>
          <table:table-cell office:value-type="float" office:value="59.122" calcext:value-type="float">
            <text:p>59.12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8</text:p>
          </table:table-cell>
          <table:table-cell office:value-type="float" office:value="30210" calcext:value-type="float">
            <text:p>30210</text:p>
          </table:table-cell>
          <table:table-cell office:value-type="float" office:value="60.42" calcext:value-type="float">
            <text:p>60.4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9</text:p>
          </table:table-cell>
          <table:table-cell office:value-type="float" office:value="29685" calcext:value-type="float">
            <text:p>29685</text:p>
          </table:table-cell>
          <table:table-cell office:value-type="float" office:value="59.37" calcext:value-type="float">
            <text:p>59.3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0</text:p>
          </table:table-cell>
          <table:table-cell office:value-type="float" office:value="30355" calcext:value-type="float">
            <text:p>30355</text:p>
          </table:table-cell>
          <table:table-cell office:value-type="float" office:value="60.71" calcext:value-type="float">
            <text:p>60.7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1</text:p>
          </table:table-cell>
          <table:table-cell office:value-type="float" office:value="29940" calcext:value-type="float">
            <text:p>29940</text:p>
          </table:table-cell>
          <table:table-cell office:value-type="float" office:value="59.88" calcext:value-type="float">
            <text:p>59.8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2</text:p>
          </table:table-cell>
          <table:table-cell office:value-type="float" office:value="30118" calcext:value-type="float">
            <text:p>30118</text:p>
          </table:table-cell>
          <table:table-cell office:value-type="float" office:value="60.236" calcext:value-type="float">
            <text:p>60.23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3</text:p>
          </table:table-cell>
          <table:table-cell office:value-type="float" office:value="29781" calcext:value-type="float">
            <text:p>29781</text:p>
          </table:table-cell>
          <table:table-cell office:value-type="float" office:value="59.562" calcext:value-type="float">
            <text:p>59.56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4</text:p>
          </table:table-cell>
          <table:table-cell office:value-type="float" office:value="30054" calcext:value-type="float">
            <text:p>30054</text:p>
          </table:table-cell>
          <table:table-cell office:value-type="float" office:value="60.108" calcext:value-type="float">
            <text:p>60.10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5</text:p>
          </table:table-cell>
          <table:table-cell office:value-type="float" office:value="30227" calcext:value-type="float">
            <text:p>30227</text:p>
          </table:table-cell>
          <table:table-cell office:value-type="float" office:value="60.454" calcext:value-type="float">
            <text:p>60.45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6</text:p>
          </table:table-cell>
          <table:table-cell office:value-type="float" office:value="30137" calcext:value-type="float">
            <text:p>30137</text:p>
          </table:table-cell>
          <table:table-cell office:value-type="float" office:value="60.274" calcext:value-type="float">
            <text:p>60.27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7</text:p>
          </table:table-cell>
          <table:table-cell office:value-type="float" office:value="30176" calcext:value-type="float">
            <text:p>30176</text:p>
          </table:table-cell>
          <table:table-cell office:value-type="float" office:value="60.352" calcext:value-type="float">
            <text:p>60.35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8</text:p>
          </table:table-cell>
          <table:table-cell office:value-type="float" office:value="29977" calcext:value-type="float">
            <text:p>29977</text:p>
          </table:table-cell>
          <table:table-cell office:value-type="float" office:value="59.954" calcext:value-type="float">
            <text:p>59.95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9</text:p>
          </table:table-cell>
          <table:table-cell office:value-type="float" office:value="30171" calcext:value-type="float">
            <text:p>30171</text:p>
          </table:table-cell>
          <table:table-cell office:value-type="float" office:value="60.342" calcext:value-type="float">
            <text:p>60.34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4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550282" calcext:value-type="float">
            <text:p>550282</text:p>
          </table:table-cell>
          <table:table-cell office:value-type="float" office:value="1100.564" calcext:value-type="float">
            <text:p>1100.56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74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1401" calcext:value-type="float">
            <text:p>111401</text:p>
          </table:table-cell>
          <table:table-cell office:value-type="float" office:value="111.401" calcext:value-type="float">
            <text:p>111.40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74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8151" calcext:value-type="float">
            <text:p>38151</text:p>
          </table:table-cell>
          <table:table-cell office:value-type="float" office:value="38.151" calcext:value-type="float">
            <text:p>38.15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5574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45914" calcext:value-type="float">
            <text:p>45914</text:p>
          </table:table-cell>
          <table:table-cell office:value-type="float" office:value="45.914" calcext:value-type="float">
            <text:p>45.91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011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1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04962" calcext:value-type="float">
            <text:p>104962</text:p>
          </table:table-cell>
          <table:table-cell office:value-type="float" office:value="209.924" calcext:value-type="float">
            <text:p>209.92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011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1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1330" calcext:value-type="float">
            <text:p>31330</text:p>
          </table:table-cell>
          <table:table-cell office:value-type="float" office:value="62.66" calcext:value-type="float">
            <text:p>62.6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011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1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40229" calcext:value-type="float">
            <text:p>40229</text:p>
          </table:table-cell>
          <table:table-cell office:value-type="float" office:value="80.458" calcext:value-type="float">
            <text:p>80.45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072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2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06826" calcext:value-type="float">
            <text:p>206826</text:p>
          </table:table-cell>
          <table:table-cell office:value-type="float" office:value="413.652" calcext:value-type="float">
            <text:p>413.65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072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2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52621" calcext:value-type="float">
            <text:p>52621</text:p>
          </table:table-cell>
          <table:table-cell office:value-type="float" office:value="105.242" calcext:value-type="float">
            <text:p>105.24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072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2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71240" calcext:value-type="float">
            <text:p>71240</text:p>
          </table:table-cell>
          <table:table-cell office:value-type="float" office:value="142.48" calcext:value-type="float">
            <text:p>142.4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120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5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30700" calcext:value-type="float">
            <text:p>130700</text:p>
          </table:table-cell>
          <table:table-cell office:value-type="float" office:value="130.7" calcext:value-type="float">
            <text:p>130.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120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5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41087" calcext:value-type="float">
            <text:p>41087</text:p>
          </table:table-cell>
          <table:table-cell office:value-type="float" office:value="41.087" calcext:value-type="float">
            <text:p>41.08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120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5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56345" calcext:value-type="float">
            <text:p>56345</text:p>
          </table:table-cell>
          <table:table-cell office:value-type="float" office:value="56.345" calcext:value-type="float">
            <text:p>56.34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152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79139" calcext:value-type="float">
            <text:p>79139</text:p>
          </table:table-cell>
          <table:table-cell office:value-type="float" office:value="158.278" calcext:value-type="float">
            <text:p>158.27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152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4219" calcext:value-type="float">
            <text:p>24219</text:p>
          </table:table-cell>
          <table:table-cell office:value-type="float" office:value="48.438" calcext:value-type="float">
            <text:p>48.43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152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34123" calcext:value-type="float">
            <text:p>34123</text:p>
          </table:table-cell>
          <table:table-cell office:value-type="float" office:value="68.246" calcext:value-type="float">
            <text:p>68.24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191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2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6408" calcext:value-type="float">
            <text:p>96408</text:p>
          </table:table-cell>
          <table:table-cell office:value-type="float" office:value="192.816" calcext:value-type="float">
            <text:p>192.81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191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2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7542" calcext:value-type="float">
            <text:p>27542</text:p>
          </table:table-cell>
          <table:table-cell office:value-type="float" office:value="55.084" calcext:value-type="float">
            <text:p>55.08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191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2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42732" calcext:value-type="float">
            <text:p>42732</text:p>
          </table:table-cell>
          <table:table-cell office:value-type="float" office:value="85.464" calcext:value-type="float">
            <text:p>85.46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295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29931" calcext:value-type="float">
            <text:p>329931</text:p>
          </table:table-cell>
          <table:table-cell office:value-type="float" office:value="659.862" calcext:value-type="float">
            <text:p>659.86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295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99361" calcext:value-type="float">
            <text:p>99361</text:p>
          </table:table-cell>
          <table:table-cell office:value-type="float" office:value="198.722" calcext:value-type="float">
            <text:p>198.72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33c4bd88dd2168747a4bf9068a887151889501c2</text:p>
          </table:table-cell>
          <table:table-cell office:value-type="string" calcext:value-type="string">
            <text:p>20210504-16295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55375" calcext:value-type="float">
            <text:p>155375</text:p>
          </table:table-cell>
          <table:table-cell office:value-type="float" office:value="310.75" calcext:value-type="float">
            <text:p>310.7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354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40260" calcext:value-type="float">
            <text:p>40260</text:p>
          </table:table-cell>
          <table:table-cell office:value-type="float" office:value="20.13" calcext:value-type="float">
            <text:p>20.1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354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2891" calcext:value-type="float">
            <text:p>12891</text:p>
          </table:table-cell>
          <table:table-cell office:value-type="float" office:value="6.4455" calcext:value-type="float">
            <text:p>6.445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354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9269" calcext:value-type="float">
            <text:p>9269</text:p>
          </table:table-cell>
          <table:table-cell office:value-type="float" office:value="4.6345" calcext:value-type="float">
            <text:p>4.634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37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60519" calcext:value-type="float">
            <text:p>60519</text:p>
          </table:table-cell>
          <table:table-cell office:value-type="float" office:value="30.2595" calcext:value-type="float">
            <text:p>30.259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37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1749" calcext:value-type="float">
            <text:p>31749</text:p>
          </table:table-cell>
          <table:table-cell office:value-type="float" office:value="15.8745" calcext:value-type="float">
            <text:p>15.874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37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22106" calcext:value-type="float">
            <text:p>22106</text:p>
          </table:table-cell>
          <table:table-cell office:value-type="float" office:value="11.053" calcext:value-type="float">
            <text:p>11.05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413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0431" calcext:value-type="float">
            <text:p>90431</text:p>
          </table:table-cell>
          <table:table-cell office:value-type="float" office:value="90.431" calcext:value-type="float">
            <text:p>90.43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413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60386" calcext:value-type="float">
            <text:p>60386</text:p>
          </table:table-cell>
          <table:table-cell office:value-type="float" office:value="60.386" calcext:value-type="float">
            <text:p>60.38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413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43517" calcext:value-type="float">
            <text:p>43517</text:p>
          </table:table-cell>
          <table:table-cell office:value-type="float" office:value="43.517" calcext:value-type="float">
            <text:p>43.51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482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73221" calcext:value-type="float">
            <text:p>173221</text:p>
          </table:table-cell>
          <table:table-cell office:value-type="float" office:value="173.221" calcext:value-type="float">
            <text:p>173.22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482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18206" calcext:value-type="float">
            <text:p>118206</text:p>
          </table:table-cell>
          <table:table-cell office:value-type="float" office:value="118.206" calcext:value-type="float">
            <text:p>118.20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482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87302" calcext:value-type="float">
            <text:p>87302</text:p>
          </table:table-cell>
          <table:table-cell office:value-type="float" office:value="87.302" calcext:value-type="float">
            <text:p>87.30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56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23315" calcext:value-type="float">
            <text:p>223315</text:p>
          </table:table-cell>
          <table:table-cell office:value-type="float" office:value="446.63" calcext:value-type="float">
            <text:p>446.6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56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19709" calcext:value-type="float">
            <text:p>119709</text:p>
          </table:table-cell>
          <table:table-cell office:value-type="float" office:value="239.418" calcext:value-type="float">
            <text:p>239.41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6560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91065" calcext:value-type="float">
            <text:p>91065</text:p>
          </table:table-cell>
          <table:table-cell office:value-type="float" office:value="182.13" calcext:value-type="float">
            <text:p>182.1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162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89234" calcext:value-type="float">
            <text:p>89234</text:p>
          </table:table-cell>
          <table:table-cell office:value-type="float" office:value="89.234" calcext:value-type="float">
            <text:p>89.23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162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85320" calcext:value-type="float">
            <text:p>85320</text:p>
          </table:table-cell>
          <table:table-cell office:value-type="float" office:value="85.32" calcext:value-type="float">
            <text:p>85.3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162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105226" calcext:value-type="float">
            <text:p>105226</text:p>
          </table:table-cell>
          <table:table-cell office:value-type="float" office:value="105.226" calcext:value-type="float">
            <text:p>105.22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162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126868" calcext:value-type="float">
            <text:p>126868</text:p>
          </table:table-cell>
          <table:table-cell office:value-type="float" office:value="126.868" calcext:value-type="float">
            <text:p>126.86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162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148798" calcext:value-type="float">
            <text:p>148798</text:p>
          </table:table-cell>
          <table:table-cell office:value-type="float" office:value="148.798" calcext:value-type="float">
            <text:p>148.79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162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93420" calcext:value-type="float">
            <text:p>93420</text:p>
          </table:table-cell>
          <table:table-cell office:value-type="float" office:value="93.42" calcext:value-type="float">
            <text:p>93.4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162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84091" calcext:value-type="float">
            <text:p>84091</text:p>
          </table:table-cell>
          <table:table-cell office:value-type="float" office:value="84.091" calcext:value-type="float">
            <text:p>84.09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162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83720" calcext:value-type="float">
            <text:p>83720</text:p>
          </table:table-cell>
          <table:table-cell office:value-type="float" office:value="83.72" calcext:value-type="float">
            <text:p>83.7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162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83757" calcext:value-type="float">
            <text:p>83757</text:p>
          </table:table-cell>
          <table:table-cell office:value-type="float" office:value="83.757" calcext:value-type="float">
            <text:p>83.75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162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83744" calcext:value-type="float">
            <text:p>83744</text:p>
          </table:table-cell>
          <table:table-cell office:value-type="float" office:value="83.744" calcext:value-type="float">
            <text:p>83.74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162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206438" calcext:value-type="float">
            <text:p>206438</text:p>
          </table:table-cell>
          <table:table-cell office:value-type="float" office:value="206.438" calcext:value-type="float">
            <text:p>206.43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49273" calcext:value-type="float">
            <text:p>49273</text:p>
          </table:table-cell>
          <table:table-cell office:value-type="float" office:value="98.546" calcext:value-type="float">
            <text:p>98.54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43940" calcext:value-type="float">
            <text:p>43940</text:p>
          </table:table-cell>
          <table:table-cell office:value-type="float" office:value="87.88" calcext:value-type="float">
            <text:p>87.8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53105" calcext:value-type="float">
            <text:p>53105</text:p>
          </table:table-cell>
          <table:table-cell office:value-type="float" office:value="106.21" calcext:value-type="float">
            <text:p>106.2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64932" calcext:value-type="float">
            <text:p>64932</text:p>
          </table:table-cell>
          <table:table-cell office:value-type="float" office:value="129.864" calcext:value-type="float">
            <text:p>129.86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75548" calcext:value-type="float">
            <text:p>75548</text:p>
          </table:table-cell>
          <table:table-cell office:value-type="float" office:value="151.096" calcext:value-type="float">
            <text:p>151.09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5</text:p>
          </table:table-cell>
          <table:table-cell office:value-type="float" office:value="86554" calcext:value-type="float">
            <text:p>86554</text:p>
          </table:table-cell>
          <table:table-cell office:value-type="float" office:value="173.108" calcext:value-type="float">
            <text:p>173.10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6</text:p>
          </table:table-cell>
          <table:table-cell office:value-type="float" office:value="97657" calcext:value-type="float">
            <text:p>97657</text:p>
          </table:table-cell>
          <table:table-cell office:value-type="float" office:value="195.314" calcext:value-type="float">
            <text:p>195.31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7</text:p>
          </table:table-cell>
          <table:table-cell office:value-type="float" office:value="109274" calcext:value-type="float">
            <text:p>109274</text:p>
          </table:table-cell>
          <table:table-cell office:value-type="float" office:value="218.548" calcext:value-type="float">
            <text:p>218.54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8</text:p>
          </table:table-cell>
          <table:table-cell office:value-type="float" office:value="120874" calcext:value-type="float">
            <text:p>120874</text:p>
          </table:table-cell>
          <table:table-cell office:value-type="float" office:value="241.748" calcext:value-type="float">
            <text:p>241.74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9</text:p>
          </table:table-cell>
          <table:table-cell office:value-type="float" office:value="132561" calcext:value-type="float">
            <text:p>132561</text:p>
          </table:table-cell>
          <table:table-cell office:value-type="float" office:value="265.122" calcext:value-type="float">
            <text:p>265.12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69455" calcext:value-type="float">
            <text:p>69455</text:p>
          </table:table-cell>
          <table:table-cell office:value-type="float" office:value="138.91" calcext:value-type="float">
            <text:p>138.9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64572" calcext:value-type="float">
            <text:p>64572</text:p>
          </table:table-cell>
          <table:table-cell office:value-type="float" office:value="129.144" calcext:value-type="float">
            <text:p>129.14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64738" calcext:value-type="float">
            <text:p>64738</text:p>
          </table:table-cell>
          <table:table-cell office:value-type="float" office:value="129.476" calcext:value-type="float">
            <text:p>129.47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64728" calcext:value-type="float">
            <text:p>64728</text:p>
          </table:table-cell>
          <table:table-cell office:value-type="float" office:value="129.456" calcext:value-type="float">
            <text:p>129.45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64838" calcext:value-type="float">
            <text:p>64838</text:p>
          </table:table-cell>
          <table:table-cell office:value-type="float" office:value="129.676" calcext:value-type="float">
            <text:p>129.67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5</text:p>
          </table:table-cell>
          <table:table-cell office:value-type="float" office:value="64945" calcext:value-type="float">
            <text:p>64945</text:p>
          </table:table-cell>
          <table:table-cell office:value-type="float" office:value="129.89" calcext:value-type="float">
            <text:p>129.8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6</text:p>
          </table:table-cell>
          <table:table-cell office:value-type="float" office:value="64794" calcext:value-type="float">
            <text:p>64794</text:p>
          </table:table-cell>
          <table:table-cell office:value-type="float" office:value="129.588" calcext:value-type="float">
            <text:p>129.58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7</text:p>
          </table:table-cell>
          <table:table-cell office:value-type="float" office:value="64821" calcext:value-type="float">
            <text:p>64821</text:p>
          </table:table-cell>
          <table:table-cell office:value-type="float" office:value="129.642" calcext:value-type="float">
            <text:p>129.64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8</text:p>
          </table:table-cell>
          <table:table-cell office:value-type="float" office:value="64956" calcext:value-type="float">
            <text:p>64956</text:p>
          </table:table-cell>
          <table:table-cell office:value-type="float" office:value="129.912" calcext:value-type="float">
            <text:p>129.91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9</text:p>
          </table:table-cell>
          <table:table-cell office:value-type="float" office:value="64756" calcext:value-type="float">
            <text:p>64756</text:p>
          </table:table-cell>
          <table:table-cell office:value-type="float" office:value="129.512" calcext:value-type="float">
            <text:p>129.51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745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238452" calcext:value-type="float">
            <text:p>238452</text:p>
          </table:table-cell>
          <table:table-cell office:value-type="float" office:value="476.904" calcext:value-type="float">
            <text:p>476.90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52622" calcext:value-type="float">
            <text:p>52622</text:p>
          </table:table-cell>
          <table:table-cell office:value-type="float" office:value="105.244" calcext:value-type="float">
            <text:p>105.24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47543" calcext:value-type="float">
            <text:p>47543</text:p>
          </table:table-cell>
          <table:table-cell office:value-type="float" office:value="95.086" calcext:value-type="float">
            <text:p>95.08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58022" calcext:value-type="float">
            <text:p>58022</text:p>
          </table:table-cell>
          <table:table-cell office:value-type="float" office:value="116.044" calcext:value-type="float">
            <text:p>116.04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65046" calcext:value-type="float">
            <text:p>65046</text:p>
          </table:table-cell>
          <table:table-cell office:value-type="float" office:value="130.092" calcext:value-type="float">
            <text:p>130.09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76693" calcext:value-type="float">
            <text:p>76693</text:p>
          </table:table-cell>
          <table:table-cell office:value-type="float" office:value="153.386" calcext:value-type="float">
            <text:p>153.38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5</text:p>
          </table:table-cell>
          <table:table-cell office:value-type="float" office:value="87537" calcext:value-type="float">
            <text:p>87537</text:p>
          </table:table-cell>
          <table:table-cell office:value-type="float" office:value="175.074" calcext:value-type="float">
            <text:p>175.07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6</text:p>
          </table:table-cell>
          <table:table-cell office:value-type="float" office:value="98780" calcext:value-type="float">
            <text:p>98780</text:p>
          </table:table-cell>
          <table:table-cell office:value-type="float" office:value="197.56" calcext:value-type="float">
            <text:p>197.5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7</text:p>
          </table:table-cell>
          <table:table-cell office:value-type="float" office:value="111181" calcext:value-type="float">
            <text:p>111181</text:p>
          </table:table-cell>
          <table:table-cell office:value-type="float" office:value="222.362" calcext:value-type="float">
            <text:p>222.36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8</text:p>
          </table:table-cell>
          <table:table-cell office:value-type="float" office:value="122750" calcext:value-type="float">
            <text:p>122750</text:p>
          </table:table-cell>
          <table:table-cell office:value-type="float" office:value="245.5" calcext:value-type="float">
            <text:p>245.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9</text:p>
          </table:table-cell>
          <table:table-cell office:value-type="float" office:value="136037" calcext:value-type="float">
            <text:p>136037</text:p>
          </table:table-cell>
          <table:table-cell office:value-type="float" office:value="272.074" calcext:value-type="float">
            <text:p>272.07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0</text:p>
          </table:table-cell>
          <table:table-cell office:value-type="float" office:value="149975" calcext:value-type="float">
            <text:p>149975</text:p>
          </table:table-cell>
          <table:table-cell office:value-type="float" office:value="299.95" calcext:value-type="float">
            <text:p>299.9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1</text:p>
          </table:table-cell>
          <table:table-cell office:value-type="float" office:value="163177" calcext:value-type="float">
            <text:p>163177</text:p>
          </table:table-cell>
          <table:table-cell office:value-type="float" office:value="326.354" calcext:value-type="float">
            <text:p>326.35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2</text:p>
          </table:table-cell>
          <table:table-cell office:value-type="float" office:value="176358" calcext:value-type="float">
            <text:p>176358</text:p>
          </table:table-cell>
          <table:table-cell office:value-type="float" office:value="352.716" calcext:value-type="float">
            <text:p>352.7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3</text:p>
          </table:table-cell>
          <table:table-cell office:value-type="float" office:value="193126" calcext:value-type="float">
            <text:p>193126</text:p>
          </table:table-cell>
          <table:table-cell office:value-type="float" office:value="386.252" calcext:value-type="float">
            <text:p>386.25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4</text:p>
          </table:table-cell>
          <table:table-cell office:value-type="float" office:value="208842" calcext:value-type="float">
            <text:p>208842</text:p>
          </table:table-cell>
          <table:table-cell office:value-type="float" office:value="417.684" calcext:value-type="float">
            <text:p>417.68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5</text:p>
          </table:table-cell>
          <table:table-cell office:value-type="float" office:value="244512" calcext:value-type="float">
            <text:p>244512</text:p>
          </table:table-cell>
          <table:table-cell office:value-type="float" office:value="489.024" calcext:value-type="float">
            <text:p>489.02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6</text:p>
          </table:table-cell>
          <table:table-cell office:value-type="float" office:value="260428" calcext:value-type="float">
            <text:p>260428</text:p>
          </table:table-cell>
          <table:table-cell office:value-type="float" office:value="520.856" calcext:value-type="float">
            <text:p>520.85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7</text:p>
          </table:table-cell>
          <table:table-cell office:value-type="float" office:value="273919" calcext:value-type="float">
            <text:p>273919</text:p>
          </table:table-cell>
          <table:table-cell office:value-type="float" office:value="547.838" calcext:value-type="float">
            <text:p>547.83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8</text:p>
          </table:table-cell>
          <table:table-cell office:value-type="float" office:value="293632" calcext:value-type="float">
            <text:p>293632</text:p>
          </table:table-cell>
          <table:table-cell office:value-type="float" office:value="587.264" calcext:value-type="float">
            <text:p>587.26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9</text:p>
          </table:table-cell>
          <table:table-cell office:value-type="float" office:value="306811" calcext:value-type="float">
            <text:p>306811</text:p>
          </table:table-cell>
          <table:table-cell office:value-type="float" office:value="613.622" calcext:value-type="float">
            <text:p>613.62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23012" calcext:value-type="float">
            <text:p>123012</text:p>
          </table:table-cell>
          <table:table-cell office:value-type="float" office:value="246.024" calcext:value-type="float">
            <text:p>246.02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116011" calcext:value-type="float">
            <text:p>116011</text:p>
          </table:table-cell>
          <table:table-cell office:value-type="float" office:value="232.022" calcext:value-type="float">
            <text:p>232.02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115619" calcext:value-type="float">
            <text:p>115619</text:p>
          </table:table-cell>
          <table:table-cell office:value-type="float" office:value="231.238" calcext:value-type="float">
            <text:p>231.23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113902" calcext:value-type="float">
            <text:p>113902</text:p>
          </table:table-cell>
          <table:table-cell office:value-type="float" office:value="227.804" calcext:value-type="float">
            <text:p>227.80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114218" calcext:value-type="float">
            <text:p>114218</text:p>
          </table:table-cell>
          <table:table-cell office:value-type="float" office:value="228.436" calcext:value-type="float">
            <text:p>228.43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5</text:p>
          </table:table-cell>
          <table:table-cell office:value-type="float" office:value="114724" calcext:value-type="float">
            <text:p>114724</text:p>
          </table:table-cell>
          <table:table-cell office:value-type="float" office:value="229.448" calcext:value-type="float">
            <text:p>229.44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6</text:p>
          </table:table-cell>
          <table:table-cell office:value-type="float" office:value="114492" calcext:value-type="float">
            <text:p>114492</text:p>
          </table:table-cell>
          <table:table-cell office:value-type="float" office:value="228.984" calcext:value-type="float">
            <text:p>228.98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7</text:p>
          </table:table-cell>
          <table:table-cell office:value-type="float" office:value="114127" calcext:value-type="float">
            <text:p>114127</text:p>
          </table:table-cell>
          <table:table-cell office:value-type="float" office:value="228.254" calcext:value-type="float">
            <text:p>228.25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8</text:p>
          </table:table-cell>
          <table:table-cell office:value-type="float" office:value="114650" calcext:value-type="float">
            <text:p>114650</text:p>
          </table:table-cell>
          <table:table-cell office:value-type="float" office:value="229.3" calcext:value-type="float">
            <text:p>229.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9</text:p>
          </table:table-cell>
          <table:table-cell office:value-type="float" office:value="114668" calcext:value-type="float">
            <text:p>114668</text:p>
          </table:table-cell>
          <table:table-cell office:value-type="float" office:value="229.336" calcext:value-type="float">
            <text:p>229.33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0</text:p>
          </table:table-cell>
          <table:table-cell office:value-type="float" office:value="113847" calcext:value-type="float">
            <text:p>113847</text:p>
          </table:table-cell>
          <table:table-cell office:value-type="float" office:value="227.694" calcext:value-type="float">
            <text:p>227.69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1</text:p>
          </table:table-cell>
          <table:table-cell office:value-type="float" office:value="113451" calcext:value-type="float">
            <text:p>113451</text:p>
          </table:table-cell>
          <table:table-cell office:value-type="float" office:value="226.902" calcext:value-type="float">
            <text:p>226.90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2</text:p>
          </table:table-cell>
          <table:table-cell office:value-type="float" office:value="114144" calcext:value-type="float">
            <text:p>114144</text:p>
          </table:table-cell>
          <table:table-cell office:value-type="float" office:value="228.288" calcext:value-type="float">
            <text:p>228.28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3</text:p>
          </table:table-cell>
          <table:table-cell office:value-type="float" office:value="114626" calcext:value-type="float">
            <text:p>114626</text:p>
          </table:table-cell>
          <table:table-cell office:value-type="float" office:value="229.252" calcext:value-type="float">
            <text:p>229.25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4</text:p>
          </table:table-cell>
          <table:table-cell office:value-type="float" office:value="113783" calcext:value-type="float">
            <text:p>113783</text:p>
          </table:table-cell>
          <table:table-cell office:value-type="float" office:value="227.566" calcext:value-type="float">
            <text:p>227.56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5</text:p>
          </table:table-cell>
          <table:table-cell office:value-type="float" office:value="114232" calcext:value-type="float">
            <text:p>114232</text:p>
          </table:table-cell>
          <table:table-cell office:value-type="float" office:value="228.464" calcext:value-type="float">
            <text:p>228.46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6</text:p>
          </table:table-cell>
          <table:table-cell office:value-type="float" office:value="114263" calcext:value-type="float">
            <text:p>114263</text:p>
          </table:table-cell>
          <table:table-cell office:value-type="float" office:value="228.526" calcext:value-type="float">
            <text:p>228.52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7</text:p>
          </table:table-cell>
          <table:table-cell office:value-type="float" office:value="114622" calcext:value-type="float">
            <text:p>114622</text:p>
          </table:table-cell>
          <table:table-cell office:value-type="float" office:value="229.244" calcext:value-type="float">
            <text:p>229.24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8</text:p>
          </table:table-cell>
          <table:table-cell office:value-type="float" office:value="113778" calcext:value-type="float">
            <text:p>113778</text:p>
          </table:table-cell>
          <table:table-cell office:value-type="float" office:value="227.556" calcext:value-type="float">
            <text:p>227.55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9</text:p>
          </table:table-cell>
          <table:table-cell office:value-type="float" office:value="114619" calcext:value-type="float">
            <text:p>114619</text:p>
          </table:table-cell>
          <table:table-cell office:value-type="float" office:value="229.238" calcext:value-type="float">
            <text:p>229.23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294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776106" calcext:value-type="float">
            <text:p>776106</text:p>
          </table:table-cell>
          <table:table-cell office:value-type="float" office:value="1552.212" calcext:value-type="float">
            <text:p>1552.21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370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27682" calcext:value-type="float">
            <text:p>227682</text:p>
          </table:table-cell>
          <table:table-cell office:value-type="float" office:value="227.682" calcext:value-type="float">
            <text:p>227.68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370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01925" calcext:value-type="float">
            <text:p>101925</text:p>
          </table:table-cell>
          <table:table-cell office:value-type="float" office:value="101.925" calcext:value-type="float">
            <text:p>101.92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370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86797" calcext:value-type="float">
            <text:p>86797</text:p>
          </table:table-cell>
          <table:table-cell office:value-type="float" office:value="86.797" calcext:value-type="float">
            <text:p>86.79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431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1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93244" calcext:value-type="float">
            <text:p>193244</text:p>
          </table:table-cell>
          <table:table-cell office:value-type="float" office:value="386.488" calcext:value-type="float">
            <text:p>386.48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431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1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73345" calcext:value-type="float">
            <text:p>73345</text:p>
          </table:table-cell>
          <table:table-cell office:value-type="float" office:value="146.69" calcext:value-type="float">
            <text:p>146.6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431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1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68811" calcext:value-type="float">
            <text:p>68811</text:p>
          </table:table-cell>
          <table:table-cell office:value-type="float" office:value="137.622" calcext:value-type="float">
            <text:p>137.62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540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2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66531" calcext:value-type="float">
            <text:p>366531</text:p>
          </table:table-cell>
          <table:table-cell office:value-type="float" office:value="733.062" calcext:value-type="float">
            <text:p>733.06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540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2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19058" calcext:value-type="float">
            <text:p>119058</text:p>
          </table:table-cell>
          <table:table-cell office:value-type="float" office:value="238.116" calcext:value-type="float">
            <text:p>238.1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19540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2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25485" calcext:value-type="float">
            <text:p>125485</text:p>
          </table:table-cell>
          <table:table-cell office:value-type="float" office:value="250.97" calcext:value-type="float">
            <text:p>250.9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025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5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61632" calcext:value-type="float">
            <text:p>261632</text:p>
          </table:table-cell>
          <table:table-cell office:value-type="float" office:value="261.632" calcext:value-type="float">
            <text:p>261.63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025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5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09639" calcext:value-type="float">
            <text:p>109639</text:p>
          </table:table-cell>
          <table:table-cell office:value-type="float" office:value="109.639" calcext:value-type="float">
            <text:p>109.63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025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5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00215" calcext:value-type="float">
            <text:p>100215</text:p>
          </table:table-cell>
          <table:table-cell office:value-type="float" office:value="100.215" calcext:value-type="float">
            <text:p>100.21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080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43575" calcext:value-type="float">
            <text:p>143575</text:p>
          </table:table-cell>
          <table:table-cell office:value-type="float" office:value="287.15" calcext:value-type="float">
            <text:p>287.1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080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56939" calcext:value-type="float">
            <text:p>56939</text:p>
          </table:table-cell>
          <table:table-cell office:value-type="float" office:value="113.878" calcext:value-type="float">
            <text:p>113.87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080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55937" calcext:value-type="float">
            <text:p>55937</text:p>
          </table:table-cell>
          <table:table-cell office:value-type="float" office:value="111.874" calcext:value-type="float">
            <text:p>111.87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140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2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68105" calcext:value-type="float">
            <text:p>168105</text:p>
          </table:table-cell>
          <table:table-cell office:value-type="float" office:value="336.21" calcext:value-type="float">
            <text:p>336.2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140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2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62895" calcext:value-type="float">
            <text:p>62895</text:p>
          </table:table-cell>
          <table:table-cell office:value-type="float" office:value="125.79" calcext:value-type="float">
            <text:p>125.7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140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2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65611" calcext:value-type="float">
            <text:p>65611</text:p>
          </table:table-cell>
          <table:table-cell office:value-type="float" office:value="131.222" calcext:value-type="float">
            <text:p>131.22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283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477726" calcext:value-type="float">
            <text:p>477726</text:p>
          </table:table-cell>
          <table:table-cell office:value-type="float" office:value="955.452" calcext:value-type="float">
            <text:p>955.45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283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50235" calcext:value-type="float">
            <text:p>150235</text:p>
          </table:table-cell>
          <table:table-cell office:value-type="float" office:value="300.47" calcext:value-type="float">
            <text:p>300.4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fe9ff5fb44a4d9513725bb036d102f9d0eb1e2ff</text:p>
          </table:table-cell>
          <table:table-cell office:value-type="string" calcext:value-type="string">
            <text:p>20210504-20283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85724" calcext:value-type="float">
            <text:p>185724</text:p>
          </table:table-cell>
          <table:table-cell office:value-type="float" office:value="371.448" calcext:value-type="float">
            <text:p>371.44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8544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8423" calcext:value-type="float">
            <text:p>38423</text:p>
          </table:table-cell>
          <table:table-cell office:value-type="float" office:value="19.2115" calcext:value-type="float">
            <text:p>19.211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8544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9891" calcext:value-type="float">
            <text:p>9891</text:p>
          </table:table-cell>
          <table:table-cell office:value-type="float" office:value="4.9455" calcext:value-type="float">
            <text:p>4.945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8544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9175" calcext:value-type="float">
            <text:p>9175</text:p>
          </table:table-cell>
          <table:table-cell office:value-type="float" office:value="4.5875" calcext:value-type="float">
            <text:p>4.587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8562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53942" calcext:value-type="float">
            <text:p>53942</text:p>
          </table:table-cell>
          <table:table-cell office:value-type="float" office:value="26.971" calcext:value-type="float">
            <text:p>26.97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8562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4007" calcext:value-type="float">
            <text:p>14007</text:p>
          </table:table-cell>
          <table:table-cell office:value-type="float" office:value="7.0035" calcext:value-type="float">
            <text:p>7.003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8562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m-0t-0m-0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3539" calcext:value-type="float">
            <text:p>13539</text:p>
          </table:table-cell>
          <table:table-cell office:value-type="float" office:value="6.7695" calcext:value-type="float">
            <text:p>6.769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8580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41460" calcext:value-type="float">
            <text:p>41460</text:p>
          </table:table-cell>
          <table:table-cell office:value-type="float" office:value="41.46" calcext:value-type="float">
            <text:p>41.4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8580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6102" calcext:value-type="float">
            <text:p>16102</text:p>
          </table:table-cell>
          <table:table-cell office:value-type="float" office:value="16.102" calcext:value-type="float">
            <text:p>16.10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8580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5324" calcext:value-type="float">
            <text:p>15324</text:p>
          </table:table-cell>
          <table:table-cell office:value-type="float" office:value="15.324" calcext:value-type="float">
            <text:p>15.32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004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74429" calcext:value-type="float">
            <text:p>74429</text:p>
          </table:table-cell>
          <table:table-cell office:value-type="float" office:value="74.429" calcext:value-type="float">
            <text:p>74.42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004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8591" calcext:value-type="float">
            <text:p>28591</text:p>
          </table:table-cell>
          <table:table-cell office:value-type="float" office:value="28.591" calcext:value-type="float">
            <text:p>28.59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004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29474" calcext:value-type="float">
            <text:p>29474</text:p>
          </table:table-cell>
          <table:table-cell office:value-type="float" office:value="29.474" calcext:value-type="float">
            <text:p>29.47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04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02644" calcext:value-type="float">
            <text:p>102644</text:p>
          </table:table-cell>
          <table:table-cell office:value-type="float" office:value="205.288" calcext:value-type="float">
            <text:p>205.28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04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4962" calcext:value-type="float">
            <text:p>34962</text:p>
          </table:table-cell>
          <table:table-cell office:value-type="float" office:value="69.924" calcext:value-type="float">
            <text:p>69.92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04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0m-0t-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37202" calcext:value-type="float">
            <text:p>37202</text:p>
          </table:table-cell>
          <table:table-cell office:value-type="float" office:value="74.404" calcext:value-type="float">
            <text:p>74.40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02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40173" calcext:value-type="float">
            <text:p>40173</text:p>
          </table:table-cell>
          <table:table-cell office:value-type="float" office:value="40.173" calcext:value-type="float">
            <text:p>40.17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02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29061" calcext:value-type="float">
            <text:p>29061</text:p>
          </table:table-cell>
          <table:table-cell office:value-type="float" office:value="29.061" calcext:value-type="float">
            <text:p>29.06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02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32222" calcext:value-type="float">
            <text:p>32222</text:p>
          </table:table-cell>
          <table:table-cell office:value-type="float" office:value="32.222" calcext:value-type="float">
            <text:p>32.22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02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39001" calcext:value-type="float">
            <text:p>39001</text:p>
          </table:table-cell>
          <table:table-cell office:value-type="float" office:value="39.001" calcext:value-type="float">
            <text:p>39.00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02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44632" calcext:value-type="float">
            <text:p>44632</text:p>
          </table:table-cell>
          <table:table-cell office:value-type="float" office:value="44.632" calcext:value-type="float">
            <text:p>44.63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02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1592" calcext:value-type="float">
            <text:p>21592</text:p>
          </table:table-cell>
          <table:table-cell office:value-type="float" office:value="21.592" calcext:value-type="float">
            <text:p>21.59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02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17551" calcext:value-type="float">
            <text:p>17551</text:p>
          </table:table-cell>
          <table:table-cell office:value-type="float" office:value="17.551" calcext:value-type="float">
            <text:p>17.55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02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17524" calcext:value-type="float">
            <text:p>17524</text:p>
          </table:table-cell>
          <table:table-cell office:value-type="float" office:value="17.524" calcext:value-type="float">
            <text:p>17.52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02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17084" calcext:value-type="float">
            <text:p>17084</text:p>
          </table:table-cell>
          <table:table-cell office:value-type="float" office:value="17.084" calcext:value-type="float">
            <text:p>17.08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02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17093" calcext:value-type="float">
            <text:p>17093</text:p>
          </table:table-cell>
          <table:table-cell office:value-type="float" office:value="17.093" calcext:value-type="float">
            <text:p>17.09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02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50m-0t-0m-0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68673" calcext:value-type="float">
            <text:p>68673</text:p>
          </table:table-cell>
          <table:table-cell office:value-type="float" office:value="68.673" calcext:value-type="float">
            <text:p>68.67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5405" calcext:value-type="float">
            <text:p>25405</text:p>
          </table:table-cell>
          <table:table-cell office:value-type="float" office:value="50.81" calcext:value-type="float">
            <text:p>50.8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17685" calcext:value-type="float">
            <text:p>17685</text:p>
          </table:table-cell>
          <table:table-cell office:value-type="float" office:value="35.37" calcext:value-type="float">
            <text:p>35.3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17701" calcext:value-type="float">
            <text:p>17701</text:p>
          </table:table-cell>
          <table:table-cell office:value-type="float" office:value="35.402" calcext:value-type="float">
            <text:p>35.40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20146" calcext:value-type="float">
            <text:p>20146</text:p>
          </table:table-cell>
          <table:table-cell office:value-type="float" office:value="40.292" calcext:value-type="float">
            <text:p>40.29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23234" calcext:value-type="float">
            <text:p>23234</text:p>
          </table:table-cell>
          <table:table-cell office:value-type="float" office:value="46.468" calcext:value-type="float">
            <text:p>46.46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5</text:p>
          </table:table-cell>
          <table:table-cell office:value-type="float" office:value="27823" calcext:value-type="float">
            <text:p>27823</text:p>
          </table:table-cell>
          <table:table-cell office:value-type="float" office:value="55.646" calcext:value-type="float">
            <text:p>55.64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6</text:p>
          </table:table-cell>
          <table:table-cell office:value-type="float" office:value="31152" calcext:value-type="float">
            <text:p>31152</text:p>
          </table:table-cell>
          <table:table-cell office:value-type="float" office:value="62.304" calcext:value-type="float">
            <text:p>62.30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7</text:p>
          </table:table-cell>
          <table:table-cell office:value-type="float" office:value="35801" calcext:value-type="float">
            <text:p>35801</text:p>
          </table:table-cell>
          <table:table-cell office:value-type="float" office:value="71.602" calcext:value-type="float">
            <text:p>71.60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8</text:p>
          </table:table-cell>
          <table:table-cell office:value-type="float" office:value="39940" calcext:value-type="float">
            <text:p>39940</text:p>
          </table:table-cell>
          <table:table-cell office:value-type="float" office:value="79.88" calcext:value-type="float">
            <text:p>79.8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9</text:p>
          </table:table-cell>
          <table:table-cell office:value-type="float" office:value="44977" calcext:value-type="float">
            <text:p>44977</text:p>
          </table:table-cell>
          <table:table-cell office:value-type="float" office:value="89.954" calcext:value-type="float">
            <text:p>89.95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6783" calcext:value-type="float">
            <text:p>16783</text:p>
          </table:table-cell>
          <table:table-cell office:value-type="float" office:value="33.566" calcext:value-type="float">
            <text:p>33.56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14640" calcext:value-type="float">
            <text:p>14640</text:p>
          </table:table-cell>
          <table:table-cell office:value-type="float" office:value="29.28" calcext:value-type="float">
            <text:p>29.2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14691" calcext:value-type="float">
            <text:p>14691</text:p>
          </table:table-cell>
          <table:table-cell office:value-type="float" office:value="29.382" calcext:value-type="float">
            <text:p>29.38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14645" calcext:value-type="float">
            <text:p>14645</text:p>
          </table:table-cell>
          <table:table-cell office:value-type="float" office:value="29.29" calcext:value-type="float">
            <text:p>29.2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14553" calcext:value-type="float">
            <text:p>14553</text:p>
          </table:table-cell>
          <table:table-cell office:value-type="float" office:value="29.106" calcext:value-type="float">
            <text:p>29.10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5</text:p>
          </table:table-cell>
          <table:table-cell office:value-type="float" office:value="14723" calcext:value-type="float">
            <text:p>14723</text:p>
          </table:table-cell>
          <table:table-cell office:value-type="float" office:value="29.446" calcext:value-type="float">
            <text:p>29.44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6</text:p>
          </table:table-cell>
          <table:table-cell office:value-type="float" office:value="14363" calcext:value-type="float">
            <text:p>14363</text:p>
          </table:table-cell>
          <table:table-cell office:value-type="float" office:value="28.726" calcext:value-type="float">
            <text:p>28.72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7</text:p>
          </table:table-cell>
          <table:table-cell office:value-type="float" office:value="14440" calcext:value-type="float">
            <text:p>14440</text:p>
          </table:table-cell>
          <table:table-cell office:value-type="float" office:value="28.88" calcext:value-type="float">
            <text:p>28.8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8</text:p>
          </table:table-cell>
          <table:table-cell office:value-type="float" office:value="14425" calcext:value-type="float">
            <text:p>14425</text:p>
          </table:table-cell>
          <table:table-cell office:value-type="float" office:value="28.85" calcext:value-type="float">
            <text:p>28.8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9</text:p>
          </table:table-cell>
          <table:table-cell office:value-type="float" office:value="14312" calcext:value-type="float">
            <text:p>14312</text:p>
          </table:table-cell>
          <table:table-cell office:value-type="float" office:value="28.624" calcext:value-type="float">
            <text:p>28.62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19195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50m-0t-0m-0a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02933" calcext:value-type="float">
            <text:p>102933</text:p>
          </table:table-cell>
          <table:table-cell office:value-type="float" office:value="205.866" calcext:value-type="float">
            <text:p>205.86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3932" calcext:value-type="float">
            <text:p>23932</text:p>
          </table:table-cell>
          <table:table-cell office:value-type="float" office:value="47.864" calcext:value-type="float">
            <text:p>47.86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16588" calcext:value-type="float">
            <text:p>16588</text:p>
          </table:table-cell>
          <table:table-cell office:value-type="float" office:value="33.176" calcext:value-type="float">
            <text:p>33.17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17448" calcext:value-type="float">
            <text:p>17448</text:p>
          </table:table-cell>
          <table:table-cell office:value-type="float" office:value="34.896" calcext:value-type="float">
            <text:p>34.89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22956" calcext:value-type="float">
            <text:p>22956</text:p>
          </table:table-cell>
          <table:table-cell office:value-type="float" office:value="45.912" calcext:value-type="float">
            <text:p>45.91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5</text:p>
          </table:table-cell>
          <table:table-cell office:value-type="float" office:value="27393" calcext:value-type="float">
            <text:p>27393</text:p>
          </table:table-cell>
          <table:table-cell office:value-type="float" office:value="54.786" calcext:value-type="float">
            <text:p>54.78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6</text:p>
          </table:table-cell>
          <table:table-cell office:value-type="float" office:value="30672" calcext:value-type="float">
            <text:p>30672</text:p>
          </table:table-cell>
          <table:table-cell office:value-type="float" office:value="61.344" calcext:value-type="float">
            <text:p>61.34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7</text:p>
          </table:table-cell>
          <table:table-cell office:value-type="float" office:value="35611" calcext:value-type="float">
            <text:p>35611</text:p>
          </table:table-cell>
          <table:table-cell office:value-type="float" office:value="71.222" calcext:value-type="float">
            <text:p>71.22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8</text:p>
          </table:table-cell>
          <table:table-cell office:value-type="float" office:value="40120" calcext:value-type="float">
            <text:p>40120</text:p>
          </table:table-cell>
          <table:table-cell office:value-type="float" office:value="80.24" calcext:value-type="float">
            <text:p>80.2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9</text:p>
          </table:table-cell>
          <table:table-cell office:value-type="float" office:value="44794" calcext:value-type="float">
            <text:p>44794</text:p>
          </table:table-cell>
          <table:table-cell office:value-type="float" office:value="89.588" calcext:value-type="float">
            <text:p>89.58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0</text:p>
          </table:table-cell>
          <table:table-cell office:value-type="float" office:value="51681" calcext:value-type="float">
            <text:p>51681</text:p>
          </table:table-cell>
          <table:table-cell office:value-type="float" office:value="103.362" calcext:value-type="float">
            <text:p>103.36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1</text:p>
          </table:table-cell>
          <table:table-cell office:value-type="float" office:value="56476" calcext:value-type="float">
            <text:p>56476</text:p>
          </table:table-cell>
          <table:table-cell office:value-type="float" office:value="112.952" calcext:value-type="float">
            <text:p>112.95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2</text:p>
          </table:table-cell>
          <table:table-cell office:value-type="float" office:value="65341" calcext:value-type="float">
            <text:p>65341</text:p>
          </table:table-cell>
          <table:table-cell office:value-type="float" office:value="130.682" calcext:value-type="float">
            <text:p>130.68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3</text:p>
          </table:table-cell>
          <table:table-cell office:value-type="float" office:value="82186" calcext:value-type="float">
            <text:p>82186</text:p>
          </table:table-cell>
          <table:table-cell office:value-type="float" office:value="164.372" calcext:value-type="float">
            <text:p>164.37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4</text:p>
          </table:table-cell>
          <table:table-cell office:value-type="float" office:value="93166" calcext:value-type="float">
            <text:p>93166</text:p>
          </table:table-cell>
          <table:table-cell office:value-type="float" office:value="186.332" calcext:value-type="float">
            <text:p>186.33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5</text:p>
          </table:table-cell>
          <table:table-cell office:value-type="float" office:value="103768" calcext:value-type="float">
            <text:p>103768</text:p>
          </table:table-cell>
          <table:table-cell office:value-type="float" office:value="207.536" calcext:value-type="float">
            <text:p>207.53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6</text:p>
          </table:table-cell>
          <table:table-cell office:value-type="float" office:value="112803" calcext:value-type="float">
            <text:p>112803</text:p>
          </table:table-cell>
          <table:table-cell office:value-type="float" office:value="225.606" calcext:value-type="float">
            <text:p>225.60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7</text:p>
          </table:table-cell>
          <table:table-cell office:value-type="float" office:value="121036" calcext:value-type="float">
            <text:p>121036</text:p>
          </table:table-cell>
          <table:table-cell office:value-type="float" office:value="242.072" calcext:value-type="float">
            <text:p>242.07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8</text:p>
          </table:table-cell>
          <table:table-cell office:value-type="float" office:value="131375" calcext:value-type="float">
            <text:p>131375</text:p>
          </table:table-cell>
          <table:table-cell office:value-type="float" office:value="262.75" calcext:value-type="float">
            <text:p>262.7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9</text:p>
          </table:table-cell>
          <table:table-cell office:value-type="float" office:value="141381" calcext:value-type="float">
            <text:p>141381</text:p>
          </table:table-cell>
          <table:table-cell office:value-type="float" office:value="282.762" calcext:value-type="float">
            <text:p>282.76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7068" calcext:value-type="float">
            <text:p>37068</text:p>
          </table:table-cell>
          <table:table-cell office:value-type="float" office:value="74.136" calcext:value-type="float">
            <text:p>74.13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33502" calcext:value-type="float">
            <text:p>33502</text:p>
          </table:table-cell>
          <table:table-cell office:value-type="float" office:value="67.004" calcext:value-type="float">
            <text:p>67.00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32627" calcext:value-type="float">
            <text:p>32627</text:p>
          </table:table-cell>
          <table:table-cell office:value-type="float" office:value="65.254" calcext:value-type="float">
            <text:p>65.25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30823" calcext:value-type="float">
            <text:p>30823</text:p>
          </table:table-cell>
          <table:table-cell office:value-type="float" office:value="61.646" calcext:value-type="float">
            <text:p>61.64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31564" calcext:value-type="float">
            <text:p>31564</text:p>
          </table:table-cell>
          <table:table-cell office:value-type="float" office:value="63.128" calcext:value-type="float">
            <text:p>63.12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5</text:p>
          </table:table-cell>
          <table:table-cell office:value-type="float" office:value="30843" calcext:value-type="float">
            <text:p>30843</text:p>
          </table:table-cell>
          <table:table-cell office:value-type="float" office:value="61.686" calcext:value-type="float">
            <text:p>61.68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6</text:p>
          </table:table-cell>
          <table:table-cell office:value-type="float" office:value="31283" calcext:value-type="float">
            <text:p>31283</text:p>
          </table:table-cell>
          <table:table-cell office:value-type="float" office:value="62.566" calcext:value-type="float">
            <text:p>62.56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7</text:p>
          </table:table-cell>
          <table:table-cell office:value-type="float" office:value="30729" calcext:value-type="float">
            <text:p>30729</text:p>
          </table:table-cell>
          <table:table-cell office:value-type="float" office:value="61.458" calcext:value-type="float">
            <text:p>61.45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8</text:p>
          </table:table-cell>
          <table:table-cell office:value-type="float" office:value="31523" calcext:value-type="float">
            <text:p>31523</text:p>
          </table:table-cell>
          <table:table-cell office:value-type="float" office:value="63.046" calcext:value-type="float">
            <text:p>63.04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9</text:p>
          </table:table-cell>
          <table:table-cell office:value-type="float" office:value="31007" calcext:value-type="float">
            <text:p>31007</text:p>
          </table:table-cell>
          <table:table-cell office:value-type="float" office:value="62.014" calcext:value-type="float">
            <text:p>62.01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0</text:p>
          </table:table-cell>
          <table:table-cell office:value-type="float" office:value="31204" calcext:value-type="float">
            <text:p>31204</text:p>
          </table:table-cell>
          <table:table-cell office:value-type="float" office:value="62.408" calcext:value-type="float">
            <text:p>62.40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1</text:p>
          </table:table-cell>
          <table:table-cell office:value-type="float" office:value="30847" calcext:value-type="float">
            <text:p>30847</text:p>
          </table:table-cell>
          <table:table-cell office:value-type="float" office:value="61.694" calcext:value-type="float">
            <text:p>61.69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2</text:p>
          </table:table-cell>
          <table:table-cell office:value-type="float" office:value="31346" calcext:value-type="float">
            <text:p>31346</text:p>
          </table:table-cell>
          <table:table-cell office:value-type="float" office:value="62.692" calcext:value-type="float">
            <text:p>62.69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3</text:p>
          </table:table-cell>
          <table:table-cell office:value-type="float" office:value="31184" calcext:value-type="float">
            <text:p>31184</text:p>
          </table:table-cell>
          <table:table-cell office:value-type="float" office:value="62.368" calcext:value-type="float">
            <text:p>62.36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4</text:p>
          </table:table-cell>
          <table:table-cell office:value-type="float" office:value="30973" calcext:value-type="float">
            <text:p>30973</text:p>
          </table:table-cell>
          <table:table-cell office:value-type="float" office:value="61.946" calcext:value-type="float">
            <text:p>61.94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5</text:p>
          </table:table-cell>
          <table:table-cell office:value-type="float" office:value="30978" calcext:value-type="float">
            <text:p>30978</text:p>
          </table:table-cell>
          <table:table-cell office:value-type="float" office:value="61.956" calcext:value-type="float">
            <text:p>61.95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6</text:p>
          </table:table-cell>
          <table:table-cell office:value-type="float" office:value="31151" calcext:value-type="float">
            <text:p>31151</text:p>
          </table:table-cell>
          <table:table-cell office:value-type="float" office:value="62.302" calcext:value-type="float">
            <text:p>62.30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7</text:p>
          </table:table-cell>
          <table:table-cell office:value-type="float" office:value="31630" calcext:value-type="float">
            <text:p>31630</text:p>
          </table:table-cell>
          <table:table-cell office:value-type="float" office:value="63.26" calcext:value-type="float">
            <text:p>63.2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8</text:p>
          </table:table-cell>
          <table:table-cell office:value-type="float" office:value="31336" calcext:value-type="float">
            <text:p>31336</text:p>
          </table:table-cell>
          <table:table-cell office:value-type="float" office:value="62.672" calcext:value-type="float">
            <text:p>62.67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9</text:p>
          </table:table-cell>
          <table:table-cell office:value-type="float" office:value="31314" calcext:value-type="float">
            <text:p>31314</text:p>
          </table:table-cell>
          <table:table-cell office:value-type="float" office:value="62.628" calcext:value-type="float">
            <text:p>62.62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1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50m-0t-0m-0a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565491" calcext:value-type="float">
            <text:p>565491</text:p>
          </table:table-cell>
          <table:table-cell office:value-type="float" office:value="1130.982" calcext:value-type="float">
            <text:p>1130.98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45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14378" calcext:value-type="float">
            <text:p>114378</text:p>
          </table:table-cell>
          <table:table-cell office:value-type="float" office:value="114.378" calcext:value-type="float">
            <text:p>114.37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45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7901" calcext:value-type="float">
            <text:p>37901</text:p>
          </table:table-cell>
          <table:table-cell office:value-type="float" office:value="37.901" calcext:value-type="float">
            <text:p>37.90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45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0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46535" calcext:value-type="float">
            <text:p>46535</text:p>
          </table:table-cell>
          <table:table-cell office:value-type="float" office:value="46.535" calcext:value-type="float">
            <text:p>46.53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82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1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06121" calcext:value-type="float">
            <text:p>106121</text:p>
          </table:table-cell>
          <table:table-cell office:value-type="float" office:value="212.242" calcext:value-type="float">
            <text:p>212.24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82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1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1362" calcext:value-type="float">
            <text:p>31362</text:p>
          </table:table-cell>
          <table:table-cell office:value-type="float" office:value="62.724" calcext:value-type="float">
            <text:p>62.72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082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1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39775" calcext:value-type="float">
            <text:p>39775</text:p>
          </table:table-cell>
          <table:table-cell office:value-type="float" office:value="79.55" calcext:value-type="float">
            <text:p>79.5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143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2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06871" calcext:value-type="float">
            <text:p>206871</text:p>
          </table:table-cell>
          <table:table-cell office:value-type="float" office:value="413.742" calcext:value-type="float">
            <text:p>413.74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143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2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52684" calcext:value-type="float">
            <text:p>52684</text:p>
          </table:table-cell>
          <table:table-cell office:value-type="float" office:value="105.368" calcext:value-type="float">
            <text:p>105.36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143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20t-50m-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70827" calcext:value-type="float">
            <text:p>70827</text:p>
          </table:table-cell>
          <table:table-cell office:value-type="float" office:value="141.654" calcext:value-type="float">
            <text:p>141.65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192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5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31766" calcext:value-type="float">
            <text:p>131766</text:p>
          </table:table-cell>
          <table:table-cell office:value-type="float" office:value="131.766" calcext:value-type="float">
            <text:p>131.76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192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5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40920" calcext:value-type="float">
            <text:p>40920</text:p>
          </table:table-cell>
          <table:table-cell office:value-type="float" office:value="40.92" calcext:value-type="float">
            <text:p>40.9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192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5a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55948" calcext:value-type="float">
            <text:p>55948</text:p>
          </table:table-cell>
          <table:table-cell office:value-type="float" office:value="55.948" calcext:value-type="float">
            <text:p>55.94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223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77684" calcext:value-type="float">
            <text:p>77684</text:p>
          </table:table-cell>
          <table:table-cell office:value-type="float" office:value="155.368" calcext:value-type="float">
            <text:p>155.36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223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3431" calcext:value-type="float">
            <text:p>23431</text:p>
          </table:table-cell>
          <table:table-cell office:value-type="float" office:value="46.862" calcext:value-type="float">
            <text:p>46.86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223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34015" calcext:value-type="float">
            <text:p>34015</text:p>
          </table:table-cell>
          <table:table-cell office:value-type="float" office:value="68.03" calcext:value-type="float">
            <text:p>68.0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261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2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4746" calcext:value-type="float">
            <text:p>94746</text:p>
          </table:table-cell>
          <table:table-cell office:value-type="float" office:value="189.492" calcext:value-type="float">
            <text:p>189.49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261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2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7497" calcext:value-type="float">
            <text:p>27497</text:p>
          </table:table-cell>
          <table:table-cell office:value-type="float" office:value="54.994" calcext:value-type="float">
            <text:p>54.99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261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2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42422" calcext:value-type="float">
            <text:p>42422</text:p>
          </table:table-cell>
          <table:table-cell office:value-type="float" office:value="84.844" calcext:value-type="float">
            <text:p>84.84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370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27888" calcext:value-type="float">
            <text:p>327888</text:p>
          </table:table-cell>
          <table:table-cell office:value-type="float" office:value="655.776" calcext:value-type="float">
            <text:p>655.77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370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98597" calcext:value-type="float">
            <text:p>98597</text:p>
          </table:table-cell>
          <table:table-cell office:value-type="float" office:value="197.194" calcext:value-type="float">
            <text:p>197.19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f586522edbeebb8fc4c6ea829bea9aa0f2015e40</text:p>
          </table:table-cell>
          <table:table-cell office:value-type="string" calcext:value-type="string">
            <text:p>20210505-20370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0m-5t-50m-100a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54834" calcext:value-type="float">
            <text:p>154834</text:p>
          </table:table-cell>
          <table:table-cell office:value-type="float" office:value="309.668" calcext:value-type="float">
            <text:p>309.668</text:p>
          </table:table-cell>
        </table:table-row>
      </table:table>
      <table:table table:name="Selected data" table:style-name="ta1">
        <table:shapes>
          <draw:frame draw:z-index="0" draw:style-name="gr1" draw:text-style-name="P1" svg:width="97.915cm" svg:height="28.235cm" svg:x="25.593cm" svg:y="1.169cm">
            <draw:object draw:notify-on-update-of-ranges="'Selected data'.C2:'Selected data'.C110 'Selected data'.D1:'Selected data'.D1 'Selected data'.D2:'Selected data'.D110 'Selected data'.E1:'Selected data'.E1 'Selected data'.E2:'Selected data'.E110 'Selected data'.F1:'Selected data'.F1 'Selected data'.F2:'Selected data'.F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number-columns-repeated="3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abel2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master</text:p>
          </table:table-cell>
        </table:table-row>
        <table:table-row table:style-name="ro1" table:visibility="filter">
          <table:table-cell office:value-type="string" calcext:value-type="string">
            <text:p>1s-1m-0t-0m-0a</text:p>
          </table:table-cell>
          <table:table-cell office:value-type="string" calcext:value-type="string">
            <text:p>initial-run-of-task-import-000</text:p>
          </table:table-cell>
          <table:table-cell table:formula="of:=COM.MICROSOFT.CONCAT([.A2];&quot;:&quot;;[.B2])" office:value-type="string" office:string-value="1s-1m-0t-0m-0a:initial-run-of-task-import-000" calcext:value-type="string">
            <text:p>1s-1m-0t-0m-0a:initial-run-of-task-import-000</text:p>
          </table:table-cell>
          <table:table-cell office:value-type="float" office:value="20.13" calcext:value-type="float">
            <text:p>20.13</text:p>
          </table:table-cell>
          <table:table-cell office:value-type="float" office:value="19.2115" calcext:value-type="float">
            <text:p>19.2115</text:p>
          </table:table-cell>
          <table:table-cell office:value-type="float" office:value="19.1485" calcext:value-type="float">
            <text:p>19.1485</text:p>
          </table:table-cell>
        </table:table-row>
        <table:table-row table:style-name="ro1" table:visibility="filter">
          <table:table-cell office:value-type="string" calcext:value-type="string">
            <text:p>1s-1m-0t-0m-0a</text:p>
          </table:table-cell>
          <table:table-cell office:value-type="string" calcext:value-type="string">
            <text:p>no-op-run-1-of-task-import-000</text:p>
          </table:table-cell>
          <table:table-cell table:formula="of:=COM.MICROSOFT.CONCAT([.A3];&quot;:&quot;;[.B3])" office:value-type="string" office:string-value="1s-1m-0t-0m-0a:no-op-run-1-of-task-import-000" calcext:value-type="string">
            <text:p>1s-1m-0t-0m-0a:no-op-run-1-of-task-import-000</text:p>
          </table:table-cell>
          <table:table-cell office:value-type="float" office:value="6.4455" calcext:value-type="float">
            <text:p>6.4455</text:p>
          </table:table-cell>
          <table:table-cell office:value-type="float" office:value="4.9455" calcext:value-type="float">
            <text:p>4.9455</text:p>
          </table:table-cell>
          <table:table-cell office:value-type="float" office:value="5.245" calcext:value-type="float">
            <text:p>5.245</text:p>
          </table:table-cell>
        </table:table-row>
        <table:table-row table:style-name="ro1">
          <table:table-cell office:value-type="string" calcext:value-type="string">
            <text:p>1s-1m-0t-0m-0a</text:p>
          </table:table-cell>
          <table:table-cell office:value-type="string" calcext:value-type="string">
            <text:p>task-recomputation</text:p>
          </table:table-cell>
          <table:table-cell table:formula="of:=COM.MICROSOFT.CONCAT([.A4];&quot;:&quot;;[.B4])" office:value-type="string" office:string-value="1s-1m-0t-0m-0a:task-recomputation" calcext:value-type="string">
            <text:p>1s-1m-0t-0m-0a:task-recomputation</text:p>
          </table:table-cell>
          <table:table-cell office:value-type="float" office:value="4.6345" calcext:value-type="float">
            <text:p>4.6345</text:p>
          </table:table-cell>
          <table:table-cell office:value-type="float" office:value="4.5875" calcext:value-type="float">
            <text:p>4.5875</text:p>
          </table:table-cell>
          <table:table-cell office:value-type="float" office:value="4.6655" calcext:value-type="float">
            <text:p>4.6655</text:p>
          </table:table-cell>
        </table:table-row>
        <table:table-row table:style-name="ro1" table:visibility="filter">
          <table:table-cell office:value-type="string" calcext:value-type="string">
            <text:p>1s-10m-0t-0m-0a</text:p>
          </table:table-cell>
          <table:table-cell office:value-type="string" calcext:value-type="string">
            <text:p>initial-run-of-task-import-000</text:p>
          </table:table-cell>
          <table:table-cell table:formula="of:=COM.MICROSOFT.CONCAT([.A5];&quot;:&quot;;[.B5])" office:value-type="string" office:string-value="1s-10m-0t-0m-0a:initial-run-of-task-import-000" calcext:value-type="string">
            <text:p>1s-10m-0t-0m-0a:initial-run-of-task-import-000</text:p>
          </table:table-cell>
          <table:table-cell office:value-type="float" office:value="30.2595" calcext:value-type="float">
            <text:p>30.2595</text:p>
          </table:table-cell>
          <table:table-cell office:value-type="float" office:value="26.971" calcext:value-type="float">
            <text:p>26.971</text:p>
          </table:table-cell>
          <table:table-cell office:value-type="float" office:value="32.812" calcext:value-type="float">
            <text:p>32.812</text:p>
          </table:table-cell>
        </table:table-row>
        <table:table-row table:style-name="ro1" table:visibility="filter">
          <table:table-cell office:value-type="string" calcext:value-type="string">
            <text:p>1s-10m-0t-0m-0a</text:p>
          </table:table-cell>
          <table:table-cell office:value-type="string" calcext:value-type="string">
            <text:p>no-op-run-1-of-task-import-000</text:p>
          </table:table-cell>
          <table:table-cell table:formula="of:=COM.MICROSOFT.CONCAT([.A6];&quot;:&quot;;[.B6])" office:value-type="string" office:string-value="1s-10m-0t-0m-0a:no-op-run-1-of-task-import-000" calcext:value-type="string">
            <text:p>1s-10m-0t-0m-0a:no-op-run-1-of-task-import-000</text:p>
          </table:table-cell>
          <table:table-cell office:value-type="float" office:value="15.8745" calcext:value-type="float">
            <text:p>15.8745</text:p>
          </table:table-cell>
          <table:table-cell office:value-type="float" office:value="7.0035" calcext:value-type="float">
            <text:p>7.0035</text:p>
          </table:table-cell>
          <table:table-cell office:value-type="float" office:value="7.194" calcext:value-type="float">
            <text:p>7.194</text:p>
          </table:table-cell>
        </table:table-row>
        <table:table-row table:style-name="ro1">
          <table:table-cell office:value-type="string" calcext:value-type="string">
            <text:p>1s-10m-0t-0m-0a</text:p>
          </table:table-cell>
          <table:table-cell office:value-type="string" calcext:value-type="string">
            <text:p>task-recomputation</text:p>
          </table:table-cell>
          <table:table-cell table:formula="of:=COM.MICROSOFT.CONCAT([.A7];&quot;:&quot;;[.B7])" office:value-type="string" office:string-value="1s-10m-0t-0m-0a:task-recomputation" calcext:value-type="string">
            <text:p>1s-10m-0t-0m-0a:task-recomputation</text:p>
          </table:table-cell>
          <table:table-cell office:value-type="float" office:value="11.053" calcext:value-type="float">
            <text:p>11.053</text:p>
          </table:table-cell>
          <table:table-cell office:value-type="float" office:value="6.7695" calcext:value-type="float">
            <text:p>6.7695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 table:visibility="filter">
          <table:table-cell office:value-type="string" calcext:value-type="string">
            <text:p>1s-50m-0t-0m-0a</text:p>
          </table:table-cell>
          <table:table-cell office:value-type="string" calcext:value-type="string">
            <text:p>initial-run-of-task-import-000</text:p>
          </table:table-cell>
          <table:table-cell table:formula="of:=COM.MICROSOFT.CONCAT([.A8];&quot;:&quot;;[.B8])" office:value-type="string" office:string-value="1s-50m-0t-0m-0a:initial-run-of-task-import-000" calcext:value-type="string">
            <text:p>1s-50m-0t-0m-0a:initial-run-of-task-import-000</text:p>
          </table:table-cell>
          <table:table-cell office:value-type="float" office:value="90.431" calcext:value-type="float">
            <text:p>90.431</text:p>
          </table:table-cell>
          <table:table-cell office:value-type="float" office:value="41.46" calcext:value-type="float">
            <text:p>41.46</text:p>
          </table:table-cell>
          <table:table-cell office:value-type="float" office:value="43.685" calcext:value-type="float">
            <text:p>43.685</text:p>
          </table:table-cell>
        </table:table-row>
        <table:table-row table:style-name="ro1" table:visibility="filter">
          <table:table-cell office:value-type="string" calcext:value-type="string">
            <text:p>1s-50m-0t-0m-0a</text:p>
          </table:table-cell>
          <table:table-cell office:value-type="string" calcext:value-type="string">
            <text:p>no-op-run-1-of-task-import-000</text:p>
          </table:table-cell>
          <table:table-cell table:formula="of:=COM.MICROSOFT.CONCAT([.A9];&quot;:&quot;;[.B9])" office:value-type="string" office:string-value="1s-50m-0t-0m-0a:no-op-run-1-of-task-import-000" calcext:value-type="string">
            <text:p>1s-50m-0t-0m-0a:no-op-run-1-of-task-import-000</text:p>
          </table:table-cell>
          <table:table-cell office:value-type="float" office:value="60.386" calcext:value-type="float">
            <text:p>60.386</text:p>
          </table:table-cell>
          <table:table-cell office:value-type="float" office:value="16.102" calcext:value-type="float">
            <text:p>16.102</text:p>
          </table:table-cell>
          <table:table-cell office:value-type="float" office:value="15.523" calcext:value-type="float">
            <text:p>15.523</text:p>
          </table:table-cell>
        </table:table-row>
        <table:table-row table:style-name="ro1">
          <table:table-cell office:value-type="string" calcext:value-type="string">
            <text:p>1s-50m-0t-0m-0a</text:p>
          </table:table-cell>
          <table:table-cell office:value-type="string" calcext:value-type="string">
            <text:p>task-recomputation</text:p>
          </table:table-cell>
          <table:table-cell table:formula="of:=COM.MICROSOFT.CONCAT([.A10];&quot;:&quot;;[.B10])" office:value-type="string" office:string-value="1s-50m-0t-0m-0a:task-recomputation" calcext:value-type="string">
            <text:p>1s-50m-0t-0m-0a:task-recomputation</text:p>
          </table:table-cell>
          <table:table-cell office:value-type="float" office:value="43.517" calcext:value-type="float">
            <text:p>43.517</text:p>
          </table:table-cell>
          <table:table-cell office:value-type="float" office:value="15.324" calcext:value-type="float">
            <text:p>15.324</text:p>
          </table:table-cell>
          <table:table-cell office:value-type="float" office:value="14.998" calcext:value-type="float">
            <text:p>14.998</text:p>
          </table:table-cell>
        </table:table-row>
        <table:table-row table:style-name="ro1" table:visibility="filter">
          <table:table-cell office:value-type="string" calcext:value-type="string">
            <text:p>1s-100m-0t-0m-0a</text:p>
          </table:table-cell>
          <table:table-cell office:value-type="string" calcext:value-type="string">
            <text:p>initial-run-of-task-import-000</text:p>
          </table:table-cell>
          <table:table-cell table:formula="of:=COM.MICROSOFT.CONCAT([.A11];&quot;:&quot;;[.B11])" office:value-type="string" office:string-value="1s-100m-0t-0m-0a:initial-run-of-task-import-000" calcext:value-type="string">
            <text:p>1s-100m-0t-0m-0a:initial-run-of-task-import-000</text:p>
          </table:table-cell>
          <table:table-cell office:value-type="float" office:value="173.221" calcext:value-type="float">
            <text:p>173.221</text:p>
          </table:table-cell>
          <table:table-cell office:value-type="float" office:value="74.429" calcext:value-type="float">
            <text:p>74.429</text:p>
          </table:table-cell>
          <table:table-cell office:value-type="float" office:value="82.386" calcext:value-type="float">
            <text:p>82.386</text:p>
          </table:table-cell>
        </table:table-row>
        <table:table-row table:style-name="ro1" table:visibility="filter">
          <table:table-cell office:value-type="string" calcext:value-type="string">
            <text:p>1s-100m-0t-0m-0a</text:p>
          </table:table-cell>
          <table:table-cell office:value-type="string" calcext:value-type="string">
            <text:p>no-op-run-1-of-task-import-000</text:p>
          </table:table-cell>
          <table:table-cell table:formula="of:=COM.MICROSOFT.CONCAT([.A12];&quot;:&quot;;[.B12])" office:value-type="string" office:string-value="1s-100m-0t-0m-0a:no-op-run-1-of-task-import-000" calcext:value-type="string">
            <text:p>1s-100m-0t-0m-0a:no-op-run-1-of-task-import-000</text:p>
          </table:table-cell>
          <table:table-cell office:value-type="float" office:value="118.206" calcext:value-type="float">
            <text:p>118.206</text:p>
          </table:table-cell>
          <table:table-cell office:value-type="float" office:value="28.591" calcext:value-type="float">
            <text:p>28.591</text:p>
          </table:table-cell>
          <table:table-cell office:value-type="float" office:value="29.308" calcext:value-type="float">
            <text:p>29.308</text:p>
          </table:table-cell>
        </table:table-row>
        <table:table-row table:style-name="ro1">
          <table:table-cell office:value-type="string" calcext:value-type="string">
            <text:p>1s-100m-0t-0m-0a</text:p>
          </table:table-cell>
          <table:table-cell office:value-type="string" calcext:value-type="string">
            <text:p>task-recomputation</text:p>
          </table:table-cell>
          <table:table-cell table:formula="of:=COM.MICROSOFT.CONCAT([.A13];&quot;:&quot;;[.B13])" office:value-type="string" office:string-value="1s-100m-0t-0m-0a:task-recomputation" calcext:value-type="string">
            <text:p>1s-100m-0t-0m-0a:task-recomputation</text:p>
          </table:table-cell>
          <table:table-cell office:value-type="float" office:value="87.302" calcext:value-type="float">
            <text:p>87.302</text:p>
          </table:table-cell>
          <table:table-cell office:value-type="float" office:value="29.474" calcext:value-type="float">
            <text:p>29.474</text:p>
          </table:table-cell>
          <table:table-cell office:value-type="float" office:value="30.583" calcext:value-type="float">
            <text:p>30.583</text:p>
          </table:table-cell>
        </table:table-row>
        <table:table-row table:style-name="ro1" table:visibility="filter">
          <table:table-cell office:value-type="string" calcext:value-type="string">
            <text:p>1s-200m-0t-0m-0a</text:p>
          </table:table-cell>
          <table:table-cell office:value-type="string" calcext:value-type="string">
            <text:p>initial-run-of-task-import-000</text:p>
          </table:table-cell>
          <table:table-cell table:formula="of:=COM.MICROSOFT.CONCAT([.A14];&quot;:&quot;;[.B14])" office:value-type="string" office:string-value="1s-200m-0t-0m-0a:initial-run-of-task-import-000" calcext:value-type="string">
            <text:p>1s-200m-0t-0m-0a:initial-run-of-task-import-000</text:p>
          </table:table-cell>
          <table:table-cell office:value-type="float" office:value="446.63" calcext:value-type="float">
            <text:p>446.63</text:p>
          </table:table-cell>
          <table:table-cell office:value-type="float" office:value="205.288" calcext:value-type="float">
            <text:p>205.288</text:p>
          </table:table-cell>
          <table:table-cell office:value-type="float" office:value="209.796" calcext:value-type="float">
            <text:p>209.796</text:p>
          </table:table-cell>
        </table:table-row>
        <table:table-row table:style-name="ro1" table:visibility="filter">
          <table:table-cell office:value-type="string" calcext:value-type="string">
            <text:p>1s-200m-0t-0m-0a</text:p>
          </table:table-cell>
          <table:table-cell office:value-type="string" calcext:value-type="string">
            <text:p>no-op-run-1-of-task-import-000</text:p>
          </table:table-cell>
          <table:table-cell table:formula="of:=COM.MICROSOFT.CONCAT([.A15];&quot;:&quot;;[.B15])" office:value-type="string" office:string-value="1s-200m-0t-0m-0a:no-op-run-1-of-task-import-000" calcext:value-type="string">
            <text:p>1s-200m-0t-0m-0a:no-op-run-1-of-task-import-000</text:p>
          </table:table-cell>
          <table:table-cell office:value-type="float" office:value="239.418" calcext:value-type="float">
            <text:p>239.418</text:p>
          </table:table-cell>
          <table:table-cell office:value-type="float" office:value="69.924" calcext:value-type="float">
            <text:p>69.924</text:p>
          </table:table-cell>
          <table:table-cell office:value-type="float" office:value="65.836" calcext:value-type="float">
            <text:p>65.836</text:p>
          </table:table-cell>
        </table:table-row>
        <table:table-row table:style-name="ro1">
          <table:table-cell office:value-type="string" calcext:value-type="string">
            <text:p>1s-200m-0t-0m-0a</text:p>
          </table:table-cell>
          <table:table-cell office:value-type="string" calcext:value-type="string">
            <text:p>task-recomputation</text:p>
          </table:table-cell>
          <table:table-cell table:formula="of:=COM.MICROSOFT.CONCAT([.A16];&quot;:&quot;;[.B16])" office:value-type="string" office:string-value="1s-200m-0t-0m-0a:task-recomputation" calcext:value-type="string">
            <text:p>1s-200m-0t-0m-0a:task-recomputation</text:p>
          </table:table-cell>
          <table:table-cell office:value-type="float" office:value="182.13" calcext:value-type="float">
            <text:p>182.13</text:p>
          </table:table-cell>
          <table:table-cell office:value-type="float" office:value="74.404" calcext:value-type="float">
            <text:p>74.404</text:p>
          </table:table-cell>
          <table:table-cell office:value-type="float" office:value="69.012" calcext:value-type="float">
            <text:p>69.012</text:p>
          </table:table-cell>
        </table:table-row>
        <table:table-row table:style-name="ro1" table:visibility="filter">
          <table:table-cell office:value-type="string" calcext:value-type="string">
            <text:p>5s-50m-0t-0m-0a</text:p>
          </table:table-cell>
          <table:table-cell office:value-type="string" calcext:value-type="string">
            <text:p>initial-run-of-task-import-000</text:p>
          </table:table-cell>
          <table:table-cell table:formula="of:=COM.MICROSOFT.CONCAT([.A17];&quot;:&quot;;[.B17])" office:value-type="string" office:string-value="5s-50m-0t-0m-0a:initial-run-of-task-import-000" calcext:value-type="string">
            <text:p>5s-50m-0t-0m-0a:initial-run-of-task-import-000</text:p>
          </table:table-cell>
          <table:table-cell office:value-type="float" office:value="89.234" calcext:value-type="float">
            <text:p>89.234</text:p>
          </table:table-cell>
          <table:table-cell office:value-type="float" office:value="40.173" calcext:value-type="float">
            <text:p>40.173</text:p>
          </table:table-cell>
          <table:table-cell office:value-type="float" office:value="41.093" calcext:value-type="float">
            <text:p>41.093</text:p>
          </table:table-cell>
        </table:table-row>
        <table:table-row table:style-name="ro1" table:visibility="filter">
          <table:table-cell office:value-type="string" calcext:value-type="string">
            <text:p>5s-50m-0t-0m-0a</text:p>
          </table:table-cell>
          <table:table-cell office:value-type="string" calcext:value-type="string">
            <text:p>initial-run-of-task-import-001</text:p>
          </table:table-cell>
          <table:table-cell table:formula="of:=COM.MICROSOFT.CONCAT([.A18];&quot;:&quot;;[.B18])" office:value-type="string" office:string-value="5s-50m-0t-0m-0a:initial-run-of-task-import-001" calcext:value-type="string">
            <text:p>5s-50m-0t-0m-0a:initial-run-of-task-import-001</text:p>
          </table:table-cell>
          <table:table-cell office:value-type="float" office:value="85.32" calcext:value-type="float">
            <text:p>85.32</text:p>
          </table:table-cell>
          <table:table-cell office:value-type="float" office:value="29.061" calcext:value-type="float">
            <text:p>29.061</text:p>
          </table:table-cell>
          <table:table-cell office:value-type="float" office:value="28.871" calcext:value-type="float">
            <text:p>28.871</text:p>
          </table:table-cell>
        </table:table-row>
        <table:table-row table:style-name="ro1" table:visibility="filter">
          <table:table-cell office:value-type="string" calcext:value-type="string">
            <text:p>5s-50m-0t-0m-0a</text:p>
          </table:table-cell>
          <table:table-cell office:value-type="string" calcext:value-type="string">
            <text:p>initial-run-of-task-import-002</text:p>
          </table:table-cell>
          <table:table-cell table:formula="of:=COM.MICROSOFT.CONCAT([.A19];&quot;:&quot;;[.B19])" office:value-type="string" office:string-value="5s-50m-0t-0m-0a:initial-run-of-task-import-002" calcext:value-type="string">
            <text:p>5s-50m-0t-0m-0a:initial-run-of-task-import-002</text:p>
          </table:table-cell>
          <table:table-cell office:value-type="float" office:value="105.226" calcext:value-type="float">
            <text:p>105.226</text:p>
          </table:table-cell>
          <table:table-cell office:value-type="float" office:value="32.222" calcext:value-type="float">
            <text:p>32.222</text:p>
          </table:table-cell>
          <table:table-cell office:value-type="float" office:value="32.326" calcext:value-type="float">
            <text:p>32.326</text:p>
          </table:table-cell>
        </table:table-row>
        <table:table-row table:style-name="ro1" table:visibility="filter">
          <table:table-cell office:value-type="string" calcext:value-type="string">
            <text:p>5s-50m-0t-0m-0a</text:p>
          </table:table-cell>
          <table:table-cell office:value-type="string" calcext:value-type="string">
            <text:p>initial-run-of-task-import-003</text:p>
          </table:table-cell>
          <table:table-cell table:formula="of:=COM.MICROSOFT.CONCAT([.A20];&quot;:&quot;;[.B20])" office:value-type="string" office:string-value="5s-50m-0t-0m-0a:initial-run-of-task-import-003" calcext:value-type="string">
            <text:p>5s-50m-0t-0m-0a:initial-run-of-task-import-003</text:p>
          </table:table-cell>
          <table:table-cell office:value-type="float" office:value="126.868" calcext:value-type="float">
            <text:p>126.868</text:p>
          </table:table-cell>
          <table:table-cell office:value-type="float" office:value="39.001" calcext:value-type="float">
            <text:p>39.001</text:p>
          </table:table-cell>
          <table:table-cell office:value-type="float" office:value="39.572" calcext:value-type="float">
            <text:p>39.572</text:p>
          </table:table-cell>
        </table:table-row>
        <table:table-row table:style-name="ro1" table:visibility="filter">
          <table:table-cell office:value-type="string" calcext:value-type="string">
            <text:p>5s-50m-0t-0m-0a</text:p>
          </table:table-cell>
          <table:table-cell office:value-type="string" calcext:value-type="string">
            <text:p>initial-run-of-task-import-004</text:p>
          </table:table-cell>
          <table:table-cell table:formula="of:=COM.MICROSOFT.CONCAT([.A21];&quot;:&quot;;[.B21])" office:value-type="string" office:string-value="5s-50m-0t-0m-0a:initial-run-of-task-import-004" calcext:value-type="string">
            <text:p>5s-50m-0t-0m-0a:initial-run-of-task-import-004</text:p>
          </table:table-cell>
          <table:table-cell office:value-type="float" office:value="148.798" calcext:value-type="float">
            <text:p>148.798</text:p>
          </table:table-cell>
          <table:table-cell office:value-type="float" office:value="44.632" calcext:value-type="float">
            <text:p>44.632</text:p>
          </table:table-cell>
          <table:table-cell office:value-type="float" office:value="44.56" calcext:value-type="float">
            <text:p>44.56</text:p>
          </table:table-cell>
        </table:table-row>
        <table:table-row table:style-name="ro1" table:visibility="filter">
          <table:table-cell office:value-type="string" calcext:value-type="string">
            <text:p>5s-50m-0t-0m-0a</text:p>
          </table:table-cell>
          <table:table-cell office:value-type="string" calcext:value-type="string">
            <text:p>no-op-run-1-of-task-import-000</text:p>
          </table:table-cell>
          <table:table-cell table:formula="of:=COM.MICROSOFT.CONCAT([.A22];&quot;:&quot;;[.B22])" office:value-type="string" office:string-value="5s-50m-0t-0m-0a:no-op-run-1-of-task-import-000" calcext:value-type="string">
            <text:p>5s-50m-0t-0m-0a:no-op-run-1-of-task-import-000</text:p>
          </table:table-cell>
          <table:table-cell office:value-type="float" office:value="93.42" calcext:value-type="float">
            <text:p>93.42</text:p>
          </table:table-cell>
          <table:table-cell office:value-type="float" office:value="21.592" calcext:value-type="float">
            <text:p>21.592</text:p>
          </table:table-cell>
          <table:table-cell office:value-type="float" office:value="21.691" calcext:value-type="float">
            <text:p>21.691</text:p>
          </table:table-cell>
        </table:table-row>
        <table:table-row table:style-name="ro1" table:visibility="filter">
          <table:table-cell office:value-type="string" calcext:value-type="string">
            <text:p>5s-50m-0t-0m-0a</text:p>
          </table:table-cell>
          <table:table-cell office:value-type="string" calcext:value-type="string">
            <text:p>no-op-run-1-of-task-import-001</text:p>
          </table:table-cell>
          <table:table-cell table:formula="of:=COM.MICROSOFT.CONCAT([.A23];&quot;:&quot;;[.B23])" office:value-type="string" office:string-value="5s-50m-0t-0m-0a:no-op-run-1-of-task-import-001" calcext:value-type="string">
            <text:p>5s-50m-0t-0m-0a:no-op-run-1-of-task-import-001</text:p>
          </table:table-cell>
          <table:table-cell office:value-type="float" office:value="84.091" calcext:value-type="float">
            <text:p>84.091</text:p>
          </table:table-cell>
          <table:table-cell office:value-type="float" office:value="17.551" calcext:value-type="float">
            <text:p>17.551</text:p>
          </table:table-cell>
          <table:table-cell office:value-type="float" office:value="17.027" calcext:value-type="float">
            <text:p>17.027</text:p>
          </table:table-cell>
        </table:table-row>
        <table:table-row table:style-name="ro1" table:visibility="filter">
          <table:table-cell office:value-type="string" calcext:value-type="string">
            <text:p>5s-50m-0t-0m-0a</text:p>
          </table:table-cell>
          <table:table-cell office:value-type="string" calcext:value-type="string">
            <text:p>no-op-run-1-of-task-import-002</text:p>
          </table:table-cell>
          <table:table-cell table:formula="of:=COM.MICROSOFT.CONCAT([.A24];&quot;:&quot;;[.B24])" office:value-type="string" office:string-value="5s-50m-0t-0m-0a:no-op-run-1-of-task-import-002" calcext:value-type="string">
            <text:p>5s-50m-0t-0m-0a:no-op-run-1-of-task-import-002</text:p>
          </table:table-cell>
          <table:table-cell office:value-type="float" office:value="83.72" calcext:value-type="float">
            <text:p>83.72</text:p>
          </table:table-cell>
          <table:table-cell office:value-type="float" office:value="17.524" calcext:value-type="float">
            <text:p>17.524</text:p>
          </table:table-cell>
          <table:table-cell office:value-type="float" office:value="17.123" calcext:value-type="float">
            <text:p>17.123</text:p>
          </table:table-cell>
        </table:table-row>
        <table:table-row table:style-name="ro1" table:visibility="filter">
          <table:table-cell office:value-type="string" calcext:value-type="string">
            <text:p>5s-50m-0t-0m-0a</text:p>
          </table:table-cell>
          <table:table-cell office:value-type="string" calcext:value-type="string">
            <text:p>no-op-run-1-of-task-import-003</text:p>
          </table:table-cell>
          <table:table-cell table:formula="of:=COM.MICROSOFT.CONCAT([.A25];&quot;:&quot;;[.B25])" office:value-type="string" office:string-value="5s-50m-0t-0m-0a:no-op-run-1-of-task-import-003" calcext:value-type="string">
            <text:p>5s-50m-0t-0m-0a:no-op-run-1-of-task-import-003</text:p>
          </table:table-cell>
          <table:table-cell office:value-type="float" office:value="83.757" calcext:value-type="float">
            <text:p>83.757</text:p>
          </table:table-cell>
          <table:table-cell office:value-type="float" office:value="17.084" calcext:value-type="float">
            <text:p>17.084</text:p>
          </table:table-cell>
          <table:table-cell office:value-type="float" office:value="16.798" calcext:value-type="float">
            <text:p>16.798</text:p>
          </table:table-cell>
        </table:table-row>
        <table:table-row table:style-name="ro1" table:visibility="filter">
          <table:table-cell office:value-type="string" calcext:value-type="string">
            <text:p>5s-50m-0t-0m-0a</text:p>
          </table:table-cell>
          <table:table-cell office:value-type="string" calcext:value-type="string">
            <text:p>no-op-run-1-of-task-import-004</text:p>
          </table:table-cell>
          <table:table-cell table:formula="of:=COM.MICROSOFT.CONCAT([.A26];&quot;:&quot;;[.B26])" office:value-type="string" office:string-value="5s-50m-0t-0m-0a:no-op-run-1-of-task-import-004" calcext:value-type="string">
            <text:p>5s-50m-0t-0m-0a:no-op-run-1-of-task-import-004</text:p>
          </table:table-cell>
          <table:table-cell office:value-type="float" office:value="83.744" calcext:value-type="float">
            <text:p>83.744</text:p>
          </table:table-cell>
          <table:table-cell office:value-type="float" office:value="17.093" calcext:value-type="float">
            <text:p>17.093</text:p>
          </table:table-cell>
          <table:table-cell office:value-type="float" office:value="16.565" calcext:value-type="float">
            <text:p>16.565</text:p>
          </table:table-cell>
        </table:table-row>
        <table:table-row table:style-name="ro1">
          <table:table-cell office:value-type="string" calcext:value-type="string">
            <text:p>5s-50m-0t-0m-0a</text:p>
          </table:table-cell>
          <table:table-cell office:value-type="string" calcext:value-type="string">
            <text:p>task-recomputation</text:p>
          </table:table-cell>
          <table:table-cell table:formula="of:=COM.MICROSOFT.CONCAT([.A27];&quot;:&quot;;[.B27])" office:value-type="string" office:string-value="5s-50m-0t-0m-0a:task-recomputation" calcext:value-type="string">
            <text:p>5s-50m-0t-0m-0a:task-recomputation</text:p>
          </table:table-cell>
          <table:table-cell office:value-type="float" office:value="206.438" calcext:value-type="float">
            <text:p>206.438</text:p>
          </table:table-cell>
          <table:table-cell office:value-type="float" office:value="68.673" calcext:value-type="float">
            <text:p>68.673</text:p>
          </table:table-cell>
          <table:table-cell office:value-type="float" office:value="67.448" calcext:value-type="float">
            <text:p>67.448</text:p>
          </table:table-cell>
        </table:table-row>
        <table:table-row table:style-name="ro1" table:visibility="filter">
          <table:table-cell office:value-type="string" calcext:value-type="string">
            <text:p>10s-50m-0t-0m-0a</text:p>
          </table:table-cell>
          <table:table-cell office:value-type="string" calcext:value-type="string">
            <text:p>initial-run-of-task-import-000</text:p>
          </table:table-cell>
          <table:table-cell table:formula="of:=COM.MICROSOFT.CONCAT([.A28];&quot;:&quot;;[.B28])" office:value-type="string" office:string-value="10s-50m-0t-0m-0a:initial-run-of-task-import-000" calcext:value-type="string">
            <text:p>10s-50m-0t-0m-0a:initial-run-of-task-import-000</text:p>
          </table:table-cell>
          <table:table-cell office:value-type="float" office:value="98.546" calcext:value-type="float">
            <text:p>98.546</text:p>
          </table:table-cell>
          <table:table-cell office:value-type="float" office:value="50.81" calcext:value-type="float">
            <text:p>50.81</text:p>
          </table:table-cell>
          <table:table-cell office:value-type="float" office:value="48.656" calcext:value-type="float">
            <text:p>48.656</text:p>
          </table:table-cell>
        </table:table-row>
        <table:table-row table:style-name="ro1" table:visibility="filter">
          <table:table-cell office:value-type="string" calcext:value-type="string">
            <text:p>10s-50m-0t-0m-0a</text:p>
          </table:table-cell>
          <table:table-cell office:value-type="string" calcext:value-type="string">
            <text:p>initial-run-of-task-import-001</text:p>
          </table:table-cell>
          <table:table-cell table:formula="of:=COM.MICROSOFT.CONCAT([.A29];&quot;:&quot;;[.B29])" office:value-type="string" office:string-value="10s-50m-0t-0m-0a:initial-run-of-task-import-001" calcext:value-type="string">
            <text:p>10s-50m-0t-0m-0a:initial-run-of-task-import-001</text:p>
          </table:table-cell>
          <table:table-cell office:value-type="float" office:value="87.88" calcext:value-type="float">
            <text:p>87.88</text:p>
          </table:table-cell>
          <table:table-cell office:value-type="float" office:value="35.37" calcext:value-type="float">
            <text:p>35.37</text:p>
          </table:table-cell>
          <table:table-cell office:value-type="float" office:value="34.142" calcext:value-type="float">
            <text:p>34.142</text:p>
          </table:table-cell>
        </table:table-row>
        <table:table-row table:style-name="ro1" table:visibility="filter">
          <table:table-cell office:value-type="string" calcext:value-type="string">
            <text:p>10s-50m-0t-0m-0a</text:p>
          </table:table-cell>
          <table:table-cell office:value-type="string" calcext:value-type="string">
            <text:p>initial-run-of-task-import-002</text:p>
          </table:table-cell>
          <table:table-cell table:formula="of:=COM.MICROSOFT.CONCAT([.A30];&quot;:&quot;;[.B30])" office:value-type="string" office:string-value="10s-50m-0t-0m-0a:initial-run-of-task-import-002" calcext:value-type="string">
            <text:p>10s-50m-0t-0m-0a:initial-run-of-task-import-002</text:p>
          </table:table-cell>
          <table:table-cell office:value-type="float" office:value="106.21" calcext:value-type="float">
            <text:p>106.21</text:p>
          </table:table-cell>
          <table:table-cell office:value-type="float" office:value="35.402" calcext:value-type="float">
            <text:p>35.402</text:p>
          </table:table-cell>
          <table:table-cell office:value-type="float" office:value="35.59" calcext:value-type="float">
            <text:p>35.59</text:p>
          </table:table-cell>
        </table:table-row>
        <table:table-row table:style-name="ro1" table:visibility="filter">
          <table:table-cell office:value-type="string" calcext:value-type="string">
            <text:p>10s-50m-0t-0m-0a</text:p>
          </table:table-cell>
          <table:table-cell office:value-type="string" calcext:value-type="string">
            <text:p>initial-run-of-task-import-003</text:p>
          </table:table-cell>
          <table:table-cell table:formula="of:=COM.MICROSOFT.CONCAT([.A31];&quot;:&quot;;[.B31])" office:value-type="string" office:string-value="10s-50m-0t-0m-0a:initial-run-of-task-import-003" calcext:value-type="string">
            <text:p>10s-50m-0t-0m-0a:initial-run-of-task-import-003</text:p>
          </table:table-cell>
          <table:table-cell office:value-type="float" office:value="129.864" calcext:value-type="float">
            <text:p>129.864</text:p>
          </table:table-cell>
          <table:table-cell office:value-type="float" office:value="40.292" calcext:value-type="float">
            <text:p>40.292</text:p>
          </table:table-cell>
          <table:table-cell office:value-type="float" office:value="40.298" calcext:value-type="float">
            <text:p>40.298</text:p>
          </table:table-cell>
        </table:table-row>
        <table:table-row table:style-name="ro1" table:visibility="filter">
          <table:table-cell office:value-type="string" calcext:value-type="string">
            <text:p>10s-50m-0t-0m-0a</text:p>
          </table:table-cell>
          <table:table-cell office:value-type="string" calcext:value-type="string">
            <text:p>initial-run-of-task-import-004</text:p>
          </table:table-cell>
          <table:table-cell table:formula="of:=COM.MICROSOFT.CONCAT([.A32];&quot;:&quot;;[.B32])" office:value-type="string" office:string-value="10s-50m-0t-0m-0a:initial-run-of-task-import-004" calcext:value-type="string">
            <text:p>10s-50m-0t-0m-0a:initial-run-of-task-import-004</text:p>
          </table:table-cell>
          <table:table-cell office:value-type="float" office:value="151.096" calcext:value-type="float">
            <text:p>151.096</text:p>
          </table:table-cell>
          <table:table-cell office:value-type="float" office:value="46.468" calcext:value-type="float">
            <text:p>46.468</text:p>
          </table:table-cell>
          <table:table-cell office:value-type="float" office:value="46.688" calcext:value-type="float">
            <text:p>46.688</text:p>
          </table:table-cell>
        </table:table-row>
        <table:table-row table:style-name="ro1" table:visibility="filter">
          <table:table-cell office:value-type="string" calcext:value-type="string">
            <text:p>10s-50m-0t-0m-0a</text:p>
          </table:table-cell>
          <table:table-cell office:value-type="string" calcext:value-type="string">
            <text:p>initial-run-of-task-import-005</text:p>
          </table:table-cell>
          <table:table-cell table:formula="of:=COM.MICROSOFT.CONCAT([.A33];&quot;:&quot;;[.B33])" office:value-type="string" office:string-value="10s-50m-0t-0m-0a:initial-run-of-task-import-005" calcext:value-type="string">
            <text:p>10s-50m-0t-0m-0a:initial-run-of-task-import-005</text:p>
          </table:table-cell>
          <table:table-cell office:value-type="float" office:value="173.108" calcext:value-type="float">
            <text:p>173.108</text:p>
          </table:table-cell>
          <table:table-cell office:value-type="float" office:value="55.646" calcext:value-type="float">
            <text:p>55.646</text:p>
          </table:table-cell>
          <table:table-cell office:value-type="float" office:value="56.688" calcext:value-type="float">
            <text:p>56.688</text:p>
          </table:table-cell>
        </table:table-row>
        <table:table-row table:style-name="ro1" table:visibility="filter">
          <table:table-cell office:value-type="string" calcext:value-type="string">
            <text:p>10s-50m-0t-0m-0a</text:p>
          </table:table-cell>
          <table:table-cell office:value-type="string" calcext:value-type="string">
            <text:p>initial-run-of-task-import-006</text:p>
          </table:table-cell>
          <table:table-cell table:formula="of:=COM.MICROSOFT.CONCAT([.A34];&quot;:&quot;;[.B34])" office:value-type="string" office:string-value="10s-50m-0t-0m-0a:initial-run-of-task-import-006" calcext:value-type="string">
            <text:p>10s-50m-0t-0m-0a:initial-run-of-task-import-006</text:p>
          </table:table-cell>
          <table:table-cell office:value-type="float" office:value="195.314" calcext:value-type="float">
            <text:p>195.314</text:p>
          </table:table-cell>
          <table:table-cell office:value-type="float" office:value="62.304" calcext:value-type="float">
            <text:p>62.304</text:p>
          </table:table-cell>
          <table:table-cell office:value-type="float" office:value="61.012" calcext:value-type="float">
            <text:p>61.012</text:p>
          </table:table-cell>
        </table:table-row>
        <table:table-row table:style-name="ro1" table:visibility="filter">
          <table:table-cell office:value-type="string" calcext:value-type="string">
            <text:p>10s-50m-0t-0m-0a</text:p>
          </table:table-cell>
          <table:table-cell office:value-type="string" calcext:value-type="string">
            <text:p>initial-run-of-task-import-007</text:p>
          </table:table-cell>
          <table:table-cell table:formula="of:=COM.MICROSOFT.CONCAT([.A35];&quot;:&quot;;[.B35])" office:value-type="string" office:string-value="10s-50m-0t-0m-0a:initial-run-of-task-import-007" calcext:value-type="string">
            <text:p>10s-50m-0t-0m-0a:initial-run-of-task-import-007</text:p>
          </table:table-cell>
          <table:table-cell office:value-type="float" office:value="218.548" calcext:value-type="float">
            <text:p>218.548</text:p>
          </table:table-cell>
          <table:table-cell office:value-type="float" office:value="71.602" calcext:value-type="float">
            <text:p>71.602</text:p>
          </table:table-cell>
          <table:table-cell office:value-type="float" office:value="70.376" calcext:value-type="float">
            <text:p>70.376</text:p>
          </table:table-cell>
        </table:table-row>
        <table:table-row table:style-name="ro1" table:visibility="filter">
          <table:table-cell office:value-type="string" calcext:value-type="string">
            <text:p>10s-50m-0t-0m-0a</text:p>
          </table:table-cell>
          <table:table-cell office:value-type="string" calcext:value-type="string">
            <text:p>initial-run-of-task-import-008</text:p>
          </table:table-cell>
          <table:table-cell table:formula="of:=COM.MICROSOFT.CONCAT([.A36];&quot;:&quot;;[.B36])" office:value-type="string" office:string-value="10s-50m-0t-0m-0a:initial-run-of-task-import-008" calcext:value-type="string">
            <text:p>10s-50m-0t-0m-0a:initial-run-of-task-import-008</text:p>
          </table:table-cell>
          <table:table-cell office:value-type="float" office:value="241.748" calcext:value-type="float">
            <text:p>241.748</text:p>
          </table:table-cell>
          <table:table-cell office:value-type="float" office:value="79.88" calcext:value-type="float">
            <text:p>79.88</text:p>
          </table:table-cell>
          <table:table-cell office:value-type="float" office:value="80.298" calcext:value-type="float">
            <text:p>80.298</text:p>
          </table:table-cell>
        </table:table-row>
        <table:table-row table:style-name="ro1" table:visibility="filter">
          <table:table-cell office:value-type="string" calcext:value-type="string">
            <text:p>10s-50m-0t-0m-0a</text:p>
          </table:table-cell>
          <table:table-cell office:value-type="string" calcext:value-type="string">
            <text:p>initial-run-of-task-import-009</text:p>
          </table:table-cell>
          <table:table-cell table:formula="of:=COM.MICROSOFT.CONCAT([.A37];&quot;:&quot;;[.B37])" office:value-type="string" office:string-value="10s-50m-0t-0m-0a:initial-run-of-task-import-009" calcext:value-type="string">
            <text:p>10s-50m-0t-0m-0a:initial-run-of-task-import-009</text:p>
          </table:table-cell>
          <table:table-cell office:value-type="float" office:value="265.122" calcext:value-type="float">
            <text:p>265.122</text:p>
          </table:table-cell>
          <table:table-cell office:value-type="float" office:value="89.954" calcext:value-type="float">
            <text:p>89.954</text:p>
          </table:table-cell>
          <table:table-cell office:value-type="float" office:value="87.804" calcext:value-type="float">
            <text:p>87.804</text:p>
          </table:table-cell>
        </table:table-row>
        <table:table-row table:style-name="ro1" table:visibility="filter">
          <table:table-cell office:value-type="string" calcext:value-type="string">
            <text:p>10s-50m-0t-0m-0a</text:p>
          </table:table-cell>
          <table:table-cell office:value-type="string" calcext:value-type="string">
            <text:p>no-op-run-1-of-task-import-000</text:p>
          </table:table-cell>
          <table:table-cell table:formula="of:=COM.MICROSOFT.CONCAT([.A38];&quot;:&quot;;[.B38])" office:value-type="string" office:string-value="10s-50m-0t-0m-0a:no-op-run-1-of-task-import-000" calcext:value-type="string">
            <text:p>10s-50m-0t-0m-0a:no-op-run-1-of-task-import-000</text:p>
          </table:table-cell>
          <table:table-cell office:value-type="float" office:value="138.91" calcext:value-type="float">
            <text:p>138.91</text:p>
          </table:table-cell>
          <table:table-cell office:value-type="float" office:value="33.566" calcext:value-type="float">
            <text:p>33.566</text:p>
          </table:table-cell>
          <table:table-cell office:value-type="float" office:value="33.338" calcext:value-type="float">
            <text:p>33.338</text:p>
          </table:table-cell>
        </table:table-row>
        <table:table-row table:style-name="ro1" table:visibility="filter">
          <table:table-cell office:value-type="string" calcext:value-type="string">
            <text:p>10s-50m-0t-0m-0a</text:p>
          </table:table-cell>
          <table:table-cell office:value-type="string" calcext:value-type="string">
            <text:p>no-op-run-1-of-task-import-001</text:p>
          </table:table-cell>
          <table:table-cell table:formula="of:=COM.MICROSOFT.CONCAT([.A39];&quot;:&quot;;[.B39])" office:value-type="string" office:string-value="10s-50m-0t-0m-0a:no-op-run-1-of-task-import-001" calcext:value-type="string">
            <text:p>10s-50m-0t-0m-0a:no-op-run-1-of-task-import-001</text:p>
          </table:table-cell>
          <table:table-cell office:value-type="float" office:value="129.144" calcext:value-type="float">
            <text:p>129.144</text:p>
          </table:table-cell>
          <table:table-cell office:value-type="float" office:value="29.28" calcext:value-type="float">
            <text:p>29.28</text:p>
          </table:table-cell>
          <table:table-cell office:value-type="float" office:value="28.592" calcext:value-type="float">
            <text:p>28.592</text:p>
          </table:table-cell>
        </table:table-row>
        <table:table-row table:style-name="ro1" table:visibility="filter">
          <table:table-cell office:value-type="string" calcext:value-type="string">
            <text:p>10s-50m-0t-0m-0a</text:p>
          </table:table-cell>
          <table:table-cell office:value-type="string" calcext:value-type="string">
            <text:p>no-op-run-1-of-task-import-002</text:p>
          </table:table-cell>
          <table:table-cell table:formula="of:=COM.MICROSOFT.CONCAT([.A40];&quot;:&quot;;[.B40])" office:value-type="string" office:string-value="10s-50m-0t-0m-0a:no-op-run-1-of-task-import-002" calcext:value-type="string">
            <text:p>10s-50m-0t-0m-0a:no-op-run-1-of-task-import-002</text:p>
          </table:table-cell>
          <table:table-cell office:value-type="float" office:value="129.476" calcext:value-type="float">
            <text:p>129.476</text:p>
          </table:table-cell>
          <table:table-cell office:value-type="float" office:value="29.382" calcext:value-type="float">
            <text:p>29.382</text:p>
          </table:table-cell>
          <table:table-cell office:value-type="float" office:value="28.666" calcext:value-type="float">
            <text:p>28.666</text:p>
          </table:table-cell>
        </table:table-row>
        <table:table-row table:style-name="ro1" table:visibility="filter">
          <table:table-cell office:value-type="string" calcext:value-type="string">
            <text:p>10s-50m-0t-0m-0a</text:p>
          </table:table-cell>
          <table:table-cell office:value-type="string" calcext:value-type="string">
            <text:p>no-op-run-1-of-task-import-003</text:p>
          </table:table-cell>
          <table:table-cell table:formula="of:=COM.MICROSOFT.CONCAT([.A41];&quot;:&quot;;[.B41])" office:value-type="string" office:string-value="10s-50m-0t-0m-0a:no-op-run-1-of-task-import-003" calcext:value-type="string">
            <text:p>10s-50m-0t-0m-0a:no-op-run-1-of-task-import-003</text:p>
          </table:table-cell>
          <table:table-cell office:value-type="float" office:value="129.456" calcext:value-type="float">
            <text:p>129.456</text:p>
          </table:table-cell>
          <table:table-cell office:value-type="float" office:value="29.29" calcext:value-type="float">
            <text:p>29.29</text:p>
          </table:table-cell>
          <table:table-cell office:value-type="float" office:value="28.492" calcext:value-type="float">
            <text:p>28.492</text:p>
          </table:table-cell>
        </table:table-row>
        <table:table-row table:style-name="ro1" table:visibility="filter">
          <table:table-cell office:value-type="string" calcext:value-type="string">
            <text:p>10s-50m-0t-0m-0a</text:p>
          </table:table-cell>
          <table:table-cell office:value-type="string" calcext:value-type="string">
            <text:p>no-op-run-1-of-task-import-004</text:p>
          </table:table-cell>
          <table:table-cell table:formula="of:=COM.MICROSOFT.CONCAT([.A42];&quot;:&quot;;[.B42])" office:value-type="string" office:string-value="10s-50m-0t-0m-0a:no-op-run-1-of-task-import-004" calcext:value-type="string">
            <text:p>10s-50m-0t-0m-0a:no-op-run-1-of-task-import-004</text:p>
          </table:table-cell>
          <table:table-cell office:value-type="float" office:value="129.676" calcext:value-type="float">
            <text:p>129.676</text:p>
          </table:table-cell>
          <table:table-cell office:value-type="float" office:value="29.106" calcext:value-type="float">
            <text:p>29.106</text:p>
          </table:table-cell>
          <table:table-cell office:value-type="float" office:value="28.192" calcext:value-type="float">
            <text:p>28.192</text:p>
          </table:table-cell>
        </table:table-row>
        <table:table-row table:style-name="ro1" table:visibility="filter">
          <table:table-cell office:value-type="string" calcext:value-type="string">
            <text:p>10s-50m-0t-0m-0a</text:p>
          </table:table-cell>
          <table:table-cell office:value-type="string" calcext:value-type="string">
            <text:p>no-op-run-1-of-task-import-005</text:p>
          </table:table-cell>
          <table:table-cell table:formula="of:=COM.MICROSOFT.CONCAT([.A43];&quot;:&quot;;[.B43])" office:value-type="string" office:string-value="10s-50m-0t-0m-0a:no-op-run-1-of-task-import-005" calcext:value-type="string">
            <text:p>10s-50m-0t-0m-0a:no-op-run-1-of-task-import-005</text:p>
          </table:table-cell>
          <table:table-cell office:value-type="float" office:value="129.89" calcext:value-type="float">
            <text:p>129.89</text:p>
          </table:table-cell>
          <table:table-cell office:value-type="float" office:value="29.446" calcext:value-type="float">
            <text:p>29.446</text:p>
          </table:table-cell>
          <table:table-cell office:value-type="float" office:value="28.958" calcext:value-type="float">
            <text:p>28.958</text:p>
          </table:table-cell>
        </table:table-row>
        <table:table-row table:style-name="ro1" table:visibility="filter">
          <table:table-cell office:value-type="string" calcext:value-type="string">
            <text:p>10s-50m-0t-0m-0a</text:p>
          </table:table-cell>
          <table:table-cell office:value-type="string" calcext:value-type="string">
            <text:p>no-op-run-1-of-task-import-006</text:p>
          </table:table-cell>
          <table:table-cell table:formula="of:=COM.MICROSOFT.CONCAT([.A44];&quot;:&quot;;[.B44])" office:value-type="string" office:string-value="10s-50m-0t-0m-0a:no-op-run-1-of-task-import-006" calcext:value-type="string">
            <text:p>10s-50m-0t-0m-0a:no-op-run-1-of-task-import-006</text:p>
          </table:table-cell>
          <table:table-cell office:value-type="float" office:value="129.588" calcext:value-type="float">
            <text:p>129.588</text:p>
          </table:table-cell>
          <table:table-cell office:value-type="float" office:value="28.726" calcext:value-type="float">
            <text:p>28.726</text:p>
          </table:table-cell>
          <table:table-cell office:value-type="float" office:value="28.09" calcext:value-type="float">
            <text:p>28.09</text:p>
          </table:table-cell>
        </table:table-row>
        <table:table-row table:style-name="ro1" table:visibility="filter">
          <table:table-cell office:value-type="string" calcext:value-type="string">
            <text:p>10s-50m-0t-0m-0a</text:p>
          </table:table-cell>
          <table:table-cell office:value-type="string" calcext:value-type="string">
            <text:p>no-op-run-1-of-task-import-007</text:p>
          </table:table-cell>
          <table:table-cell table:formula="of:=COM.MICROSOFT.CONCAT([.A45];&quot;:&quot;;[.B45])" office:value-type="string" office:string-value="10s-50m-0t-0m-0a:no-op-run-1-of-task-import-007" calcext:value-type="string">
            <text:p>10s-50m-0t-0m-0a:no-op-run-1-of-task-import-007</text:p>
          </table:table-cell>
          <table:table-cell office:value-type="float" office:value="129.642" calcext:value-type="float">
            <text:p>129.642</text:p>
          </table:table-cell>
          <table:table-cell office:value-type="float" office:value="28.88" calcext:value-type="float">
            <text:p>28.88</text:p>
          </table:table-cell>
          <table:table-cell office:value-type="float" office:value="28.456" calcext:value-type="float">
            <text:p>28.456</text:p>
          </table:table-cell>
        </table:table-row>
        <table:table-row table:style-name="ro1" table:visibility="filter">
          <table:table-cell office:value-type="string" calcext:value-type="string">
            <text:p>10s-50m-0t-0m-0a</text:p>
          </table:table-cell>
          <table:table-cell office:value-type="string" calcext:value-type="string">
            <text:p>no-op-run-1-of-task-import-008</text:p>
          </table:table-cell>
          <table:table-cell table:formula="of:=COM.MICROSOFT.CONCAT([.A46];&quot;:&quot;;[.B46])" office:value-type="string" office:string-value="10s-50m-0t-0m-0a:no-op-run-1-of-task-import-008" calcext:value-type="string">
            <text:p>10s-50m-0t-0m-0a:no-op-run-1-of-task-import-008</text:p>
          </table:table-cell>
          <table:table-cell office:value-type="float" office:value="129.912" calcext:value-type="float">
            <text:p>129.912</text:p>
          </table:table-cell>
          <table:table-cell office:value-type="float" office:value="28.85" calcext:value-type="float">
            <text:p>28.85</text:p>
          </table:table-cell>
          <table:table-cell office:value-type="float" office:value="28.126" calcext:value-type="float">
            <text:p>28.126</text:p>
          </table:table-cell>
        </table:table-row>
        <table:table-row table:style-name="ro1" table:visibility="filter">
          <table:table-cell office:value-type="string" calcext:value-type="string">
            <text:p>10s-50m-0t-0m-0a</text:p>
          </table:table-cell>
          <table:table-cell office:value-type="string" calcext:value-type="string">
            <text:p>no-op-run-1-of-task-import-009</text:p>
          </table:table-cell>
          <table:table-cell table:formula="of:=COM.MICROSOFT.CONCAT([.A47];&quot;:&quot;;[.B47])" office:value-type="string" office:string-value="10s-50m-0t-0m-0a:no-op-run-1-of-task-import-009" calcext:value-type="string">
            <text:p>10s-50m-0t-0m-0a:no-op-run-1-of-task-import-009</text:p>
          </table:table-cell>
          <table:table-cell office:value-type="float" office:value="129.512" calcext:value-type="float">
            <text:p>129.512</text:p>
          </table:table-cell>
          <table:table-cell office:value-type="float" office:value="28.624" calcext:value-type="float">
            <text:p>28.624</text:p>
          </table:table-cell>
          <table:table-cell office:value-type="float" office:value="28.064" calcext:value-type="float">
            <text:p>28.064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string" calcext:value-type="string">
            <text:p>task-recomputation</text:p>
          </table:table-cell>
          <table:table-cell table:formula="of:=COM.MICROSOFT.CONCAT([.A48];&quot;:&quot;;[.B48])" office:value-type="string" office:string-value="10s-50m-0t-0m-0a:task-recomputation" calcext:value-type="string">
            <text:p>10s-50m-0t-0m-0a:task-recomputation</text:p>
          </table:table-cell>
          <table:table-cell office:value-type="float" office:value="476.904" calcext:value-type="float">
            <text:p>476.904</text:p>
          </table:table-cell>
          <table:table-cell office:value-type="float" office:value="205.866" calcext:value-type="float">
            <text:p>205.866</text:p>
          </table:table-cell>
          <table:table-cell office:value-type="float" office:value="200.538" calcext:value-type="float">
            <text:p>200.538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00</text:p>
          </table:table-cell>
          <table:table-cell table:formula="of:=COM.MICROSOFT.CONCAT([.A49];&quot;:&quot;;[.B49])" office:value-type="string" office:string-value="20s-50m-0t-0m-0a:initial-run-of-task-import-000" calcext:value-type="string">
            <text:p>20s-50m-0t-0m-0a:initial-run-of-task-import-000</text:p>
          </table:table-cell>
          <table:table-cell office:value-type="float" office:value="105.244" calcext:value-type="float">
            <text:p>105.244</text:p>
          </table:table-cell>
          <table:table-cell office:value-type="float" office:value="47.864" calcext:value-type="float">
            <text:p>47.864</text:p>
          </table:table-cell>
          <table:table-cell office:value-type="float" office:value="58.686" calcext:value-type="float">
            <text:p>58.686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01</text:p>
          </table:table-cell>
          <table:table-cell table:formula="of:=COM.MICROSOFT.CONCAT([.A50];&quot;:&quot;;[.B50])" office:value-type="string" office:string-value="20s-50m-0t-0m-0a:initial-run-of-task-import-001" calcext:value-type="string">
            <text:p>20s-50m-0t-0m-0a:initial-run-of-task-import-001</text:p>
          </table:table-cell>
          <table:table-cell office:value-type="float" office:value="95.086" calcext:value-type="float">
            <text:p>95.086</text:p>
          </table:table-cell>
          <table:table-cell office:value-type="float" office:value="33.176" calcext:value-type="float">
            <text:p>33.176</text:p>
          </table:table-cell>
          <table:table-cell office:value-type="float" office:value="40.114" calcext:value-type="float">
            <text:p>40.114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02</text:p>
          </table:table-cell>
          <table:table-cell table:formula="of:=COM.MICROSOFT.CONCAT([.A51];&quot;:&quot;;[.B51])" office:value-type="string" office:string-value="20s-50m-0t-0m-0a:initial-run-of-task-import-002" calcext:value-type="string">
            <text:p>20s-50m-0t-0m-0a:initial-run-of-task-import-002</text:p>
          </table:table-cell>
          <table:table-cell office:value-type="float" office:value="116.044" calcext:value-type="float">
            <text:p>116.044</text:p>
          </table:table-cell>
          <table:table-cell office:value-type="float" office:value="34.896" calcext:value-type="float">
            <text:p>34.896</text:p>
          </table:table-cell>
          <table:table-cell office:value-type="float" office:value="38.984" calcext:value-type="float">
            <text:p>38.984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03</text:p>
          </table:table-cell>
          <table:table-cell table:formula="of:=COM.MICROSOFT.CONCAT([.A52];&quot;:&quot;;[.B52])" office:value-type="string" office:string-value="20s-50m-0t-0m-0a:initial-run-of-task-import-003" calcext:value-type="string">
            <text:p>20s-50m-0t-0m-0a:initial-run-of-task-import-003</text:p>
          </table:table-cell>
          <table:table-cell office:value-type="float" office:value="130.092" calcext:value-type="float">
            <text:p>130.092</text:p>
          </table:table-cell>
          <table:table-cell office:value-type="float" office:value="40" calcext:value-type="float">
            <text:p>40</text:p>
          </table:table-cell>
          <table:table-cell office:value-type="float" office:value="40.338" calcext:value-type="float">
            <text:p>40.338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04</text:p>
          </table:table-cell>
          <table:table-cell table:formula="of:=COM.MICROSOFT.CONCAT([.A53];&quot;:&quot;;[.B53])" office:value-type="string" office:string-value="20s-50m-0t-0m-0a:initial-run-of-task-import-004" calcext:value-type="string">
            <text:p>20s-50m-0t-0m-0a:initial-run-of-task-import-004</text:p>
          </table:table-cell>
          <table:table-cell office:value-type="float" office:value="153.386" calcext:value-type="float">
            <text:p>153.386</text:p>
          </table:table-cell>
          <table:table-cell office:value-type="float" office:value="45.912" calcext:value-type="float">
            <text:p>45.912</text:p>
          </table:table-cell>
          <table:table-cell office:value-type="float" office:value="46.942" calcext:value-type="float">
            <text:p>46.942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05</text:p>
          </table:table-cell>
          <table:table-cell table:formula="of:=COM.MICROSOFT.CONCAT([.A54];&quot;:&quot;;[.B54])" office:value-type="string" office:string-value="20s-50m-0t-0m-0a:initial-run-of-task-import-005" calcext:value-type="string">
            <text:p>20s-50m-0t-0m-0a:initial-run-of-task-import-005</text:p>
          </table:table-cell>
          <table:table-cell office:value-type="float" office:value="175.074" calcext:value-type="float">
            <text:p>175.074</text:p>
          </table:table-cell>
          <table:table-cell office:value-type="float" office:value="54.786" calcext:value-type="float">
            <text:p>54.786</text:p>
          </table:table-cell>
          <table:table-cell office:value-type="float" office:value="57.284" calcext:value-type="float">
            <text:p>57.284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06</text:p>
          </table:table-cell>
          <table:table-cell table:formula="of:=COM.MICROSOFT.CONCAT([.A55];&quot;:&quot;;[.B55])" office:value-type="string" office:string-value="20s-50m-0t-0m-0a:initial-run-of-task-import-006" calcext:value-type="string">
            <text:p>20s-50m-0t-0m-0a:initial-run-of-task-import-006</text:p>
          </table:table-cell>
          <table:table-cell office:value-type="float" office:value="197.56" calcext:value-type="float">
            <text:p>197.56</text:p>
          </table:table-cell>
          <table:table-cell office:value-type="float" office:value="61.344" calcext:value-type="float">
            <text:p>61.344</text:p>
          </table:table-cell>
          <table:table-cell office:value-type="float" office:value="61.716" calcext:value-type="float">
            <text:p>61.716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07</text:p>
          </table:table-cell>
          <table:table-cell table:formula="of:=COM.MICROSOFT.CONCAT([.A56];&quot;:&quot;;[.B56])" office:value-type="string" office:string-value="20s-50m-0t-0m-0a:initial-run-of-task-import-007" calcext:value-type="string">
            <text:p>20s-50m-0t-0m-0a:initial-run-of-task-import-007</text:p>
          </table:table-cell>
          <table:table-cell office:value-type="float" office:value="222.362" calcext:value-type="float">
            <text:p>222.362</text:p>
          </table:table-cell>
          <table:table-cell office:value-type="float" office:value="71.222" calcext:value-type="float">
            <text:p>71.222</text:p>
          </table:table-cell>
          <table:table-cell office:value-type="float" office:value="70.378" calcext:value-type="float">
            <text:p>70.378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08</text:p>
          </table:table-cell>
          <table:table-cell table:formula="of:=COM.MICROSOFT.CONCAT([.A57];&quot;:&quot;;[.B57])" office:value-type="string" office:string-value="20s-50m-0t-0m-0a:initial-run-of-task-import-008" calcext:value-type="string">
            <text:p>20s-50m-0t-0m-0a:initial-run-of-task-import-008</text:p>
          </table:table-cell>
          <table:table-cell office:value-type="float" office:value="245.5" calcext:value-type="float">
            <text:p>245.5</text:p>
          </table:table-cell>
          <table:table-cell office:value-type="float" office:value="80.24" calcext:value-type="float">
            <text:p>80.24</text:p>
          </table:table-cell>
          <table:table-cell office:value-type="float" office:value="79.87" calcext:value-type="float">
            <text:p>79.87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09</text:p>
          </table:table-cell>
          <table:table-cell table:formula="of:=COM.MICROSOFT.CONCAT([.A58];&quot;:&quot;;[.B58])" office:value-type="string" office:string-value="20s-50m-0t-0m-0a:initial-run-of-task-import-009" calcext:value-type="string">
            <text:p>20s-50m-0t-0m-0a:initial-run-of-task-import-009</text:p>
          </table:table-cell>
          <table:table-cell office:value-type="float" office:value="272.074" calcext:value-type="float">
            <text:p>272.074</text:p>
          </table:table-cell>
          <table:table-cell office:value-type="float" office:value="89.588" calcext:value-type="float">
            <text:p>89.58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10</text:p>
          </table:table-cell>
          <table:table-cell table:formula="of:=COM.MICROSOFT.CONCAT([.A59];&quot;:&quot;;[.B59])" office:value-type="string" office:string-value="20s-50m-0t-0m-0a:initial-run-of-task-import-010" calcext:value-type="string">
            <text:p>20s-50m-0t-0m-0a:initial-run-of-task-import-010</text:p>
          </table:table-cell>
          <table:table-cell office:value-type="float" office:value="299.95" calcext:value-type="float">
            <text:p>299.95</text:p>
          </table:table-cell>
          <table:table-cell office:value-type="float" office:value="103.362" calcext:value-type="float">
            <text:p>103.362</text:p>
          </table:table-cell>
          <table:table-cell office:value-type="float" office:value="113.17" calcext:value-type="float">
            <text:p>113.17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11</text:p>
          </table:table-cell>
          <table:table-cell table:formula="of:=COM.MICROSOFT.CONCAT([.A60];&quot;:&quot;;[.B60])" office:value-type="string" office:string-value="20s-50m-0t-0m-0a:initial-run-of-task-import-011" calcext:value-type="string">
            <text:p>20s-50m-0t-0m-0a:initial-run-of-task-import-011</text:p>
          </table:table-cell>
          <table:table-cell office:value-type="float" office:value="326.354" calcext:value-type="float">
            <text:p>326.354</text:p>
          </table:table-cell>
          <table:table-cell office:value-type="float" office:value="112.952" calcext:value-type="float">
            <text:p>112.952</text:p>
          </table:table-cell>
          <table:table-cell office:value-type="float" office:value="132.862" calcext:value-type="float">
            <text:p>132.862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12</text:p>
          </table:table-cell>
          <table:table-cell table:formula="of:=COM.MICROSOFT.CONCAT([.A61];&quot;:&quot;;[.B61])" office:value-type="string" office:string-value="20s-50m-0t-0m-0a:initial-run-of-task-import-012" calcext:value-type="string">
            <text:p>20s-50m-0t-0m-0a:initial-run-of-task-import-012</text:p>
          </table:table-cell>
          <table:table-cell office:value-type="float" office:value="352.716" calcext:value-type="float">
            <text:p>352.716</text:p>
          </table:table-cell>
          <table:table-cell office:value-type="float" office:value="130.682" calcext:value-type="float">
            <text:p>130.682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13</text:p>
          </table:table-cell>
          <table:table-cell table:formula="of:=COM.MICROSOFT.CONCAT([.A62];&quot;:&quot;;[.B62])" office:value-type="string" office:string-value="20s-50m-0t-0m-0a:initial-run-of-task-import-013" calcext:value-type="string">
            <text:p>20s-50m-0t-0m-0a:initial-run-of-task-import-013</text:p>
          </table:table-cell>
          <table:table-cell office:value-type="float" office:value="386.252" calcext:value-type="float">
            <text:p>386.252</text:p>
          </table:table-cell>
          <table:table-cell office:value-type="float" office:value="164.372" calcext:value-type="float">
            <text:p>164.372</text:p>
          </table:table-cell>
          <table:table-cell office:value-type="float" office:value="165.944" calcext:value-type="float">
            <text:p>165.944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14</text:p>
          </table:table-cell>
          <table:table-cell table:formula="of:=COM.MICROSOFT.CONCAT([.A63];&quot;:&quot;;[.B63])" office:value-type="string" office:string-value="20s-50m-0t-0m-0a:initial-run-of-task-import-014" calcext:value-type="string">
            <text:p>20s-50m-0t-0m-0a:initial-run-of-task-import-014</text:p>
          </table:table-cell>
          <table:table-cell office:value-type="float" office:value="417.684" calcext:value-type="float">
            <text:p>417.684</text:p>
          </table:table-cell>
          <table:table-cell office:value-type="float" office:value="186.332" calcext:value-type="float">
            <text:p>186.332</text:p>
          </table:table-cell>
          <table:table-cell office:value-type="float" office:value="182.494" calcext:value-type="float">
            <text:p>182.494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15</text:p>
          </table:table-cell>
          <table:table-cell table:formula="of:=COM.MICROSOFT.CONCAT([.A64];&quot;:&quot;;[.B64])" office:value-type="string" office:string-value="20s-50m-0t-0m-0a:initial-run-of-task-import-015" calcext:value-type="string">
            <text:p>20s-50m-0t-0m-0a:initial-run-of-task-import-015</text:p>
          </table:table-cell>
          <table:table-cell office:value-type="float" office:value="489.024" calcext:value-type="float">
            <text:p>489.024</text:p>
          </table:table-cell>
          <table:table-cell office:value-type="float" office:value="207.536" calcext:value-type="float">
            <text:p>207.536</text:p>
          </table:table-cell>
          <table:table-cell office:value-type="float" office:value="202.776" calcext:value-type="float">
            <text:p>202.776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16</text:p>
          </table:table-cell>
          <table:table-cell table:formula="of:=COM.MICROSOFT.CONCAT([.A65];&quot;:&quot;;[.B65])" office:value-type="string" office:string-value="20s-50m-0t-0m-0a:initial-run-of-task-import-016" calcext:value-type="string">
            <text:p>20s-50m-0t-0m-0a:initial-run-of-task-import-016</text:p>
          </table:table-cell>
          <table:table-cell office:value-type="float" office:value="520.856" calcext:value-type="float">
            <text:p>520.856</text:p>
          </table:table-cell>
          <table:table-cell office:value-type="float" office:value="225.606" calcext:value-type="float">
            <text:p>225.606</text:p>
          </table:table-cell>
          <table:table-cell office:value-type="float" office:value="221.142" calcext:value-type="float">
            <text:p>221.142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17</text:p>
          </table:table-cell>
          <table:table-cell table:formula="of:=COM.MICROSOFT.CONCAT([.A66];&quot;:&quot;;[.B66])" office:value-type="string" office:string-value="20s-50m-0t-0m-0a:initial-run-of-task-import-017" calcext:value-type="string">
            <text:p>20s-50m-0t-0m-0a:initial-run-of-task-import-017</text:p>
          </table:table-cell>
          <table:table-cell office:value-type="float" office:value="547.838" calcext:value-type="float">
            <text:p>547.838</text:p>
          </table:table-cell>
          <table:table-cell office:value-type="float" office:value="242.072" calcext:value-type="float">
            <text:p>242.072</text:p>
          </table:table-cell>
          <table:table-cell office:value-type="float" office:value="239.63" calcext:value-type="float">
            <text:p>239.63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18</text:p>
          </table:table-cell>
          <table:table-cell table:formula="of:=COM.MICROSOFT.CONCAT([.A67];&quot;:&quot;;[.B67])" office:value-type="string" office:string-value="20s-50m-0t-0m-0a:initial-run-of-task-import-018" calcext:value-type="string">
            <text:p>20s-50m-0t-0m-0a:initial-run-of-task-import-018</text:p>
          </table:table-cell>
          <table:table-cell office:value-type="float" office:value="587.264" calcext:value-type="float">
            <text:p>587.264</text:p>
          </table:table-cell>
          <table:table-cell office:value-type="float" office:value="262.75" calcext:value-type="float">
            <text:p>262.75</text:p>
          </table:table-cell>
          <table:table-cell office:value-type="float" office:value="255.252" calcext:value-type="float">
            <text:p>255.252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initial-run-of-task-import-019</text:p>
          </table:table-cell>
          <table:table-cell table:formula="of:=COM.MICROSOFT.CONCAT([.A68];&quot;:&quot;;[.B68])" office:value-type="string" office:string-value="20s-50m-0t-0m-0a:initial-run-of-task-import-019" calcext:value-type="string">
            <text:p>20s-50m-0t-0m-0a:initial-run-of-task-import-019</text:p>
          </table:table-cell>
          <table:table-cell office:value-type="float" office:value="613.622" calcext:value-type="float">
            <text:p>613.622</text:p>
          </table:table-cell>
          <table:table-cell office:value-type="float" office:value="282.762" calcext:value-type="float">
            <text:p>282.762</text:p>
          </table:table-cell>
          <table:table-cell office:value-type="float" office:value="275.154" calcext:value-type="float">
            <text:p>275.154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00</text:p>
          </table:table-cell>
          <table:table-cell table:formula="of:=COM.MICROSOFT.CONCAT([.A69];&quot;:&quot;;[.B69])" office:value-type="string" office:string-value="20s-50m-0t-0m-0a:no-op-run-1-of-task-import-000" calcext:value-type="string">
            <text:p>20s-50m-0t-0m-0a:no-op-run-1-of-task-import-000</text:p>
          </table:table-cell>
          <table:table-cell office:value-type="float" office:value="246.024" calcext:value-type="float">
            <text:p>246.024</text:p>
          </table:table-cell>
          <table:table-cell office:value-type="float" office:value="74.136" calcext:value-type="float">
            <text:p>74.136</text:p>
          </table:table-cell>
          <table:table-cell office:value-type="float" office:value="70.892" calcext:value-type="float">
            <text:p>70.892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01</text:p>
          </table:table-cell>
          <table:table-cell table:formula="of:=COM.MICROSOFT.CONCAT([.A70];&quot;:&quot;;[.B70])" office:value-type="string" office:string-value="20s-50m-0t-0m-0a:no-op-run-1-of-task-import-001" calcext:value-type="string">
            <text:p>20s-50m-0t-0m-0a:no-op-run-1-of-task-import-001</text:p>
          </table:table-cell>
          <table:table-cell office:value-type="float" office:value="232.022" calcext:value-type="float">
            <text:p>232.022</text:p>
          </table:table-cell>
          <table:table-cell office:value-type="float" office:value="67.004" calcext:value-type="float">
            <text:p>67.004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02</text:p>
          </table:table-cell>
          <table:table-cell table:formula="of:=COM.MICROSOFT.CONCAT([.A71];&quot;:&quot;;[.B71])" office:value-type="string" office:string-value="20s-50m-0t-0m-0a:no-op-run-1-of-task-import-002" calcext:value-type="string">
            <text:p>20s-50m-0t-0m-0a:no-op-run-1-of-task-import-002</text:p>
          </table:table-cell>
          <table:table-cell office:value-type="float" office:value="231.238" calcext:value-type="float">
            <text:p>231.238</text:p>
          </table:table-cell>
          <table:table-cell office:value-type="float" office:value="65.254" calcext:value-type="float">
            <text:p>65.254</text:p>
          </table:table-cell>
          <table:table-cell office:value-type="float" office:value="61.658" calcext:value-type="float">
            <text:p>61.658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03</text:p>
          </table:table-cell>
          <table:table-cell table:formula="of:=COM.MICROSOFT.CONCAT([.A72];&quot;:&quot;;[.B72])" office:value-type="string" office:string-value="20s-50m-0t-0m-0a:no-op-run-1-of-task-import-003" calcext:value-type="string">
            <text:p>20s-50m-0t-0m-0a:no-op-run-1-of-task-import-003</text:p>
          </table:table-cell>
          <table:table-cell office:value-type="float" office:value="227.804" calcext:value-type="float">
            <text:p>227.804</text:p>
          </table:table-cell>
          <table:table-cell office:value-type="float" office:value="61.646" calcext:value-type="float">
            <text:p>61.646</text:p>
          </table:table-cell>
          <table:table-cell office:value-type="float" office:value="60.094" calcext:value-type="float">
            <text:p>60.094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04</text:p>
          </table:table-cell>
          <table:table-cell table:formula="of:=COM.MICROSOFT.CONCAT([.A73];&quot;:&quot;;[.B73])" office:value-type="string" office:string-value="20s-50m-0t-0m-0a:no-op-run-1-of-task-import-004" calcext:value-type="string">
            <text:p>20s-50m-0t-0m-0a:no-op-run-1-of-task-import-004</text:p>
          </table:table-cell>
          <table:table-cell office:value-type="float" office:value="228.436" calcext:value-type="float">
            <text:p>228.436</text:p>
          </table:table-cell>
          <table:table-cell office:value-type="float" office:value="63.128" calcext:value-type="float">
            <text:p>63.128</text:p>
          </table:table-cell>
          <table:table-cell office:value-type="float" office:value="60.334" calcext:value-type="float">
            <text:p>60.334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05</text:p>
          </table:table-cell>
          <table:table-cell table:formula="of:=COM.MICROSOFT.CONCAT([.A74];&quot;:&quot;;[.B74])" office:value-type="string" office:string-value="20s-50m-0t-0m-0a:no-op-run-1-of-task-import-005" calcext:value-type="string">
            <text:p>20s-50m-0t-0m-0a:no-op-run-1-of-task-import-005</text:p>
          </table:table-cell>
          <table:table-cell office:value-type="float" office:value="229.448" calcext:value-type="float">
            <text:p>229.448</text:p>
          </table:table-cell>
          <table:table-cell office:value-type="float" office:value="61.686" calcext:value-type="float">
            <text:p>61.686</text:p>
          </table:table-cell>
          <table:table-cell office:value-type="float" office:value="59.314" calcext:value-type="float">
            <text:p>59.314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06</text:p>
          </table:table-cell>
          <table:table-cell table:formula="of:=COM.MICROSOFT.CONCAT([.A75];&quot;:&quot;;[.B75])" office:value-type="string" office:string-value="20s-50m-0t-0m-0a:no-op-run-1-of-task-import-006" calcext:value-type="string">
            <text:p>20s-50m-0t-0m-0a:no-op-run-1-of-task-import-006</text:p>
          </table:table-cell>
          <table:table-cell office:value-type="float" office:value="228.984" calcext:value-type="float">
            <text:p>228.984</text:p>
          </table:table-cell>
          <table:table-cell office:value-type="float" office:value="62.566" calcext:value-type="float">
            <text:p>62.566</text:p>
          </table:table-cell>
          <table:table-cell office:value-type="float" office:value="60.546" calcext:value-type="float">
            <text:p>60.546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07</text:p>
          </table:table-cell>
          <table:table-cell table:formula="of:=COM.MICROSOFT.CONCAT([.A76];&quot;:&quot;;[.B76])" office:value-type="string" office:string-value="20s-50m-0t-0m-0a:no-op-run-1-of-task-import-007" calcext:value-type="string">
            <text:p>20s-50m-0t-0m-0a:no-op-run-1-of-task-import-007</text:p>
          </table:table-cell>
          <table:table-cell office:value-type="float" office:value="228.254" calcext:value-type="float">
            <text:p>228.254</text:p>
          </table:table-cell>
          <table:table-cell office:value-type="float" office:value="61.458" calcext:value-type="float">
            <text:p>61.458</text:p>
          </table:table-cell>
          <table:table-cell office:value-type="float" office:value="59.122" calcext:value-type="float">
            <text:p>59.122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08</text:p>
          </table:table-cell>
          <table:table-cell table:formula="of:=COM.MICROSOFT.CONCAT([.A77];&quot;:&quot;;[.B77])" office:value-type="string" office:string-value="20s-50m-0t-0m-0a:no-op-run-1-of-task-import-008" calcext:value-type="string">
            <text:p>20s-50m-0t-0m-0a:no-op-run-1-of-task-import-008</text:p>
          </table:table-cell>
          <table:table-cell office:value-type="float" office:value="229.3" calcext:value-type="float">
            <text:p>229.3</text:p>
          </table:table-cell>
          <table:table-cell office:value-type="float" office:value="63.046" calcext:value-type="float">
            <text:p>63.046</text:p>
          </table:table-cell>
          <table:table-cell office:value-type="float" office:value="60.42" calcext:value-type="float">
            <text:p>60.42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09</text:p>
          </table:table-cell>
          <table:table-cell table:formula="of:=COM.MICROSOFT.CONCAT([.A78];&quot;:&quot;;[.B78])" office:value-type="string" office:string-value="20s-50m-0t-0m-0a:no-op-run-1-of-task-import-009" calcext:value-type="string">
            <text:p>20s-50m-0t-0m-0a:no-op-run-1-of-task-import-009</text:p>
          </table:table-cell>
          <table:table-cell office:value-type="float" office:value="229.336" calcext:value-type="float">
            <text:p>229.336</text:p>
          </table:table-cell>
          <table:table-cell office:value-type="float" office:value="62.014" calcext:value-type="float">
            <text:p>62.014</text:p>
          </table:table-cell>
          <table:table-cell office:value-type="float" office:value="59.37" calcext:value-type="float">
            <text:p>59.37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10</text:p>
          </table:table-cell>
          <table:table-cell table:formula="of:=COM.MICROSOFT.CONCAT([.A79];&quot;:&quot;;[.B79])" office:value-type="string" office:string-value="20s-50m-0t-0m-0a:no-op-run-1-of-task-import-010" calcext:value-type="string">
            <text:p>20s-50m-0t-0m-0a:no-op-run-1-of-task-import-010</text:p>
          </table:table-cell>
          <table:table-cell office:value-type="float" office:value="227.694" calcext:value-type="float">
            <text:p>227.694</text:p>
          </table:table-cell>
          <table:table-cell office:value-type="float" office:value="62.408" calcext:value-type="float">
            <text:p>62.408</text:p>
          </table:table-cell>
          <table:table-cell office:value-type="float" office:value="60.71" calcext:value-type="float">
            <text:p>60.71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11</text:p>
          </table:table-cell>
          <table:table-cell table:formula="of:=COM.MICROSOFT.CONCAT([.A80];&quot;:&quot;;[.B80])" office:value-type="string" office:string-value="20s-50m-0t-0m-0a:no-op-run-1-of-task-import-011" calcext:value-type="string">
            <text:p>20s-50m-0t-0m-0a:no-op-run-1-of-task-import-011</text:p>
          </table:table-cell>
          <table:table-cell office:value-type="float" office:value="226.902" calcext:value-type="float">
            <text:p>226.902</text:p>
          </table:table-cell>
          <table:table-cell office:value-type="float" office:value="61.694" calcext:value-type="float">
            <text:p>61.694</text:p>
          </table:table-cell>
          <table:table-cell office:value-type="float" office:value="59.88" calcext:value-type="float">
            <text:p>59.88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12</text:p>
          </table:table-cell>
          <table:table-cell table:formula="of:=COM.MICROSOFT.CONCAT([.A81];&quot;:&quot;;[.B81])" office:value-type="string" office:string-value="20s-50m-0t-0m-0a:no-op-run-1-of-task-import-012" calcext:value-type="string">
            <text:p>20s-50m-0t-0m-0a:no-op-run-1-of-task-import-012</text:p>
          </table:table-cell>
          <table:table-cell office:value-type="float" office:value="228.288" calcext:value-type="float">
            <text:p>228.288</text:p>
          </table:table-cell>
          <table:table-cell office:value-type="float" office:value="62.692" calcext:value-type="float">
            <text:p>62.692</text:p>
          </table:table-cell>
          <table:table-cell office:value-type="float" office:value="60.236" calcext:value-type="float">
            <text:p>60.236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13</text:p>
          </table:table-cell>
          <table:table-cell table:formula="of:=COM.MICROSOFT.CONCAT([.A82];&quot;:&quot;;[.B82])" office:value-type="string" office:string-value="20s-50m-0t-0m-0a:no-op-run-1-of-task-import-013" calcext:value-type="string">
            <text:p>20s-50m-0t-0m-0a:no-op-run-1-of-task-import-013</text:p>
          </table:table-cell>
          <table:table-cell office:value-type="float" office:value="229.252" calcext:value-type="float">
            <text:p>229.252</text:p>
          </table:table-cell>
          <table:table-cell office:value-type="float" office:value="62.368" calcext:value-type="float">
            <text:p>62.368</text:p>
          </table:table-cell>
          <table:table-cell office:value-type="float" office:value="59.562" calcext:value-type="float">
            <text:p>59.562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14</text:p>
          </table:table-cell>
          <table:table-cell table:formula="of:=COM.MICROSOFT.CONCAT([.A83];&quot;:&quot;;[.B83])" office:value-type="string" office:string-value="20s-50m-0t-0m-0a:no-op-run-1-of-task-import-014" calcext:value-type="string">
            <text:p>20s-50m-0t-0m-0a:no-op-run-1-of-task-import-014</text:p>
          </table:table-cell>
          <table:table-cell office:value-type="float" office:value="227.566" calcext:value-type="float">
            <text:p>227.566</text:p>
          </table:table-cell>
          <table:table-cell office:value-type="float" office:value="61.946" calcext:value-type="float">
            <text:p>61.946</text:p>
          </table:table-cell>
          <table:table-cell office:value-type="float" office:value="60.108" calcext:value-type="float">
            <text:p>60.108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15</text:p>
          </table:table-cell>
          <table:table-cell table:formula="of:=COM.MICROSOFT.CONCAT([.A84];&quot;:&quot;;[.B84])" office:value-type="string" office:string-value="20s-50m-0t-0m-0a:no-op-run-1-of-task-import-015" calcext:value-type="string">
            <text:p>20s-50m-0t-0m-0a:no-op-run-1-of-task-import-015</text:p>
          </table:table-cell>
          <table:table-cell office:value-type="float" office:value="228.464" calcext:value-type="float">
            <text:p>228.464</text:p>
          </table:table-cell>
          <table:table-cell office:value-type="float" office:value="61.956" calcext:value-type="float">
            <text:p>61.956</text:p>
          </table:table-cell>
          <table:table-cell office:value-type="float" office:value="60.454" calcext:value-type="float">
            <text:p>60.454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16</text:p>
          </table:table-cell>
          <table:table-cell table:formula="of:=COM.MICROSOFT.CONCAT([.A85];&quot;:&quot;;[.B85])" office:value-type="string" office:string-value="20s-50m-0t-0m-0a:no-op-run-1-of-task-import-016" calcext:value-type="string">
            <text:p>20s-50m-0t-0m-0a:no-op-run-1-of-task-import-016</text:p>
          </table:table-cell>
          <table:table-cell office:value-type="float" office:value="228.526" calcext:value-type="float">
            <text:p>228.526</text:p>
          </table:table-cell>
          <table:table-cell office:value-type="float" office:value="62.302" calcext:value-type="float">
            <text:p>62.302</text:p>
          </table:table-cell>
          <table:table-cell office:value-type="float" office:value="60.274" calcext:value-type="float">
            <text:p>60.274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17</text:p>
          </table:table-cell>
          <table:table-cell table:formula="of:=COM.MICROSOFT.CONCAT([.A86];&quot;:&quot;;[.B86])" office:value-type="string" office:string-value="20s-50m-0t-0m-0a:no-op-run-1-of-task-import-017" calcext:value-type="string">
            <text:p>20s-50m-0t-0m-0a:no-op-run-1-of-task-import-017</text:p>
          </table:table-cell>
          <table:table-cell office:value-type="float" office:value="229.244" calcext:value-type="float">
            <text:p>229.244</text:p>
          </table:table-cell>
          <table:table-cell office:value-type="float" office:value="63.26" calcext:value-type="float">
            <text:p>63.26</text:p>
          </table:table-cell>
          <table:table-cell office:value-type="float" office:value="60.352" calcext:value-type="float">
            <text:p>60.352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18</text:p>
          </table:table-cell>
          <table:table-cell table:formula="of:=COM.MICROSOFT.CONCAT([.A87];&quot;:&quot;;[.B87])" office:value-type="string" office:string-value="20s-50m-0t-0m-0a:no-op-run-1-of-task-import-018" calcext:value-type="string">
            <text:p>20s-50m-0t-0m-0a:no-op-run-1-of-task-import-018</text:p>
          </table:table-cell>
          <table:table-cell office:value-type="float" office:value="227.556" calcext:value-type="float">
            <text:p>227.556</text:p>
          </table:table-cell>
          <table:table-cell office:value-type="float" office:value="62.672" calcext:value-type="float">
            <text:p>62.672</text:p>
          </table:table-cell>
          <table:table-cell office:value-type="float" office:value="59.954" calcext:value-type="float">
            <text:p>59.954</text:p>
          </table:table-cell>
        </table:table-row>
        <table:table-row table:style-name="ro1" table:visibility="filter">
          <table:table-cell office:value-type="string" calcext:value-type="string">
            <text:p>20s-50m-0t-0m-0a</text:p>
          </table:table-cell>
          <table:table-cell office:value-type="string" calcext:value-type="string">
            <text:p>no-op-run-1-of-task-import-019</text:p>
          </table:table-cell>
          <table:table-cell table:formula="of:=COM.MICROSOFT.CONCAT([.A88];&quot;:&quot;;[.B88])" office:value-type="string" office:string-value="20s-50m-0t-0m-0a:no-op-run-1-of-task-import-019" calcext:value-type="string">
            <text:p>20s-50m-0t-0m-0a:no-op-run-1-of-task-import-019</text:p>
          </table:table-cell>
          <table:table-cell office:value-type="float" office:value="229.238" calcext:value-type="float">
            <text:p>229.238</text:p>
          </table:table-cell>
          <table:table-cell office:value-type="float" office:value="62.628" calcext:value-type="float">
            <text:p>62.628</text:p>
          </table:table-cell>
          <table:table-cell office:value-type="float" office:value="60.342" calcext:value-type="float">
            <text:p>60.342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string" calcext:value-type="string">
            <text:p>task-recomputation</text:p>
          </table:table-cell>
          <table:table-cell table:formula="of:=COM.MICROSOFT.CONCAT([.A89];&quot;:&quot;;[.B89])" office:value-type="string" office:string-value="20s-50m-0t-0m-0a:task-recomputation" calcext:value-type="string">
            <text:p>20s-50m-0t-0m-0a:task-recomputation</text:p>
          </table:table-cell>
          <table:table-cell office:value-type="float" office:value="1552.212" calcext:value-type="float">
            <text:p>1552.212</text:p>
          </table:table-cell>
          <table:table-cell office:value-type="float" office:value="1130.982" calcext:value-type="float">
            <text:p>1130.982</text:p>
          </table:table-cell>
          <table:table-cell office:value-type="float" office:value="1100.564" calcext:value-type="float">
            <text:p>1100.564</text:p>
          </table:table-cell>
        </table:table-row>
        <table:table-row table:style-name="ro1" table:visibility="filter">
          <table:table-cell office:value-type="string" calcext:value-type="string">
            <text:p>1s-50m-5t-50m-0a</text:p>
          </table:table-cell>
          <table:table-cell office:value-type="string" calcext:value-type="string">
            <text:p>initial-run-of-task-import-000</text:p>
          </table:table-cell>
          <table:table-cell table:formula="of:=COM.MICROSOFT.CONCAT([.A90];&quot;:&quot;;[.B90])" office:value-type="string" office:string-value="1s-50m-5t-50m-0a:initial-run-of-task-import-000" calcext:value-type="string">
            <text:p>1s-50m-5t-50m-0a:initial-run-of-task-import-000</text:p>
          </table:table-cell>
          <table:table-cell office:value-type="float" office:value="227.682" calcext:value-type="float">
            <text:p>227.682</text:p>
          </table:table-cell>
          <table:table-cell office:value-type="float" office:value="114.378" calcext:value-type="float">
            <text:p>114.378</text:p>
          </table:table-cell>
          <table:table-cell office:value-type="float" office:value="111.401" calcext:value-type="float">
            <text:p>111.401</text:p>
          </table:table-cell>
        </table:table-row>
        <table:table-row table:style-name="ro1" table:visibility="filter">
          <table:table-cell office:value-type="string" calcext:value-type="string">
            <text:p>1s-50m-5t-50m-0a</text:p>
          </table:table-cell>
          <table:table-cell office:value-type="string" calcext:value-type="string">
            <text:p>no-op-run-1-of-task-import-000</text:p>
          </table:table-cell>
          <table:table-cell table:formula="of:=COM.MICROSOFT.CONCAT([.A91];&quot;:&quot;;[.B91])" office:value-type="string" office:string-value="1s-50m-5t-50m-0a:no-op-run-1-of-task-import-000" calcext:value-type="string">
            <text:p>1s-50m-5t-50m-0a:no-op-run-1-of-task-import-000</text:p>
          </table:table-cell>
          <table:table-cell office:value-type="float" office:value="101.925" calcext:value-type="float">
            <text:p>101.925</text:p>
          </table:table-cell>
          <table:table-cell office:value-type="float" office:value="37.901" calcext:value-type="float">
            <text:p>37.901</text:p>
          </table:table-cell>
          <table:table-cell office:value-type="float" office:value="38.151" calcext:value-type="float">
            <text:p>38.151</text:p>
          </table:table-cell>
        </table:table-row>
        <table:table-row table:style-name="ro1">
          <table:table-cell office:value-type="string" calcext:value-type="string">
            <text:p>1s-50m-5t-50m-0a</text:p>
          </table:table-cell>
          <table:table-cell office:value-type="string" calcext:value-type="string">
            <text:p>task-recomputation</text:p>
          </table:table-cell>
          <table:table-cell table:formula="of:=COM.MICROSOFT.CONCAT([.A92];&quot;:&quot;;[.B92])" office:value-type="string" office:string-value="1s-50m-5t-50m-0a:task-recomputation" calcext:value-type="string">
            <text:p>1s-50m-5t-50m-0a:task-recomputation</text:p>
          </table:table-cell>
          <table:table-cell office:value-type="float" office:value="86.797" calcext:value-type="float">
            <text:p>86.797</text:p>
          </table:table-cell>
          <table:table-cell office:value-type="float" office:value="46.535" calcext:value-type="float">
            <text:p>46.535</text:p>
          </table:table-cell>
          <table:table-cell office:value-type="float" office:value="45.914" calcext:value-type="float">
            <text:p>45.914</text:p>
          </table:table-cell>
        </table:table-row>
        <table:table-row table:style-name="ro1" table:visibility="filter">
          <table:table-cell office:value-type="string" calcext:value-type="string">
            <text:p>1s-50m-10t-50m-0a</text:p>
          </table:table-cell>
          <table:table-cell office:value-type="string" calcext:value-type="string">
            <text:p>initial-run-of-task-import-000</text:p>
          </table:table-cell>
          <table:table-cell table:formula="of:=COM.MICROSOFT.CONCAT([.A93];&quot;:&quot;;[.B93])" office:value-type="string" office:string-value="1s-50m-10t-50m-0a:initial-run-of-task-import-000" calcext:value-type="string">
            <text:p>1s-50m-10t-50m-0a:initial-run-of-task-import-000</text:p>
          </table:table-cell>
          <table:table-cell office:value-type="float" office:value="386.488" calcext:value-type="float">
            <text:p>386.488</text:p>
          </table:table-cell>
          <table:table-cell office:value-type="float" office:value="212.242" calcext:value-type="float">
            <text:p>212.242</text:p>
          </table:table-cell>
          <table:table-cell office:value-type="float" office:value="209.924" calcext:value-type="float">
            <text:p>209.924</text:p>
          </table:table-cell>
        </table:table-row>
        <table:table-row table:style-name="ro1" table:visibility="filter">
          <table:table-cell office:value-type="string" calcext:value-type="string">
            <text:p>1s-50m-10t-50m-0a</text:p>
          </table:table-cell>
          <table:table-cell office:value-type="string" calcext:value-type="string">
            <text:p>no-op-run-1-of-task-import-000</text:p>
          </table:table-cell>
          <table:table-cell table:formula="of:=COM.MICROSOFT.CONCAT([.A94];&quot;:&quot;;[.B94])" office:value-type="string" office:string-value="1s-50m-10t-50m-0a:no-op-run-1-of-task-import-000" calcext:value-type="string">
            <text:p>1s-50m-10t-50m-0a:no-op-run-1-of-task-import-000</text:p>
          </table:table-cell>
          <table:table-cell office:value-type="float" office:value="146.69" calcext:value-type="float">
            <text:p>146.69</text:p>
          </table:table-cell>
          <table:table-cell office:value-type="float" office:value="62.724" calcext:value-type="float">
            <text:p>62.724</text:p>
          </table:table-cell>
          <table:table-cell office:value-type="float" office:value="62.66" calcext:value-type="float">
            <text:p>62.66</text:p>
          </table:table-cell>
        </table:table-row>
        <table:table-row table:style-name="ro1">
          <table:table-cell office:value-type="string" calcext:value-type="string">
            <text:p>1s-50m-10t-50m-0a</text:p>
          </table:table-cell>
          <table:table-cell office:value-type="string" calcext:value-type="string">
            <text:p>task-recomputation</text:p>
          </table:table-cell>
          <table:table-cell table:formula="of:=COM.MICROSOFT.CONCAT([.A95];&quot;:&quot;;[.B95])" office:value-type="string" office:string-value="1s-50m-10t-50m-0a:task-recomputation" calcext:value-type="string">
            <text:p>1s-50m-10t-50m-0a:task-recomputation</text:p>
          </table:table-cell>
          <table:table-cell office:value-type="float" office:value="137.622" calcext:value-type="float">
            <text:p>137.622</text:p>
          </table:table-cell>
          <table:table-cell office:value-type="float" office:value="79.55" calcext:value-type="float">
            <text:p>79.55</text:p>
          </table:table-cell>
          <table:table-cell office:value-type="float" office:value="80.458" calcext:value-type="float">
            <text:p>80.458</text:p>
          </table:table-cell>
        </table:table-row>
        <table:table-row table:style-name="ro1" table:visibility="filter">
          <table:table-cell office:value-type="string" calcext:value-type="string">
            <text:p>1s-50m-20t-50m-0a</text:p>
          </table:table-cell>
          <table:table-cell office:value-type="string" calcext:value-type="string">
            <text:p>initial-run-of-task-import-000</text:p>
          </table:table-cell>
          <table:table-cell table:formula="of:=COM.MICROSOFT.CONCAT([.A96];&quot;:&quot;;[.B96])" office:value-type="string" office:string-value="1s-50m-20t-50m-0a:initial-run-of-task-import-000" calcext:value-type="string">
            <text:p>1s-50m-20t-50m-0a:initial-run-of-task-import-000</text:p>
          </table:table-cell>
          <table:table-cell office:value-type="float" office:value="733.062" calcext:value-type="float">
            <text:p>733.062</text:p>
          </table:table-cell>
          <table:table-cell office:value-type="float" office:value="413.742" calcext:value-type="float">
            <text:p>413.742</text:p>
          </table:table-cell>
          <table:table-cell office:value-type="float" office:value="413.652" calcext:value-type="float">
            <text:p>413.652</text:p>
          </table:table-cell>
        </table:table-row>
        <table:table-row table:style-name="ro1" table:visibility="filter">
          <table:table-cell office:value-type="string" calcext:value-type="string">
            <text:p>1s-50m-20t-50m-0a</text:p>
          </table:table-cell>
          <table:table-cell office:value-type="string" calcext:value-type="string">
            <text:p>no-op-run-1-of-task-import-000</text:p>
          </table:table-cell>
          <table:table-cell table:formula="of:=COM.MICROSOFT.CONCAT([.A97];&quot;:&quot;;[.B97])" office:value-type="string" office:string-value="1s-50m-20t-50m-0a:no-op-run-1-of-task-import-000" calcext:value-type="string">
            <text:p>1s-50m-20t-50m-0a:no-op-run-1-of-task-import-000</text:p>
          </table:table-cell>
          <table:table-cell office:value-type="float" office:value="238.116" calcext:value-type="float">
            <text:p>238.116</text:p>
          </table:table-cell>
          <table:table-cell office:value-type="float" office:value="105.368" calcext:value-type="float">
            <text:p>105.368</text:p>
          </table:table-cell>
          <table:table-cell office:value-type="float" office:value="105.242" calcext:value-type="float">
            <text:p>105.242</text:p>
          </table:table-cell>
        </table:table-row>
        <table:table-row table:style-name="ro1">
          <table:table-cell office:value-type="string" calcext:value-type="string">
            <text:p>1s-50m-20t-50m-0a</text:p>
          </table:table-cell>
          <table:table-cell office:value-type="string" calcext:value-type="string">
            <text:p>task-recomputation</text:p>
          </table:table-cell>
          <table:table-cell table:formula="of:=COM.MICROSOFT.CONCAT([.A98];&quot;:&quot;;[.B98])" office:value-type="string" office:string-value="1s-50m-20t-50m-0a:task-recomputation" calcext:value-type="string">
            <text:p>1s-50m-20t-50m-0a:task-recomputation</text:p>
          </table:table-cell>
          <table:table-cell office:value-type="float" office:value="250.97" calcext:value-type="float">
            <text:p>250.97</text:p>
          </table:table-cell>
          <table:table-cell office:value-type="float" office:value="141.654" calcext:value-type="float">
            <text:p>141.654</text:p>
          </table:table-cell>
          <table:table-cell office:value-type="float" office:value="142.48" calcext:value-type="float">
            <text:p>142.48</text:p>
          </table:table-cell>
        </table:table-row>
        <table:table-row table:style-name="ro1" table:visibility="filter">
          <table:table-cell office:value-type="string" calcext:value-type="string">
            <text:p>1s-50m-5t-50m-5a</text:p>
          </table:table-cell>
          <table:table-cell office:value-type="string" calcext:value-type="string">
            <text:p>initial-run-of-task-import-000</text:p>
          </table:table-cell>
          <table:table-cell table:formula="of:=COM.MICROSOFT.CONCAT([.A99];&quot;:&quot;;[.B99])" office:value-type="string" office:string-value="1s-50m-5t-50m-5a:initial-run-of-task-import-000" calcext:value-type="string">
            <text:p>1s-50m-5t-50m-5a:initial-run-of-task-import-000</text:p>
          </table:table-cell>
          <table:table-cell office:value-type="float" office:value="261.632" calcext:value-type="float">
            <text:p>261.632</text:p>
          </table:table-cell>
          <table:table-cell office:value-type="float" office:value="131.766" calcext:value-type="float">
            <text:p>131.766</text:p>
          </table:table-cell>
          <table:table-cell office:value-type="float" office:value="130.7" calcext:value-type="float">
            <text:p>130.7</text:p>
          </table:table-cell>
        </table:table-row>
        <table:table-row table:style-name="ro1" table:visibility="filter">
          <table:table-cell office:value-type="string" calcext:value-type="string">
            <text:p>1s-50m-5t-50m-5a</text:p>
          </table:table-cell>
          <table:table-cell office:value-type="string" calcext:value-type="string">
            <text:p>no-op-run-1-of-task-import-000</text:p>
          </table:table-cell>
          <table:table-cell table:formula="of:=COM.MICROSOFT.CONCAT([.A100];&quot;:&quot;;[.B100])" office:value-type="string" office:string-value="1s-50m-5t-50m-5a:no-op-run-1-of-task-import-000" calcext:value-type="string">
            <text:p>1s-50m-5t-50m-5a:no-op-run-1-of-task-import-000</text:p>
          </table:table-cell>
          <table:table-cell office:value-type="float" office:value="109.639" calcext:value-type="float">
            <text:p>109.639</text:p>
          </table:table-cell>
          <table:table-cell office:value-type="float" office:value="40.92" calcext:value-type="float">
            <text:p>40.92</text:p>
          </table:table-cell>
          <table:table-cell office:value-type="float" office:value="41.087" calcext:value-type="float">
            <text:p>41.087</text:p>
          </table:table-cell>
        </table:table-row>
        <table:table-row table:style-name="ro1">
          <table:table-cell office:value-type="string" calcext:value-type="string">
            <text:p>1s-50m-5t-50m-5a</text:p>
          </table:table-cell>
          <table:table-cell office:value-type="string" calcext:value-type="string">
            <text:p>task-recomputation</text:p>
          </table:table-cell>
          <table:table-cell table:formula="of:=COM.MICROSOFT.CONCAT([.A101];&quot;:&quot;;[.B101])" office:value-type="string" office:string-value="1s-50m-5t-50m-5a:task-recomputation" calcext:value-type="string">
            <text:p>1s-50m-5t-50m-5a:task-recomputation</text:p>
          </table:table-cell>
          <table:table-cell office:value-type="float" office:value="100.215" calcext:value-type="float">
            <text:p>100.215</text:p>
          </table:table-cell>
          <table:table-cell office:value-type="float" office:value="55.948" calcext:value-type="float">
            <text:p>55.948</text:p>
          </table:table-cell>
          <table:table-cell office:value-type="float" office:value="56.345" calcext:value-type="float">
            <text:p>56.345</text:p>
          </table:table-cell>
        </table:table-row>
        <table:table-row table:style-name="ro1" table:visibility="filter">
          <table:table-cell office:value-type="string" calcext:value-type="string">
            <text:p>1s-50m-5t-50m-10a</text:p>
          </table:table-cell>
          <table:table-cell office:value-type="string" calcext:value-type="string">
            <text:p>initial-run-of-task-import-000</text:p>
          </table:table-cell>
          <table:table-cell table:formula="of:=COM.MICROSOFT.CONCAT([.A102];&quot;:&quot;;[.B102])" office:value-type="string" office:string-value="1s-50m-5t-50m-10a:initial-run-of-task-import-000" calcext:value-type="string">
            <text:p>1s-50m-5t-50m-10a:initial-run-of-task-import-000</text:p>
          </table:table-cell>
          <table:table-cell office:value-type="float" office:value="287.15" calcext:value-type="float">
            <text:p>287.15</text:p>
          </table:table-cell>
          <table:table-cell office:value-type="float" office:value="155.368" calcext:value-type="float">
            <text:p>155.368</text:p>
          </table:table-cell>
          <table:table-cell office:value-type="float" office:value="158.278" calcext:value-type="float">
            <text:p>158.278</text:p>
          </table:table-cell>
        </table:table-row>
        <table:table-row table:style-name="ro1" table:visibility="filter">
          <table:table-cell office:value-type="string" calcext:value-type="string">
            <text:p>1s-50m-5t-50m-10a</text:p>
          </table:table-cell>
          <table:table-cell office:value-type="string" calcext:value-type="string">
            <text:p>no-op-run-1-of-task-import-000</text:p>
          </table:table-cell>
          <table:table-cell table:formula="of:=COM.MICROSOFT.CONCAT([.A103];&quot;:&quot;;[.B103])" office:value-type="string" office:string-value="1s-50m-5t-50m-10a:no-op-run-1-of-task-import-000" calcext:value-type="string">
            <text:p>1s-50m-5t-50m-10a:no-op-run-1-of-task-import-000</text:p>
          </table:table-cell>
          <table:table-cell office:value-type="float" office:value="113.878" calcext:value-type="float">
            <text:p>113.878</text:p>
          </table:table-cell>
          <table:table-cell office:value-type="float" office:value="46.862" calcext:value-type="float">
            <text:p>46.862</text:p>
          </table:table-cell>
          <table:table-cell office:value-type="float" office:value="48.438" calcext:value-type="float">
            <text:p>48.438</text:p>
          </table:table-cell>
        </table:table-row>
        <table:table-row table:style-name="ro1">
          <table:table-cell office:value-type="string" calcext:value-type="string">
            <text:p>1s-50m-5t-50m-10a</text:p>
          </table:table-cell>
          <table:table-cell office:value-type="string" calcext:value-type="string">
            <text:p>task-recomputation</text:p>
          </table:table-cell>
          <table:table-cell table:formula="of:=COM.MICROSOFT.CONCAT([.A104];&quot;:&quot;;[.B104])" office:value-type="string" office:string-value="1s-50m-5t-50m-10a:task-recomputation" calcext:value-type="string">
            <text:p>1s-50m-5t-50m-10a:task-recomputation</text:p>
          </table:table-cell>
          <table:table-cell office:value-type="float" office:value="111.874" calcext:value-type="float">
            <text:p>111.874</text:p>
          </table:table-cell>
          <table:table-cell office:value-type="float" office:value="68.03" calcext:value-type="float">
            <text:p>68.03</text:p>
          </table:table-cell>
          <table:table-cell office:value-type="float" office:value="68.246" calcext:value-type="float">
            <text:p>68.246</text:p>
          </table:table-cell>
        </table:table-row>
        <table:table-row table:style-name="ro1" table:visibility="filter">
          <table:table-cell office:value-type="string" calcext:value-type="string">
            <text:p>1s-50m-5t-50m-20a</text:p>
          </table:table-cell>
          <table:table-cell office:value-type="string" calcext:value-type="string">
            <text:p>initial-run-of-task-import-000</text:p>
          </table:table-cell>
          <table:table-cell table:formula="of:=COM.MICROSOFT.CONCAT([.A105];&quot;:&quot;;[.B105])" office:value-type="string" office:string-value="1s-50m-5t-50m-20a:initial-run-of-task-import-000" calcext:value-type="string">
            <text:p>1s-50m-5t-50m-20a:initial-run-of-task-import-000</text:p>
          </table:table-cell>
          <table:table-cell office:value-type="float" office:value="336.21" calcext:value-type="float">
            <text:p>336.21</text:p>
          </table:table-cell>
          <table:table-cell office:value-type="float" office:value="189.492" calcext:value-type="float">
            <text:p>189.492</text:p>
          </table:table-cell>
          <table:table-cell office:value-type="float" office:value="192.816" calcext:value-type="float">
            <text:p>192.816</text:p>
          </table:table-cell>
        </table:table-row>
        <table:table-row table:style-name="ro1" table:visibility="filter">
          <table:table-cell office:value-type="string" calcext:value-type="string">
            <text:p>1s-50m-5t-50m-20a</text:p>
          </table:table-cell>
          <table:table-cell office:value-type="string" calcext:value-type="string">
            <text:p>no-op-run-1-of-task-import-000</text:p>
          </table:table-cell>
          <table:table-cell table:formula="of:=COM.MICROSOFT.CONCAT([.A106];&quot;:&quot;;[.B106])" office:value-type="string" office:string-value="1s-50m-5t-50m-20a:no-op-run-1-of-task-import-000" calcext:value-type="string">
            <text:p>1s-50m-5t-50m-20a:no-op-run-1-of-task-import-000</text:p>
          </table:table-cell>
          <table:table-cell office:value-type="float" office:value="125.79" calcext:value-type="float">
            <text:p>125.79</text:p>
          </table:table-cell>
          <table:table-cell office:value-type="float" office:value="54.994" calcext:value-type="float">
            <text:p>54.994</text:p>
          </table:table-cell>
          <table:table-cell office:value-type="float" office:value="55.084" calcext:value-type="float">
            <text:p>55.084</text:p>
          </table:table-cell>
        </table:table-row>
        <table:table-row table:style-name="ro1">
          <table:table-cell office:value-type="string" calcext:value-type="string">
            <text:p>1s-50m-5t-50m-20a</text:p>
          </table:table-cell>
          <table:table-cell office:value-type="string" calcext:value-type="string">
            <text:p>task-recomputation</text:p>
          </table:table-cell>
          <table:table-cell table:formula="of:=COM.MICROSOFT.CONCAT([.A107];&quot;:&quot;;[.B107])" office:value-type="string" office:string-value="1s-50m-5t-50m-20a:task-recomputation" calcext:value-type="string">
            <text:p>1s-50m-5t-50m-20a:task-recomputation</text:p>
          </table:table-cell>
          <table:table-cell office:value-type="float" office:value="131.222" calcext:value-type="float">
            <text:p>131.222</text:p>
          </table:table-cell>
          <table:table-cell office:value-type="float" office:value="84.844" calcext:value-type="float">
            <text:p>84.844</text:p>
          </table:table-cell>
          <table:table-cell office:value-type="float" office:value="85.464" calcext:value-type="float">
            <text:p>85.464</text:p>
          </table:table-cell>
        </table:table-row>
        <table:table-row table:style-name="ro1" table:visibility="filter">
          <table:table-cell office:value-type="string" calcext:value-type="string">
            <text:p>1s-50m-5t-50m-100a</text:p>
          </table:table-cell>
          <table:table-cell office:value-type="string" calcext:value-type="string">
            <text:p>initial-run-of-task-import-000</text:p>
          </table:table-cell>
          <table:table-cell table:formula="of:=COM.MICROSOFT.CONCAT([.A108];&quot;:&quot;;[.B108])" office:value-type="string" office:string-value="1s-50m-5t-50m-100a:initial-run-of-task-import-000" calcext:value-type="string">
            <text:p>1s-50m-5t-50m-100a:initial-run-of-task-import-000</text:p>
          </table:table-cell>
          <table:table-cell office:value-type="float" office:value="955.452" calcext:value-type="float">
            <text:p>955.452</text:p>
          </table:table-cell>
          <table:table-cell office:value-type="float" office:value="655.776" calcext:value-type="float">
            <text:p>655.776</text:p>
          </table:table-cell>
          <table:table-cell office:value-type="float" office:value="659.862" calcext:value-type="float">
            <text:p>659.862</text:p>
          </table:table-cell>
        </table:table-row>
        <table:table-row table:style-name="ro1" table:visibility="filter">
          <table:table-cell office:value-type="string" calcext:value-type="string">
            <text:p>1s-50m-5t-50m-100a</text:p>
          </table:table-cell>
          <table:table-cell office:value-type="string" calcext:value-type="string">
            <text:p>no-op-run-1-of-task-import-000</text:p>
          </table:table-cell>
          <table:table-cell table:formula="of:=COM.MICROSOFT.CONCAT([.A109];&quot;:&quot;;[.B109])" office:value-type="string" office:string-value="1s-50m-5t-50m-100a:no-op-run-1-of-task-import-000" calcext:value-type="string">
            <text:p>1s-50m-5t-50m-100a:no-op-run-1-of-task-import-000</text:p>
          </table:table-cell>
          <table:table-cell office:value-type="float" office:value="300.47" calcext:value-type="float">
            <text:p>300.47</text:p>
          </table:table-cell>
          <table:table-cell office:value-type="float" office:value="197.194" calcext:value-type="float">
            <text:p>197.194</text:p>
          </table:table-cell>
          <table:table-cell office:value-type="float" office:value="198.722" calcext:value-type="float">
            <text:p>198.722</text:p>
          </table:table-cell>
        </table:table-row>
        <table:table-row table:style-name="ro1">
          <table:table-cell office:value-type="string" calcext:value-type="string">
            <text:p>1s-50m-5t-50m-100a</text:p>
          </table:table-cell>
          <table:table-cell office:value-type="string" calcext:value-type="string">
            <text:p>task-recomputation</text:p>
          </table:table-cell>
          <table:table-cell table:formula="of:=COM.MICROSOFT.CONCAT([.A110];&quot;:&quot;;[.B110])" office:value-type="string" office:string-value="1s-50m-5t-50m-100a:task-recomputation" calcext:value-type="string">
            <text:p>1s-50m-5t-50m-100a:task-recomputation</text:p>
          </table:table-cell>
          <table:table-cell office:value-type="float" office:value="371.448" calcext:value-type="float">
            <text:p>371.448</text:p>
          </table:table-cell>
          <table:table-cell office:value-type="float" office:value="309.668" calcext:value-type="float">
            <text:p>309.668</text:p>
          </table:table-cell>
          <table:table-cell office:value-type="float" office:value="310.75" calcext:value-type="float">
            <text:p>310.75</text:p>
          </table:table-cell>
        </table:table-row>
      </table:table>
      <table:table table:name="Initial import" table:style-name="ta1">
        <table:shapes>
          <draw:frame draw:z-index="0" draw:style-name="gr1" draw:text-style-name="P1" svg:width="40.364cm" svg:height="27.332cm" svg:x="11.399cm" svg:y="1.434cm">
            <draw:object draw:notify-on-update-of-ranges="'Initial import'.A1:'Initial import'.A1 'Initial import'.A2:'Initial import'.A16 'Initial import'.B1:'Initial import'.B1 'Initial import'.B2:'Initial import'.B16 'Initial import'.C1:'Initial import'.C1 'Initial import'.C2:'Initial import'.C16 'Initial import'.D1:'Initial import'.D1 'Initial import'.D2:'Initial import'.D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5" table:default-cell-style-name="Default"/>
        <table:table-column table:style-name="co25" table:number-columns-repeated="3" table:default-cell-style-name="ce1"/>
        <table:table-row table:style-name="ro1">
          <table:table-cell office:value-type="string" calcext:value-type="string">
            <text:p>Configuration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string" calcext:value-type="string">
            <text:p>master</text:p>
          </table:table-cell>
        </table:table-row>
        <table:table-row table:style-name="ro1">
          <table:table-cell office:value-type="string" calcext:value-type="string">
            <text:p>1s-1m-0t-0m-0a</text:p>
          </table:table-cell>
          <table:table-cell office:value-type="float" office:value="20.13" calcext:value-type="float">
            <text:p>20.1</text:p>
          </table:table-cell>
          <table:table-cell office:value-type="float" office:value="19.2115" calcext:value-type="float">
            <text:p>19.2</text:p>
          </table:table-cell>
          <table:table-cell office:value-type="float" office:value="19.1485" calcext:value-type="float">
            <text:p>19.1</text:p>
          </table:table-cell>
        </table:table-row>
        <table:table-row table:style-name="ro1">
          <table:table-cell office:value-type="string" calcext:value-type="string">
            <text:p>1s-10m-0t-0m-0a</text:p>
          </table:table-cell>
          <table:table-cell office:value-type="float" office:value="30.2595" calcext:value-type="float">
            <text:p>30.3</text:p>
          </table:table-cell>
          <table:table-cell office:value-type="float" office:value="26.971" calcext:value-type="float">
            <text:p>27.0</text:p>
          </table:table-cell>
          <table:table-cell office:value-type="float" office:value="32.812" calcext:value-type="float">
            <text:p>32.8</text:p>
          </table:table-cell>
        </table:table-row>
        <table:table-row table:style-name="ro1">
          <table:table-cell office:value-type="string" calcext:value-type="string">
            <text:p>1s-50m-0t-0m-0a</text:p>
          </table:table-cell>
          <table:table-cell office:value-type="float" office:value="90.431" calcext:value-type="float">
            <text:p>90.4</text:p>
          </table:table-cell>
          <table:table-cell office:value-type="float" office:value="41.46" calcext:value-type="float">
            <text:p>41.5</text:p>
          </table:table-cell>
          <table:table-cell office:value-type="float" office:value="43.685" calcext:value-type="float">
            <text:p>43.7</text:p>
          </table:table-cell>
        </table:table-row>
        <table:table-row table:style-name="ro1">
          <table:table-cell office:value-type="string" calcext:value-type="string">
            <text:p>1s-100m-0t-0m-0a</text:p>
          </table:table-cell>
          <table:table-cell office:value-type="float" office:value="173.221" calcext:value-type="float">
            <text:p>173.2</text:p>
          </table:table-cell>
          <table:table-cell office:value-type="float" office:value="74.429" calcext:value-type="float">
            <text:p>74.4</text:p>
          </table:table-cell>
          <table:table-cell office:value-type="float" office:value="82.386" calcext:value-type="float">
            <text:p>82.4</text:p>
          </table:table-cell>
        </table:table-row>
        <table:table-row table:style-name="ro1">
          <table:table-cell office:value-type="string" calcext:value-type="string">
            <text:p>1s-200m-0t-0m-0a</text:p>
          </table:table-cell>
          <table:table-cell office:value-type="float" office:value="446.63" calcext:value-type="float">
            <text:p>446.6</text:p>
          </table:table-cell>
          <table:table-cell office:value-type="float" office:value="205.288" calcext:value-type="float">
            <text:p>205.3</text:p>
          </table:table-cell>
          <table:table-cell office:value-type="float" office:value="209.796" calcext:value-type="float">
            <text:p>209.8</text:p>
          </table:table-cell>
        </table:table-row>
        <table:table-row table:style-name="ro1">
          <table:table-cell office:value-type="string" calcext:value-type="string">
            <text:p>5s-50m-0t-0m-0a</text:p>
          </table:table-cell>
          <table:table-cell office:value-type="float" office:value="89.234" calcext:value-type="float">
            <text:p>89.2</text:p>
          </table:table-cell>
          <table:table-cell office:value-type="float" office:value="40.173" calcext:value-type="float">
            <text:p>40.2</text:p>
          </table:table-cell>
          <table:table-cell office:value-type="float" office:value="41.093" calcext:value-type="float">
            <text:p>41.1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float" office:value="98.546" calcext:value-type="float">
            <text:p>98.5</text:p>
          </table:table-cell>
          <table:table-cell office:value-type="float" office:value="50.81" calcext:value-type="float">
            <text:p>50.8</text:p>
          </table:table-cell>
          <table:table-cell office:value-type="float" office:value="48.656" calcext:value-type="float">
            <text:p>48.7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float" office:value="105.244" calcext:value-type="float">
            <text:p>105.2</text:p>
          </table:table-cell>
          <table:table-cell office:value-type="float" office:value="47.864" calcext:value-type="float">
            <text:p>47.9</text:p>
          </table:table-cell>
          <table:table-cell office:value-type="float" office:value="58.686" calcext:value-type="float">
            <text:p>58.7</text:p>
          </table:table-cell>
        </table:table-row>
        <table:table-row table:style-name="ro1">
          <table:table-cell office:value-type="string" calcext:value-type="string">
            <text:p>1s-50m-5t-50m-0a</text:p>
          </table:table-cell>
          <table:table-cell office:value-type="float" office:value="227.682" calcext:value-type="float">
            <text:p>227.7</text:p>
          </table:table-cell>
          <table:table-cell office:value-type="float" office:value="114.378" calcext:value-type="float">
            <text:p>114.4</text:p>
          </table:table-cell>
          <table:table-cell office:value-type="float" office:value="111.401" calcext:value-type="float">
            <text:p>111.4</text:p>
          </table:table-cell>
        </table:table-row>
        <table:table-row table:style-name="ro1">
          <table:table-cell office:value-type="string" calcext:value-type="string">
            <text:p>1s-50m-10t-50m-0a</text:p>
          </table:table-cell>
          <table:table-cell office:value-type="float" office:value="386.488" calcext:value-type="float">
            <text:p>386.5</text:p>
          </table:table-cell>
          <table:table-cell office:value-type="float" office:value="212.242" calcext:value-type="float">
            <text:p>212.2</text:p>
          </table:table-cell>
          <table:table-cell office:value-type="float" office:value="209.924" calcext:value-type="float">
            <text:p>209.9</text:p>
          </table:table-cell>
        </table:table-row>
        <table:table-row table:style-name="ro1">
          <table:table-cell office:value-type="string" calcext:value-type="string">
            <text:p>1s-50m-20t-50m-0a</text:p>
          </table:table-cell>
          <table:table-cell office:value-type="float" office:value="733.062" calcext:value-type="float">
            <text:p>733.1</text:p>
          </table:table-cell>
          <table:table-cell office:value-type="float" office:value="413.742" calcext:value-type="float">
            <text:p>413.7</text:p>
          </table:table-cell>
          <table:table-cell office:value-type="float" office:value="413.652" calcext:value-type="float">
            <text:p>413.7</text:p>
          </table:table-cell>
        </table:table-row>
        <table:table-row table:style-name="ro1">
          <table:table-cell office:value-type="string" calcext:value-type="string">
            <text:p>1s-50m-5t-50m-5a</text:p>
          </table:table-cell>
          <table:table-cell office:value-type="float" office:value="261.632" calcext:value-type="float">
            <text:p>261.6</text:p>
          </table:table-cell>
          <table:table-cell office:value-type="float" office:value="131.766" calcext:value-type="float">
            <text:p>131.8</text:p>
          </table:table-cell>
          <table:table-cell office:value-type="float" office:value="130.7" calcext:value-type="float">
            <text:p>130.7</text:p>
          </table:table-cell>
        </table:table-row>
        <table:table-row table:style-name="ro1">
          <table:table-cell office:value-type="string" calcext:value-type="string">
            <text:p>1s-50m-5t-50m-10a</text:p>
          </table:table-cell>
          <table:table-cell office:value-type="float" office:value="287.15" calcext:value-type="float">
            <text:p>287.2</text:p>
          </table:table-cell>
          <table:table-cell office:value-type="float" office:value="155.368" calcext:value-type="float">
            <text:p>155.4</text:p>
          </table:table-cell>
          <table:table-cell office:value-type="float" office:value="158.278" calcext:value-type="float">
            <text:p>158.3</text:p>
          </table:table-cell>
        </table:table-row>
        <table:table-row table:style-name="ro1">
          <table:table-cell office:value-type="string" calcext:value-type="string">
            <text:p>1s-50m-5t-50m-20a</text:p>
          </table:table-cell>
          <table:table-cell office:value-type="float" office:value="336.21" calcext:value-type="float">
            <text:p>336.2</text:p>
          </table:table-cell>
          <table:table-cell office:value-type="float" office:value="189.492" calcext:value-type="float">
            <text:p>189.5</text:p>
          </table:table-cell>
          <table:table-cell office:value-type="float" office:value="192.816" calcext:value-type="float">
            <text:p>192.8</text:p>
          </table:table-cell>
        </table:table-row>
        <table:table-row table:style-name="ro1">
          <table:table-cell office:value-type="string" calcext:value-type="string">
            <text:p>1s-50m-5t-50m-100a</text:p>
          </table:table-cell>
          <table:table-cell office:value-type="float" office:value="955.452" calcext:value-type="float">
            <text:p>955.5</text:p>
          </table:table-cell>
          <table:table-cell office:value-type="float" office:value="655.776" calcext:value-type="float">
            <text:p>655.8</text:p>
          </table:table-cell>
          <table:table-cell office:value-type="float" office:value="659.862" calcext:value-type="float">
            <text:p>659.9</text:p>
          </table:table-cell>
        </table:table-row>
      </table:table>
      <table:table table:name="Recomputation" table:style-name="ta1">
        <table:shapes>
          <draw:frame draw:z-index="0" draw:style-name="gr1" draw:text-style-name="P1" svg:width="40.447cm" svg:height="27.358cm" svg:x="11.289cm" svg:y="1.408cm">
            <draw:object draw:notify-on-update-of-ranges="Recomputation.A1:Recomputation.A1 Recomputation.A2:Recomputation.A16 Recomputation.B1:Recomputation.B1 Recomputation.B2:Recomputation.B16 Recomputation.C1:Recomputation.C1 Recomputation.C2:Recomputation.C16 Recomputation.D1:Recomputation.D1 Recomputation.D2:Recomputation.D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5" table:default-cell-style-name="Default"/>
        <table:table-column table:style-name="co25" table:number-columns-repeated="3" table:default-cell-style-name="ce1"/>
        <table:table-row table:style-name="ro1">
          <table:table-cell office:value-type="string" calcext:value-type="string">
            <text:p>Configuration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string" calcext:value-type="string">
            <text:p>master</text:p>
          </table:table-cell>
        </table:table-row>
        <table:table-row table:style-name="ro1">
          <table:table-cell office:value-type="string" calcext:value-type="string">
            <text:p>1s-1m-0t-0m-0a</text:p>
          </table:table-cell>
          <table:table-cell office:value-type="float" office:value="4.6345" calcext:value-type="float">
            <text:p>4.6</text:p>
          </table:table-cell>
          <table:table-cell office:value-type="float" office:value="4.5875" calcext:value-type="float">
            <text:p>4.6</text:p>
          </table:table-cell>
          <table:table-cell office:value-type="float" office:value="4.6655" calcext:value-type="float">
            <text:p>4.7</text:p>
          </table:table-cell>
        </table:table-row>
        <table:table-row table:style-name="ro1">
          <table:table-cell office:value-type="string" calcext:value-type="string">
            <text:p>1s-10m-0t-0m-0a</text:p>
          </table:table-cell>
          <table:table-cell office:value-type="float" office:value="11.053" calcext:value-type="float">
            <text:p>11.1</text:p>
          </table:table-cell>
          <table:table-cell office:value-type="float" office:value="6.7695" calcext:value-type="float">
            <text:p>6.8</text:p>
          </table:table-cell>
          <table:table-cell office:value-type="float" office:value="6.75" calcext:value-type="float">
            <text:p>6.8</text:p>
          </table:table-cell>
        </table:table-row>
        <table:table-row table:style-name="ro1">
          <table:table-cell office:value-type="string" calcext:value-type="string">
            <text:p>1s-50m-0t-0m-0a</text:p>
          </table:table-cell>
          <table:table-cell office:value-type="float" office:value="43.517" calcext:value-type="float">
            <text:p>43.5</text:p>
          </table:table-cell>
          <table:table-cell office:value-type="float" office:value="15.324" calcext:value-type="float">
            <text:p>15.3</text:p>
          </table:table-cell>
          <table:table-cell office:value-type="float" office:value="14.998" calcext:value-type="float">
            <text:p>15.0</text:p>
          </table:table-cell>
        </table:table-row>
        <table:table-row table:style-name="ro1">
          <table:table-cell office:value-type="string" calcext:value-type="string">
            <text:p>1s-100m-0t-0m-0a</text:p>
          </table:table-cell>
          <table:table-cell office:value-type="float" office:value="87.302" calcext:value-type="float">
            <text:p>87.3</text:p>
          </table:table-cell>
          <table:table-cell office:value-type="float" office:value="29.474" calcext:value-type="float">
            <text:p>29.5</text:p>
          </table:table-cell>
          <table:table-cell office:value-type="float" office:value="30.583" calcext:value-type="float">
            <text:p>30.6</text:p>
          </table:table-cell>
        </table:table-row>
        <table:table-row table:style-name="ro1">
          <table:table-cell office:value-type="string" calcext:value-type="string">
            <text:p>1s-200m-0t-0m-0a</text:p>
          </table:table-cell>
          <table:table-cell office:value-type="float" office:value="182.13" calcext:value-type="float">
            <text:p>182.1</text:p>
          </table:table-cell>
          <table:table-cell office:value-type="float" office:value="74.404" calcext:value-type="float">
            <text:p>74.4</text:p>
          </table:table-cell>
          <table:table-cell office:value-type="float" office:value="69.012" calcext:value-type="float">
            <text:p>69.0</text:p>
          </table:table-cell>
        </table:table-row>
        <table:table-row table:style-name="ro1">
          <table:table-cell office:value-type="string" calcext:value-type="string">
            <text:p>5s-50m-0t-0m-0a</text:p>
          </table:table-cell>
          <table:table-cell office:value-type="float" office:value="206.438" calcext:value-type="float">
            <text:p>206.4</text:p>
          </table:table-cell>
          <table:table-cell office:value-type="float" office:value="68.673" calcext:value-type="float">
            <text:p>68.7</text:p>
          </table:table-cell>
          <table:table-cell office:value-type="float" office:value="67.448" calcext:value-type="float">
            <text:p>67.4</text:p>
          </table:table-cell>
        </table:table-row>
        <table:table-row table:style-name="ro1">
          <table:table-cell office:value-type="string" calcext:value-type="string">
            <text:p>10s-50m-0t-0m-0a</text:p>
          </table:table-cell>
          <table:table-cell office:value-type="float" office:value="476.904" calcext:value-type="float">
            <text:p>476.9</text:p>
          </table:table-cell>
          <table:table-cell office:value-type="float" office:value="205.866" calcext:value-type="float">
            <text:p>205.9</text:p>
          </table:table-cell>
          <table:table-cell office:value-type="float" office:value="200.538" calcext:value-type="float">
            <text:p>200.5</text:p>
          </table:table-cell>
        </table:table-row>
        <table:table-row table:style-name="ro1">
          <table:table-cell office:value-type="string" calcext:value-type="string">
            <text:p>20s-50m-0t-0m-0a</text:p>
          </table:table-cell>
          <table:table-cell office:value-type="float" office:value="1552.212" calcext:value-type="float">
            <text:p>1552.2</text:p>
          </table:table-cell>
          <table:table-cell office:value-type="float" office:value="1130.982" calcext:value-type="float">
            <text:p>1131.0</text:p>
          </table:table-cell>
          <table:table-cell office:value-type="float" office:value="1100.564" calcext:value-type="float">
            <text:p>1100.6</text:p>
          </table:table-cell>
        </table:table-row>
        <table:table-row table:style-name="ro1">
          <table:table-cell office:value-type="string" calcext:value-type="string">
            <text:p>1s-50m-5t-50m-0a</text:p>
          </table:table-cell>
          <table:table-cell office:value-type="float" office:value="86.797" calcext:value-type="float">
            <text:p>86.8</text:p>
          </table:table-cell>
          <table:table-cell office:value-type="float" office:value="46.535" calcext:value-type="float">
            <text:p>46.5</text:p>
          </table:table-cell>
          <table:table-cell office:value-type="float" office:value="45.914" calcext:value-type="float">
            <text:p>45.9</text:p>
          </table:table-cell>
        </table:table-row>
        <table:table-row table:style-name="ro1">
          <table:table-cell office:value-type="string" calcext:value-type="string">
            <text:p>1s-50m-10t-50m-0a</text:p>
          </table:table-cell>
          <table:table-cell office:value-type="float" office:value="137.622" calcext:value-type="float">
            <text:p>137.6</text:p>
          </table:table-cell>
          <table:table-cell office:value-type="float" office:value="79.55" calcext:value-type="float">
            <text:p>79.6</text:p>
          </table:table-cell>
          <table:table-cell office:value-type="float" office:value="80.458" calcext:value-type="float">
            <text:p>80.5</text:p>
          </table:table-cell>
        </table:table-row>
        <table:table-row table:style-name="ro1">
          <table:table-cell office:value-type="string" calcext:value-type="string">
            <text:p>1s-50m-20t-50m-0a</text:p>
          </table:table-cell>
          <table:table-cell office:value-type="float" office:value="250.97" calcext:value-type="float">
            <text:p>251.0</text:p>
          </table:table-cell>
          <table:table-cell office:value-type="float" office:value="141.654" calcext:value-type="float">
            <text:p>141.7</text:p>
          </table:table-cell>
          <table:table-cell office:value-type="float" office:value="142.48" calcext:value-type="float">
            <text:p>142.5</text:p>
          </table:table-cell>
        </table:table-row>
        <table:table-row table:style-name="ro1">
          <table:table-cell office:value-type="string" calcext:value-type="string">
            <text:p>1s-50m-5t-50m-5a</text:p>
          </table:table-cell>
          <table:table-cell office:value-type="float" office:value="100.215" calcext:value-type="float">
            <text:p>100.2</text:p>
          </table:table-cell>
          <table:table-cell office:value-type="float" office:value="55.948" calcext:value-type="float">
            <text:p>55.9</text:p>
          </table:table-cell>
          <table:table-cell office:value-type="float" office:value="56.345" calcext:value-type="float">
            <text:p>56.3</text:p>
          </table:table-cell>
        </table:table-row>
        <table:table-row table:style-name="ro1">
          <table:table-cell office:value-type="string" calcext:value-type="string">
            <text:p>1s-50m-5t-50m-10a</text:p>
          </table:table-cell>
          <table:table-cell office:value-type="float" office:value="111.874" calcext:value-type="float">
            <text:p>111.9</text:p>
          </table:table-cell>
          <table:table-cell office:value-type="float" office:value="68.03" calcext:value-type="float">
            <text:p>68.0</text:p>
          </table:table-cell>
          <table:table-cell office:value-type="float" office:value="68.246" calcext:value-type="float">
            <text:p>68.2</text:p>
          </table:table-cell>
        </table:table-row>
        <table:table-row table:style-name="ro1">
          <table:table-cell office:value-type="string" calcext:value-type="string">
            <text:p>1s-50m-5t-50m-20a</text:p>
          </table:table-cell>
          <table:table-cell office:value-type="float" office:value="131.222" calcext:value-type="float">
            <text:p>131.2</text:p>
          </table:table-cell>
          <table:table-cell office:value-type="float" office:value="84.844" calcext:value-type="float">
            <text:p>84.8</text:p>
          </table:table-cell>
          <table:table-cell office:value-type="float" office:value="85.464" calcext:value-type="float">
            <text:p>85.5</text:p>
          </table:table-cell>
        </table:table-row>
        <table:table-row table:style-name="ro1">
          <table:table-cell office:value-type="string" calcext:value-type="string">
            <text:p>1s-50m-5t-50m-100a</text:p>
          </table:table-cell>
          <table:table-cell office:value-type="float" office:value="371.448" calcext:value-type="float">
            <text:p>371.4</text:p>
          </table:table-cell>
          <table:table-cell office:value-type="float" office:value="309.668" calcext:value-type="float">
            <text:p>309.7</text:p>
          </table:table-cell>
          <table:table-cell office:value-type="float" office:value="310.75" calcext:value-type="float">
            <text:p>310.8</text:p>
          </table:table-cell>
        </table:table-row>
      </table:table>
      <table:named-expressions/>
      <table:database-ranges>
        <table:database-range table:name="__Anonymous_Sheet_DB__1" table:target-range-address="'Selected data'.A1:'Selected data'.F110" table:display-filter-buttons="true">
          <table:filter>
            <table:filter-and>
              <table:filter-condition table:field-number="1" table:value="task-recomputation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6T07:58:41.801000000</dc:date>
    <meta:editing-duration>PT14M5S</meta:editing-duration>
    <meta:editing-cycles>2</meta:editing-cycles>
    <meta:generator>LibreOffice/7.1.1.2$Windows_X86_64 LibreOffice_project/fe0b08f4af1bacafe4c7ecc87ce55bb426164676</meta:generator>
    <meta:document-statistic meta:table-count="4" meta:cell-count="10300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7.916cm" svg:height="28.236cm" xlink:href=".." xlink:type="simple" chart:class="chart:bar" chart:style-name="ch1">
        <chart:legend chart:legend-position="end" svg:x="96.103cm" svg:y="13.321cm" style:legend-expansion="high" chart:style-name="ch2"/>
        <chart:plot-area chart:style-name="ch3" table:cell-range-address="'Selected data'.C1:'Selected data'.F110" chart:data-source-has-labels="both" svg:x="1.958cm" svg:y="0.564cm" svg:width="92.187cm" svg:height="27.108cm">
          <chart:coordinate-region svg:x="2.95cm" svg:y="0.564cm" svg:width="91.195cm" svg:height="22.001cm"/>
          <chart:axis chart:dimension="x" chart:name="primary-x" chart:style-name="ch4" chartooo:axis-type="auto">
            <chartooo:date-scale/>
            <chart:categories table:cell-range-address="'Selected data'.C2:'Selected data'.C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elected data'.D2:'Selected data'.D110" chart:label-cell-address="'Selected data'.D1:'Selected data'.D1" chart:class="chart:bar">
            <chart:data-point chart:repeated="15"/>
          </chart:series>
          <chart:series chart:style-name="ch8" chart:values-cell-range-address="'Selected data'.E2:'Selected data'.E110" chart:label-cell-address="'Selected data'.E1:'Selected data'.E1" chart:class="chart:bar">
            <chart:data-point chart:repeated="15"/>
          </chart:series>
          <chart:series chart:style-name="ch9" chart:values-cell-range-address="'Selected data'.F2:'Selected data'.F110" chart:label-cell-address="'Selected data'.F1:'Selected data'.F1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.2</text:p>
                <draw:g>
                  <svg:desc>'Selected data'.D1:'Selected data'.D1</svg:desc>
                </draw:g>
              </table:table-cell>
              <table:table-cell office:value-type="string">
                <text:p>4.3</text:p>
                <draw:g>
                  <svg:desc>'Selected data'.E1:'Selected data'.E1</svg:desc>
                </draw:g>
              </table:table-cell>
              <table:table-cell office:value-type="string">
                <text:p>master</text:p>
                <draw:g>
                  <svg:desc>'Selected data'.F1:'Selected dat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s-1m-0t-0m-0a:task-recomputation</text:p>
                <draw:g>
                  <svg:desc>'Selected data'.C2:'Selected data'.C110</svg:desc>
                </draw:g>
              </table:table-cell>
              <table:table-cell office:value-type="float" office:value="4.6345">
                <text:p>4.6345</text:p>
                <draw:g>
                  <svg:desc>'Selected data'.D2:'Selected data'.D110</svg:desc>
                </draw:g>
              </table:table-cell>
              <table:table-cell office:value-type="float" office:value="4.5875">
                <text:p>4.5875</text:p>
                <draw:g>
                  <svg:desc>'Selected data'.E2:'Selected data'.E110</svg:desc>
                </draw:g>
              </table:table-cell>
              <table:table-cell office:value-type="float" office:value="4.6655">
                <text:p>4.6655</text:p>
                <draw:g>
                  <svg:desc>'Selected data'.F2:'Selected data'.F110</svg:desc>
                </draw:g>
              </table:table-cell>
            </table:table-row>
            <table:table-row>
              <table:table-cell office:value-type="string">
                <text:p>1s-10m-0t-0m-0a:task-recomputation</text:p>
              </table:table-cell>
              <table:table-cell office:value-type="float" office:value="11.053">
                <text:p>11.053</text:p>
              </table:table-cell>
              <table:table-cell office:value-type="float" office:value="6.7695">
                <text:p>6.7695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s-50m-0t-0m-0a:task-recomputation</text:p>
              </table:table-cell>
              <table:table-cell office:value-type="float" office:value="43.517">
                <text:p>43.517</text:p>
              </table:table-cell>
              <table:table-cell office:value-type="float" office:value="15.324">
                <text:p>15.324</text:p>
              </table:table-cell>
              <table:table-cell office:value-type="float" office:value="14.998">
                <text:p>14.998</text:p>
              </table:table-cell>
            </table:table-row>
            <table:table-row>
              <table:table-cell office:value-type="string">
                <text:p>1s-100m-0t-0m-0a:task-recomputation</text:p>
              </table:table-cell>
              <table:table-cell office:value-type="float" office:value="87.302">
                <text:p>87.302</text:p>
              </table:table-cell>
              <table:table-cell office:value-type="float" office:value="29.474">
                <text:p>29.474</text:p>
              </table:table-cell>
              <table:table-cell office:value-type="float" office:value="30.583">
                <text:p>30.583</text:p>
              </table:table-cell>
            </table:table-row>
            <table:table-row>
              <table:table-cell office:value-type="string">
                <text:p>1s-200m-0t-0m-0a:task-recomputation</text:p>
              </table:table-cell>
              <table:table-cell office:value-type="float" office:value="182.13">
                <text:p>182.13</text:p>
              </table:table-cell>
              <table:table-cell office:value-type="float" office:value="74.404">
                <text:p>74.404</text:p>
              </table:table-cell>
              <table:table-cell office:value-type="float" office:value="69.012">
                <text:p>69.012</text:p>
              </table:table-cell>
            </table:table-row>
            <table:table-row>
              <table:table-cell office:value-type="string">
                <text:p>5s-50m-0t-0m-0a:task-recomputation</text:p>
              </table:table-cell>
              <table:table-cell office:value-type="float" office:value="206.438">
                <text:p>206.438</text:p>
              </table:table-cell>
              <table:table-cell office:value-type="float" office:value="68.673">
                <text:p>68.673</text:p>
              </table:table-cell>
              <table:table-cell office:value-type="float" office:value="67.448">
                <text:p>67.448</text:p>
              </table:table-cell>
            </table:table-row>
            <table:table-row>
              <table:table-cell office:value-type="string">
                <text:p>10s-50m-0t-0m-0a:task-recomputation</text:p>
              </table:table-cell>
              <table:table-cell office:value-type="float" office:value="476.904">
                <text:p>476.904</text:p>
              </table:table-cell>
              <table:table-cell office:value-type="float" office:value="205.866">
                <text:p>205.866</text:p>
              </table:table-cell>
              <table:table-cell office:value-type="float" office:value="200.538">
                <text:p>200.538</text:p>
              </table:table-cell>
            </table:table-row>
            <table:table-row>
              <table:table-cell office:value-type="string">
                <text:p>20s-50m-0t-0m-0a:task-recomputation</text:p>
              </table:table-cell>
              <table:table-cell office:value-type="float" office:value="1552.212">
                <text:p>1552.212</text:p>
              </table:table-cell>
              <table:table-cell office:value-type="float" office:value="1130.982">
                <text:p>1130.982</text:p>
              </table:table-cell>
              <table:table-cell office:value-type="float" office:value="1100.564">
                <text:p>1100.564</text:p>
              </table:table-cell>
            </table:table-row>
            <table:table-row>
              <table:table-cell office:value-type="string">
                <text:p>1s-50m-5t-50m-0a:task-recomputation</text:p>
              </table:table-cell>
              <table:table-cell office:value-type="float" office:value="86.797">
                <text:p>86.797</text:p>
              </table:table-cell>
              <table:table-cell office:value-type="float" office:value="46.535">
                <text:p>46.535</text:p>
              </table:table-cell>
              <table:table-cell office:value-type="float" office:value="45.914">
                <text:p>45.914</text:p>
              </table:table-cell>
            </table:table-row>
            <table:table-row>
              <table:table-cell office:value-type="string">
                <text:p>1s-50m-10t-50m-0a:task-recomputation</text:p>
              </table:table-cell>
              <table:table-cell office:value-type="float" office:value="137.622">
                <text:p>137.622</text:p>
              </table:table-cell>
              <table:table-cell office:value-type="float" office:value="79.55">
                <text:p>79.55</text:p>
              </table:table-cell>
              <table:table-cell office:value-type="float" office:value="80.458">
                <text:p>80.458</text:p>
              </table:table-cell>
            </table:table-row>
            <table:table-row>
              <table:table-cell office:value-type="string">
                <text:p>1s-50m-20t-50m-0a:task-recomputation</text:p>
              </table:table-cell>
              <table:table-cell office:value-type="float" office:value="250.97">
                <text:p>250.97</text:p>
              </table:table-cell>
              <table:table-cell office:value-type="float" office:value="141.654">
                <text:p>141.654</text:p>
              </table:table-cell>
              <table:table-cell office:value-type="float" office:value="142.48">
                <text:p>142.48</text:p>
              </table:table-cell>
            </table:table-row>
            <table:table-row>
              <table:table-cell office:value-type="string">
                <text:p>1s-50m-5t-50m-5a:task-recomputation</text:p>
              </table:table-cell>
              <table:table-cell office:value-type="float" office:value="100.215">
                <text:p>100.215</text:p>
              </table:table-cell>
              <table:table-cell office:value-type="float" office:value="55.948">
                <text:p>55.948</text:p>
              </table:table-cell>
              <table:table-cell office:value-type="float" office:value="56.345">
                <text:p>56.345</text:p>
              </table:table-cell>
            </table:table-row>
            <table:table-row>
              <table:table-cell office:value-type="string">
                <text:p>1s-50m-5t-50m-10a:task-recomputation</text:p>
              </table:table-cell>
              <table:table-cell office:value-type="float" office:value="111.874">
                <text:p>111.874</text:p>
              </table:table-cell>
              <table:table-cell office:value-type="float" office:value="68.03">
                <text:p>68.03</text:p>
              </table:table-cell>
              <table:table-cell office:value-type="float" office:value="68.246">
                <text:p>68.246</text:p>
              </table:table-cell>
            </table:table-row>
            <table:table-row>
              <table:table-cell office:value-type="string">
                <text:p>1s-50m-5t-50m-20a:task-recomputation</text:p>
              </table:table-cell>
              <table:table-cell office:value-type="float" office:value="131.222">
                <text:p>131.222</text:p>
              </table:table-cell>
              <table:table-cell office:value-type="float" office:value="84.844">
                <text:p>84.844</text:p>
              </table:table-cell>
              <table:table-cell office:value-type="float" office:value="85.464">
                <text:p>85.464</text:p>
              </table:table-cell>
            </table:table-row>
            <table:table-row>
              <table:table-cell office:value-type="string">
                <text:p>1s-50m-5t-50m-100a:task-recomputation</text:p>
              </table:table-cell>
              <table:table-cell office:value-type="float" office:value="371.448">
                <text:p>371.448</text:p>
              </table:table-cell>
              <table:table-cell office:value-type="float" office:value="309.668">
                <text:p>309.668</text:p>
              </table:table-cell>
              <table:table-cell office:value-type="float" office:value="310.75">
                <text:p>310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color="#2a6099" fo:font-size="8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color="#ff0000" fo:font-size="8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ffd320" dr3d:edge-rounding="5%"/>
      <style:text-properties fo:color="#ff860d" fo:font-size="8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0.448cm" svg:height="27.359cm" xlink:href=".." xlink:type="simple" chart:class="chart:bar" chart:style-name="ch1">
        <chart:title svg:x="17.151cm" svg:y="0.683cm" chart:style-name="ch2">
          <text:p>Performance of recomputation</text:p>
        </chart:title>
        <chart:legend chart:legend-position="end" svg:x="38.635cm" svg:y="12.882cm" style:legend-expansion="high" chart:style-name="ch3"/>
        <chart:plot-area chart:style-name="ch4" table:cell-range-address="Recomputation.A1:Recomputation.D16" chart:data-source-has-labels="both" svg:x="1.819cm" svg:y="2.009cm" svg:width="36.008cm" svg:height="23.822cm">
          <chart:coordinate-region svg:x="3.102cm" svg:y="2.009cm" svg:width="34.725cm" svg:height="20.865cm"/>
          <chart:axis chart:dimension="x" chart:name="primary-x" chart:style-name="ch5" chartooo:axis-type="auto">
            <chartooo:date-scale/>
            <chart:title svg:x="15.016cm" svg:y="26.378cm" chart:style-name="ch6">
              <text:p>Scenario (s = sources, t = targets, m = mappings, a = assignments)</text:p>
            </chart:title>
            <chart:categories table:cell-range-address="Recomputation.A2:Recomputation.A16"/>
          </chart:axis>
          <chart:axis chart:dimension="y" chart:name="primary-y" chart:style-name="ch7">
            <chart:title svg:x="0.451cm" svg:y="15.988cm" chart:style-name="ch8">
              <text:p>Time per user [milliseconds]</text:p>
            </chart:title>
            <chart:grid chart:style-name="ch9" chart:class="major"/>
          </chart:axis>
          <chart:series chart:style-name="ch10" chart:values-cell-range-address="Recomputation.B2:Recomputation.B16" chart:label-cell-address="Recomputation.B1:Recomputation.B1" chart:class="chart:bar">
            <chart:data-point chart:repeated="15"/>
          </chart:series>
          <chart:series chart:style-name="ch11" chart:values-cell-range-address="Recomputation.C2:Recomputation.C16" chart:label-cell-address="Recomputation.C1:Recomputation.C1" chart:class="chart:bar">
            <chart:data-point chart:style-name="ch12" loext:custom-label-pos-x="0.00119882781280525" loext:custom-label-pos-y="-0.0175852066715011"/>
            <chart:data-point chart:repeated="6"/>
            <chart:data-point chart:style-name="ch12" loext:custom-label-pos-x="0.00976822662285765" loext:custom-label-pos-y="-0.0577109016195311"/>
            <chart:data-point/>
            <chart:data-point chart:style-name="ch12" loext:custom-label-pos-x="0" loext:custom-label-pos-y="-0.0384336475707034"/>
            <chart:data-point chart:style-name="ch12" loext:custom-label-pos-x="-0.00124322884290917" loext:custom-label-pos-y="-0.062484892434131"/>
            <chart:data-point chart:repeated="3"/>
            <chart:data-point chart:style-name="ch12" loext:custom-label-pos-x="-0.00205206813855174" loext:custom-label-pos-y="-0.0485050076759997"/>
          </chart:series>
          <chart:series chart:style-name="ch13" chart:values-cell-range-address="Recomputation.D2:Recomputation.D16" chart:label-cell-address="Recomputation.D1:Recomputation.D1" chart:class="chart:bar">
            <chart:data-point chart:style-name="ch12" loext:custom-label-pos-x="0.00364088446851968" loext:custom-label-pos-y="-0.0384336475707033"/>
            <chart:data-point chart:style-name="ch12" loext:custom-label-pos-x="0.00119882781280525" loext:custom-label-pos-y="-0.0208484408992023"/>
            <chart:data-point chart:style-name="ch12" loext:custom-label-pos-x="0" loext:custom-label-pos-y="-0.0208484408992023"/>
            <chart:data-point chart:style-name="ch12" loext:custom-label-pos-x="0.00244205665571445" loext:custom-label-pos-y="-0.017645636934977"/>
            <chart:data-point chart:style-name="ch12" loext:custom-label-pos-x="-0.00124322884290917" loext:custom-label-pos-y="-0.0240512448634277"/>
            <chart:data-point chart:style-name="ch12" loext:custom-label-pos-x="0" loext:custom-label-pos-y="-0.0192772540488276"/>
            <chart:data-point chart:style-name="ch12" loext:custom-label-pos-x="0" loext:custom-label-pos-y="-0.0320884699057288"/>
            <chart:data-point chart:style-name="ch12" loext:custom-label-pos-x="0.00119882781280534" loext:custom-label-pos-y="-0.0368624607203287"/>
            <chart:data-point chart:style-name="ch12" loext:custom-label-pos-x="0" loext:custom-label-pos-y="-0.022419627749577"/>
            <chart:data-point chart:style-name="ch12" loext:custom-label-pos-x="0" loext:custom-label-pos-y="-0.0272540488276529"/>
            <chart:data-point chart:style-name="ch12" loext:custom-label-pos-x="0.00119882781280523" loext:custom-label-pos-y="-0.0416968817984046"/>
            <chart:data-point chart:style-name="ch12" loext:custom-label-pos-x="0" loext:custom-label-pos-y="-0.040065264684554"/>
            <chart:data-point chart:style-name="ch12" loext:custom-label-pos-x="0" loext:custom-label-pos-y="-0.0368624607203288"/>
            <chart:data-point chart:style-name="ch12" loext:custom-label-pos-x="0" loext:custom-label-pos-y="-0.0320884699057288"/>
            <chart:data-point chart:style-name="ch12" loext:custom-label-pos-x="0" loext:custom-label-pos-y="-0.036862460720328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.2</text:p>
                <draw:g>
                  <svg:desc>Recomputation.B1:Recomputation.B1</svg:desc>
                </draw:g>
              </table:table-cell>
              <table:table-cell office:value-type="string">
                <text:p>4.3</text:p>
                <draw:g>
                  <svg:desc>Recomputation.C1:Recomputation.C1</svg:desc>
                </draw:g>
              </table:table-cell>
              <table:table-cell office:value-type="string">
                <text:p>master</text:p>
                <draw:g>
                  <svg:desc>Recomputation.D1:Recomputa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s-1m-0t-0m-0a</text:p>
                <draw:g>
                  <svg:desc>Recomputation.A2:Recomputation.A16</svg:desc>
                </draw:g>
              </table:table-cell>
              <table:table-cell office:value-type="float" office:value="4.6345">
                <text:p>4.6345</text:p>
                <draw:g>
                  <svg:desc>Recomputation.B2:Recomputation.B16</svg:desc>
                </draw:g>
              </table:table-cell>
              <table:table-cell office:value-type="float" office:value="4.5875">
                <text:p>4.5875</text:p>
                <draw:g>
                  <svg:desc>Recomputation.C2:Recomputation.C16</svg:desc>
                </draw:g>
              </table:table-cell>
              <table:table-cell office:value-type="float" office:value="4.6655">
                <text:p>4.6655</text:p>
                <draw:g>
                  <svg:desc>Recomputation.D2:Recomputation.D16</svg:desc>
                </draw:g>
              </table:table-cell>
            </table:table-row>
            <table:table-row>
              <table:table-cell office:value-type="string">
                <text:p>1s-10m-0t-0m-0a</text:p>
              </table:table-cell>
              <table:table-cell office:value-type="float" office:value="11.053">
                <text:p>11.053</text:p>
              </table:table-cell>
              <table:table-cell office:value-type="float" office:value="6.7695">
                <text:p>6.7695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s-50m-0t-0m-0a</text:p>
              </table:table-cell>
              <table:table-cell office:value-type="float" office:value="43.517">
                <text:p>43.517</text:p>
              </table:table-cell>
              <table:table-cell office:value-type="float" office:value="15.324">
                <text:p>15.324</text:p>
              </table:table-cell>
              <table:table-cell office:value-type="float" office:value="14.998">
                <text:p>14.998</text:p>
              </table:table-cell>
            </table:table-row>
            <table:table-row>
              <table:table-cell office:value-type="string">
                <text:p>1s-100m-0t-0m-0a</text:p>
              </table:table-cell>
              <table:table-cell office:value-type="float" office:value="87.302">
                <text:p>87.302</text:p>
              </table:table-cell>
              <table:table-cell office:value-type="float" office:value="29.474">
                <text:p>29.474</text:p>
              </table:table-cell>
              <table:table-cell office:value-type="float" office:value="30.583">
                <text:p>30.583</text:p>
              </table:table-cell>
            </table:table-row>
            <table:table-row>
              <table:table-cell office:value-type="string">
                <text:p>1s-200m-0t-0m-0a</text:p>
              </table:table-cell>
              <table:table-cell office:value-type="float" office:value="182.13">
                <text:p>182.13</text:p>
              </table:table-cell>
              <table:table-cell office:value-type="float" office:value="74.404">
                <text:p>74.404</text:p>
              </table:table-cell>
              <table:table-cell office:value-type="float" office:value="69.012">
                <text:p>69.012</text:p>
              </table:table-cell>
            </table:table-row>
            <table:table-row>
              <table:table-cell office:value-type="string">
                <text:p>5s-50m-0t-0m-0a</text:p>
              </table:table-cell>
              <table:table-cell office:value-type="float" office:value="206.438">
                <text:p>206.438</text:p>
              </table:table-cell>
              <table:table-cell office:value-type="float" office:value="68.673">
                <text:p>68.673</text:p>
              </table:table-cell>
              <table:table-cell office:value-type="float" office:value="67.448">
                <text:p>67.448</text:p>
              </table:table-cell>
            </table:table-row>
            <table:table-row>
              <table:table-cell office:value-type="string">
                <text:p>10s-50m-0t-0m-0a</text:p>
              </table:table-cell>
              <table:table-cell office:value-type="float" office:value="476.904">
                <text:p>476.904</text:p>
              </table:table-cell>
              <table:table-cell office:value-type="float" office:value="205.866">
                <text:p>205.866</text:p>
              </table:table-cell>
              <table:table-cell office:value-type="float" office:value="200.538">
                <text:p>200.538</text:p>
              </table:table-cell>
            </table:table-row>
            <table:table-row>
              <table:table-cell office:value-type="string">
                <text:p>20s-50m-0t-0m-0a</text:p>
              </table:table-cell>
              <table:table-cell office:value-type="float" office:value="1552.212">
                <text:p>1552.212</text:p>
              </table:table-cell>
              <table:table-cell office:value-type="float" office:value="1130.982">
                <text:p>1130.982</text:p>
              </table:table-cell>
              <table:table-cell office:value-type="float" office:value="1100.564">
                <text:p>1100.564</text:p>
              </table:table-cell>
            </table:table-row>
            <table:table-row>
              <table:table-cell office:value-type="string">
                <text:p>1s-50m-5t-50m-0a</text:p>
              </table:table-cell>
              <table:table-cell office:value-type="float" office:value="86.797">
                <text:p>86.797</text:p>
              </table:table-cell>
              <table:table-cell office:value-type="float" office:value="46.535">
                <text:p>46.535</text:p>
              </table:table-cell>
              <table:table-cell office:value-type="float" office:value="45.914">
                <text:p>45.914</text:p>
              </table:table-cell>
            </table:table-row>
            <table:table-row>
              <table:table-cell office:value-type="string">
                <text:p>1s-50m-10t-50m-0a</text:p>
              </table:table-cell>
              <table:table-cell office:value-type="float" office:value="137.622">
                <text:p>137.622</text:p>
              </table:table-cell>
              <table:table-cell office:value-type="float" office:value="79.55">
                <text:p>79.55</text:p>
              </table:table-cell>
              <table:table-cell office:value-type="float" office:value="80.458">
                <text:p>80.458</text:p>
              </table:table-cell>
            </table:table-row>
            <table:table-row>
              <table:table-cell office:value-type="string">
                <text:p>1s-50m-20t-50m-0a</text:p>
              </table:table-cell>
              <table:table-cell office:value-type="float" office:value="250.97">
                <text:p>250.97</text:p>
              </table:table-cell>
              <table:table-cell office:value-type="float" office:value="141.654">
                <text:p>141.654</text:p>
              </table:table-cell>
              <table:table-cell office:value-type="float" office:value="142.48">
                <text:p>142.48</text:p>
              </table:table-cell>
            </table:table-row>
            <table:table-row>
              <table:table-cell office:value-type="string">
                <text:p>1s-50m-5t-50m-5a</text:p>
              </table:table-cell>
              <table:table-cell office:value-type="float" office:value="100.215">
                <text:p>100.215</text:p>
              </table:table-cell>
              <table:table-cell office:value-type="float" office:value="55.948">
                <text:p>55.948</text:p>
              </table:table-cell>
              <table:table-cell office:value-type="float" office:value="56.345">
                <text:p>56.345</text:p>
              </table:table-cell>
            </table:table-row>
            <table:table-row>
              <table:table-cell office:value-type="string">
                <text:p>1s-50m-5t-50m-10a</text:p>
              </table:table-cell>
              <table:table-cell office:value-type="float" office:value="111.874">
                <text:p>111.874</text:p>
              </table:table-cell>
              <table:table-cell office:value-type="float" office:value="68.03">
                <text:p>68.03</text:p>
              </table:table-cell>
              <table:table-cell office:value-type="float" office:value="68.246">
                <text:p>68.246</text:p>
              </table:table-cell>
            </table:table-row>
            <table:table-row>
              <table:table-cell office:value-type="string">
                <text:p>1s-50m-5t-50m-20a</text:p>
              </table:table-cell>
              <table:table-cell office:value-type="float" office:value="131.222">
                <text:p>131.222</text:p>
              </table:table-cell>
              <table:table-cell office:value-type="float" office:value="84.844">
                <text:p>84.844</text:p>
              </table:table-cell>
              <table:table-cell office:value-type="float" office:value="85.464">
                <text:p>85.464</text:p>
              </table:table-cell>
            </table:table-row>
            <table:table-row>
              <table:table-cell office:value-type="string">
                <text:p>1s-50m-5t-50m-100a</text:p>
              </table:table-cell>
              <table:table-cell office:value-type="float" office:value="371.448">
                <text:p>371.448</text:p>
              </table:table-cell>
              <table:table-cell office:value-type="float" office:value="309.668">
                <text:p>309.668</text:p>
              </table:table-cell>
              <table:table-cell office:value-type="float" office:value="310.75">
                <text:p>310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color="#2a6099" fo:font-size="8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color="#ff0000" fo:font-size="8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ffd320" dr3d:edge-rounding="5%"/>
      <style:text-properties fo:color="#ea7500" fo:font-size="8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0.365cm" svg:height="27.333cm" xlink:href=".." xlink:type="simple" chart:class="chart:bar" chart:style-name="ch1">
        <chart:title svg:x="17.307cm" svg:y="0.682cm" chart:style-name="ch2">
          <text:p>Performance of initial import</text:p>
        </chart:title>
        <chart:legend chart:legend-position="end" svg:x="38.552cm" svg:y="12.869cm" style:legend-expansion="high" chart:style-name="ch3"/>
        <chart:plot-area chart:style-name="ch4" table:cell-range-address="'Initial import'.A1:'Initial import'.D16" chart:data-source-has-labels="both" svg:x="1.818cm" svg:y="2.007cm" svg:width="35.927cm" svg:height="23.799cm">
          <chart:coordinate-region svg:x="3.101cm" svg:y="2.007cm" svg:width="34.644cm" svg:height="20.842cm"/>
          <chart:axis chart:dimension="x" chart:name="primary-x" chart:style-name="ch5" chartooo:axis-type="auto">
            <chartooo:date-scale/>
            <chart:title svg:x="14.974cm" svg:y="26.352cm" chart:style-name="ch6">
              <text:p>Scenario (s = sources, t = targets, m = mappings, a = assignments)</text:p>
            </chart:title>
            <chart:categories table:cell-range-address="'Initial import'.A2:'Initial import'.A16"/>
          </chart:axis>
          <chart:axis chart:dimension="y" chart:name="primary-y" chart:style-name="ch7">
            <chart:title svg:x="0.451cm" svg:y="16.225cm" chart:style-name="ch8">
              <text:p>Time per account [milliseconds]</text:p>
            </chart:title>
            <chart:grid chart:style-name="ch9" chart:class="major"/>
          </chart:axis>
          <chart:series chart:style-name="ch10" chart:values-cell-range-address="'Initial import'.B2:'Initial import'.B16" chart:label-cell-address="'Initial import'.B1:'Initial import'.B1" chart:class="chart:bar">
            <chart:data-point chart:repeated="15"/>
          </chart:series>
          <chart:series chart:style-name="ch11" chart:values-cell-range-address="'Initial import'.C2:'Initial import'.C16" chart:label-cell-address="'Initial import'.C1:'Initial import'.C1" chart:class="chart:bar">
            <chart:data-point chart:style-name="ch12" loext:custom-label-pos-x="0" loext:custom-label-pos-y="-0.0149978747950695"/>
            <chart:data-point chart:style-name="ch12" loext:custom-label-pos-x="-0.00366316729953092" loext:custom-label-pos-y="-0.0176695609933815"/>
            <chart:data-point chart:style-name="ch12" loext:custom-label-pos-x="-0.00245700245700245" loext:custom-label-pos-y="-0.0408039346651284"/>
            <chart:data-point chart:style-name="ch12" loext:custom-label-pos-x="-0.00125083761447398" loext:custom-label-pos-y="-0.0783256849030616"/>
            <chart:data-point chart:style-name="ch12" loext:custom-label-pos-x="0.00223363859727499" loext:custom-label-pos-y="-0.0306029509988464"/>
            <chart:data-point chart:style-name="ch12" loext:custom-label-pos-x="-0.00241232968505695" loext:custom-label-pos-y="-0.0409253749468699"/>
            <chart:data-point chart:style-name="ch12" loext:custom-label-pos-x="0.00366316729953098" loext:custom-label-pos-y="-0.0401360131155505"/>
            <chart:data-point chart:style-name="ch12" loext:custom-label-pos-x="0" loext:custom-label-pos-y="-0.0454186653713037"/>
            <chart:data-point chart:style-name="ch12" loext:custom-label-pos-x="-0.00335045789591237" loext:custom-label-pos-y="-0.0821543505980934"/>
            <chart:data-point chart:style-name="ch12" loext:custom-label-pos-x="-0.00370784007147651" loext:custom-label-pos-y="-0.122411803995385"/>
            <chart:data-point chart:style-name="ch12" loext:custom-label-pos-x="0.00223363859727499" loext:custom-label-pos-y="-0.0466937883295889"/>
            <chart:data-point chart:style-name="ch12" loext:custom-label-pos-x="0.00223363859727499" loext:custom-label-pos-y="-0.0843402756694396"/>
            <chart:data-point chart:style-name="ch12" loext:custom-label-pos-x="-0.00393120393120394" loext:custom-label-pos-y="-0.0981237476470945"/>
            <chart:data-point chart:style-name="ch12" loext:custom-label-pos-x="-0.00120616484252845" loext:custom-label-pos-y="-0.0933875766591778"/>
            <chart:data-point chart:style-name="ch12" loext:custom-label-pos-x="0.00153995115301775" loext:custom-label-pos-y="-0.201434146545718"/>
          </chart:series>
          <chart:series chart:style-name="ch13" chart:values-cell-range-address="'Initial import'.D2:'Initial import'.D16" chart:label-cell-address="'Initial import'.D1:'Initial import'.D1" chart:class="chart:bar">
            <chart:data-point chart:style-name="ch12" loext:custom-label-pos-x="0.00366316729953095" loext:custom-label-pos-y="-0.029570708604044"/>
            <chart:data-point chart:style-name="ch12" loext:custom-label-pos-x="0" loext:custom-label-pos-y="-0.0290242273362074"/>
            <chart:data-point chart:style-name="ch12" loext:custom-label-pos-x="0.00120616484252845" loext:custom-label-pos-y="-0.0541623656566883"/>
            <chart:data-point chart:style-name="ch12" loext:custom-label-pos-x="0.00241232968505695" loext:custom-label-pos-y="-0.0779039407371425"/>
            <chart:data-point chart:style-name="ch12" loext:custom-label-pos-x="0.00245700245700248" loext:custom-label-pos-y="-0.0531908434027567"/>
            <chart:data-point chart:style-name="ch12" loext:custom-label-pos-x="0.00125083761447398" loext:custom-label-pos-y="-0.0596271783350537"/>
            <chart:data-point chart:style-name="ch12" loext:custom-label-pos-x="0.00245700245700248" loext:custom-label-pos-y="-0.0660635132673507"/>
            <chart:data-point chart:style-name="ch12" loext:custom-label-pos-x="-0.00366316729953098" loext:custom-label-pos-y="-0.0541016455158176"/>
            <chart:data-point chart:style-name="ch12" loext:custom-label-pos-x="0" loext:custom-label-pos-y="-0.109539134130791"/>
            <chart:data-point chart:style-name="ch12" loext:custom-label-pos-x="0.00120616484252845" loext:custom-label-pos-y="-0.146517699921064"/>
            <chart:data-point chart:style-name="ch12" loext:custom-label-pos-x="0.00366316729953087" loext:custom-label-pos-y="-0.0757180156657963"/>
            <chart:data-point chart:style-name="ch12" loext:custom-label-pos-x="0" loext:custom-label-pos-y="-0.109478413989921"/>
            <chart:data-point chart:style-name="ch12" loext:custom-label-pos-x="-0.00245700245700253" loext:custom-label-pos-y="-0.11111785779343"/>
            <chart:data-point chart:style-name="ch12" loext:custom-label-pos-x="0" loext:custom-label-pos-y="-0.114336025259579"/>
            <chart:data-point chart:style-name="ch12" loext:custom-label-pos-x="0.00223363859727488" loext:custom-label-pos-y="-0.2125812131884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.2</text:p>
                <draw:g>
                  <svg:desc>'Initial import'.B1:'Initial import'.B1</svg:desc>
                </draw:g>
              </table:table-cell>
              <table:table-cell office:value-type="string">
                <text:p>4.3</text:p>
                <draw:g>
                  <svg:desc>'Initial import'.C1:'Initial import'.C1</svg:desc>
                </draw:g>
              </table:table-cell>
              <table:table-cell office:value-type="string">
                <text:p>master</text:p>
                <draw:g>
                  <svg:desc>'Initial import'.D1:'Initial import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s-1m-0t-0m-0a</text:p>
                <draw:g>
                  <svg:desc>'Initial import'.A2:'Initial import'.A16</svg:desc>
                </draw:g>
              </table:table-cell>
              <table:table-cell office:value-type="float" office:value="20.13">
                <text:p>20.13</text:p>
                <draw:g>
                  <svg:desc>'Initial import'.B2:'Initial import'.B16</svg:desc>
                </draw:g>
              </table:table-cell>
              <table:table-cell office:value-type="float" office:value="19.2115">
                <text:p>19.2115</text:p>
                <draw:g>
                  <svg:desc>'Initial import'.C2:'Initial import'.C16</svg:desc>
                </draw:g>
              </table:table-cell>
              <table:table-cell office:value-type="float" office:value="19.1485">
                <text:p>19.1485</text:p>
                <draw:g>
                  <svg:desc>'Initial import'.D2:'Initial import'.D16</svg:desc>
                </draw:g>
              </table:table-cell>
            </table:table-row>
            <table:table-row>
              <table:table-cell office:value-type="string">
                <text:p>1s-10m-0t-0m-0a</text:p>
              </table:table-cell>
              <table:table-cell office:value-type="float" office:value="30.2595">
                <text:p>30.2595</text:p>
              </table:table-cell>
              <table:table-cell office:value-type="float" office:value="26.971">
                <text:p>26.971</text:p>
              </table:table-cell>
              <table:table-cell office:value-type="float" office:value="32.812">
                <text:p>32.812</text:p>
              </table:table-cell>
            </table:table-row>
            <table:table-row>
              <table:table-cell office:value-type="string">
                <text:p>1s-50m-0t-0m-0a</text:p>
              </table:table-cell>
              <table:table-cell office:value-type="float" office:value="90.431">
                <text:p>90.431</text:p>
              </table:table-cell>
              <table:table-cell office:value-type="float" office:value="41.46">
                <text:p>41.46</text:p>
              </table:table-cell>
              <table:table-cell office:value-type="float" office:value="43.685">
                <text:p>43.685</text:p>
              </table:table-cell>
            </table:table-row>
            <table:table-row>
              <table:table-cell office:value-type="string">
                <text:p>1s-100m-0t-0m-0a</text:p>
              </table:table-cell>
              <table:table-cell office:value-type="float" office:value="173.221">
                <text:p>173.221</text:p>
              </table:table-cell>
              <table:table-cell office:value-type="float" office:value="74.429">
                <text:p>74.429</text:p>
              </table:table-cell>
              <table:table-cell office:value-type="float" office:value="82.386">
                <text:p>82.386</text:p>
              </table:table-cell>
            </table:table-row>
            <table:table-row>
              <table:table-cell office:value-type="string">
                <text:p>1s-200m-0t-0m-0a</text:p>
              </table:table-cell>
              <table:table-cell office:value-type="float" office:value="446.63">
                <text:p>446.63</text:p>
              </table:table-cell>
              <table:table-cell office:value-type="float" office:value="205.288">
                <text:p>205.288</text:p>
              </table:table-cell>
              <table:table-cell office:value-type="float" office:value="209.796">
                <text:p>209.796</text:p>
              </table:table-cell>
            </table:table-row>
            <table:table-row>
              <table:table-cell office:value-type="string">
                <text:p>5s-50m-0t-0m-0a</text:p>
              </table:table-cell>
              <table:table-cell office:value-type="float" office:value="89.234">
                <text:p>89.234</text:p>
              </table:table-cell>
              <table:table-cell office:value-type="float" office:value="40.173">
                <text:p>40.173</text:p>
              </table:table-cell>
              <table:table-cell office:value-type="float" office:value="41.093">
                <text:p>41.093</text:p>
              </table:table-cell>
            </table:table-row>
            <table:table-row>
              <table:table-cell office:value-type="string">
                <text:p>10s-50m-0t-0m-0a</text:p>
              </table:table-cell>
              <table:table-cell office:value-type="float" office:value="98.546">
                <text:p>98.546</text:p>
              </table:table-cell>
              <table:table-cell office:value-type="float" office:value="50.81">
                <text:p>50.81</text:p>
              </table:table-cell>
              <table:table-cell office:value-type="float" office:value="48.656">
                <text:p>48.656</text:p>
              </table:table-cell>
            </table:table-row>
            <table:table-row>
              <table:table-cell office:value-type="string">
                <text:p>20s-50m-0t-0m-0a</text:p>
              </table:table-cell>
              <table:table-cell office:value-type="float" office:value="105.244">
                <text:p>105.244</text:p>
              </table:table-cell>
              <table:table-cell office:value-type="float" office:value="47.864">
                <text:p>47.864</text:p>
              </table:table-cell>
              <table:table-cell office:value-type="float" office:value="58.686">
                <text:p>58.686</text:p>
              </table:table-cell>
            </table:table-row>
            <table:table-row>
              <table:table-cell office:value-type="string">
                <text:p>1s-50m-5t-50m-0a</text:p>
              </table:table-cell>
              <table:table-cell office:value-type="float" office:value="227.682">
                <text:p>227.682</text:p>
              </table:table-cell>
              <table:table-cell office:value-type="float" office:value="114.378">
                <text:p>114.378</text:p>
              </table:table-cell>
              <table:table-cell office:value-type="float" office:value="111.401">
                <text:p>111.401</text:p>
              </table:table-cell>
            </table:table-row>
            <table:table-row>
              <table:table-cell office:value-type="string">
                <text:p>1s-50m-10t-50m-0a</text:p>
              </table:table-cell>
              <table:table-cell office:value-type="float" office:value="386.488">
                <text:p>386.488</text:p>
              </table:table-cell>
              <table:table-cell office:value-type="float" office:value="212.242">
                <text:p>212.242</text:p>
              </table:table-cell>
              <table:table-cell office:value-type="float" office:value="209.924">
                <text:p>209.924</text:p>
              </table:table-cell>
            </table:table-row>
            <table:table-row>
              <table:table-cell office:value-type="string">
                <text:p>1s-50m-20t-50m-0a</text:p>
              </table:table-cell>
              <table:table-cell office:value-type="float" office:value="733.062">
                <text:p>733.062</text:p>
              </table:table-cell>
              <table:table-cell office:value-type="float" office:value="413.742">
                <text:p>413.742</text:p>
              </table:table-cell>
              <table:table-cell office:value-type="float" office:value="413.652">
                <text:p>413.652</text:p>
              </table:table-cell>
            </table:table-row>
            <table:table-row>
              <table:table-cell office:value-type="string">
                <text:p>1s-50m-5t-50m-5a</text:p>
              </table:table-cell>
              <table:table-cell office:value-type="float" office:value="261.632">
                <text:p>261.632</text:p>
              </table:table-cell>
              <table:table-cell office:value-type="float" office:value="131.766">
                <text:p>131.766</text:p>
              </table:table-cell>
              <table:table-cell office:value-type="float" office:value="130.7">
                <text:p>130.7</text:p>
              </table:table-cell>
            </table:table-row>
            <table:table-row>
              <table:table-cell office:value-type="string">
                <text:p>1s-50m-5t-50m-10a</text:p>
              </table:table-cell>
              <table:table-cell office:value-type="float" office:value="287.15">
                <text:p>287.15</text:p>
              </table:table-cell>
              <table:table-cell office:value-type="float" office:value="155.368">
                <text:p>155.368</text:p>
              </table:table-cell>
              <table:table-cell office:value-type="float" office:value="158.278">
                <text:p>158.278</text:p>
              </table:table-cell>
            </table:table-row>
            <table:table-row>
              <table:table-cell office:value-type="string">
                <text:p>1s-50m-5t-50m-20a</text:p>
              </table:table-cell>
              <table:table-cell office:value-type="float" office:value="336.21">
                <text:p>336.21</text:p>
              </table:table-cell>
              <table:table-cell office:value-type="float" office:value="189.492">
                <text:p>189.492</text:p>
              </table:table-cell>
              <table:table-cell office:value-type="float" office:value="192.816">
                <text:p>192.816</text:p>
              </table:table-cell>
            </table:table-row>
            <table:table-row>
              <table:table-cell office:value-type="string">
                <text:p>1s-50m-5t-50m-100a</text:p>
              </table:table-cell>
              <table:table-cell office:value-type="float" office:value="955.452">
                <text:p>955.452</text:p>
              </table:table-cell>
              <table:table-cell office:value-type="float" office:value="655.776">
                <text:p>655.776</text:p>
              </table:table-cell>
              <table:table-cell office:value-type="float" office:value="659.862">
                <text:p>659.8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